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39acb" officeooo:paragraph-rsid="00039acb" style:font-weight-asian="bold" style:font-weight-complex="bold"/>
    </style:style>
    <style:style style:name="P2" style:family="paragraph" style:parent-style-name="Standard">
      <style:text-properties style:font-name="Calibri" fo:font-weight="bold" officeooo:rsid="00045e82" officeooo:paragraph-rsid="00045e82" style:font-weight-asian="bold" style:font-weight-complex="bold"/>
    </style:style>
    <style:style style:name="P3" style:family="paragraph" style:parent-style-name="Standard">
      <style:text-properties style:font-name="Calibri" officeooo:rsid="00045e82" officeooo:paragraph-rsid="00045e82"/>
    </style:style>
    <style:style style:name="P4" style:family="paragraph" style:parent-style-name="Standard">
      <style:text-properties style:font-name="Calibri" officeooo:rsid="0004680b" officeooo:paragraph-rsid="00061297"/>
    </style:style>
    <style:style style:name="P5" style:family="paragraph" style:parent-style-name="Standard">
      <style:text-properties style:font-name="Calibri" officeooo:rsid="0007657a" officeooo:paragraph-rsid="0007657a"/>
    </style:style>
    <style:style style:name="P6" style:family="paragraph" style:parent-style-name="Standard">
      <style:text-properties style:font-name="Calibri" officeooo:rsid="000ab8f4" officeooo:paragraph-rsid="000ab8f4"/>
    </style:style>
    <style:style style:name="P7" style:family="paragraph" style:parent-style-name="Standard">
      <style:text-properties style:font-name="Calibri" officeooo:rsid="000ae850" officeooo:paragraph-rsid="00176de2"/>
    </style:style>
    <style:style style:name="P8" style:family="paragraph" style:parent-style-name="Standard">
      <style:text-properties style:font-name="Calibri" officeooo:rsid="000ccd2d" officeooo:paragraph-rsid="00134f46"/>
    </style:style>
    <style:style style:name="P9" style:family="paragraph" style:parent-style-name="Standard">
      <style:text-properties style:font-name="Calibri" officeooo:rsid="000ccd2d" officeooo:paragraph-rsid="00176de2"/>
    </style:style>
    <style:style style:name="P10" style:family="paragraph" style:parent-style-name="Standard">
      <style:text-properties style:font-name="Calibri" officeooo:rsid="00176de2" officeooo:paragraph-rsid="001cfeaa"/>
    </style:style>
    <style:style style:name="P11" style:family="paragraph" style:parent-style-name="Standard">
      <style:paragraph-properties fo:text-align="end" style:justify-single-word="false"/>
      <style:text-properties style:font-name="Calibri" officeooo:rsid="001d569b" officeooo:paragraph-rsid="0020ad2d"/>
    </style:style>
    <style:style style:name="P12" style:family="paragraph" style:parent-style-name="Standard">
      <style:paragraph-properties fo:text-align="end" style:justify-single-word="false"/>
      <style:text-properties style:font-name="Calibri" officeooo:rsid="001d569b" officeooo:paragraph-rsid="00333ae1"/>
    </style:style>
    <style:style style:name="P13" style:family="paragraph" style:parent-style-name="Standard">
      <style:paragraph-properties fo:text-align="start" style:justify-single-word="false"/>
      <style:text-properties style:font-name="Calibri" officeooo:rsid="001d569b" officeooo:paragraph-rsid="0020ad2d"/>
    </style:style>
    <style:style style:name="P14" style:family="paragraph" style:parent-style-name="Standard">
      <style:paragraph-properties fo:text-align="start" style:justify-single-word="false"/>
      <style:text-properties style:font-name="Calibri" officeooo:rsid="001d569b" officeooo:paragraph-rsid="00333ae1"/>
    </style:style>
    <style:style style:name="P15" style:family="paragraph" style:parent-style-name="Standard">
      <style:paragraph-properties fo:text-align="start" style:justify-single-word="false"/>
      <style:text-properties style:font-name="Calibri" officeooo:rsid="00235a18" officeooo:paragraph-rsid="00235a18"/>
    </style:style>
    <style:style style:name="P16" style:family="paragraph" style:parent-style-name="Standard">
      <style:paragraph-properties fo:text-align="start" style:justify-single-word="false"/>
      <style:text-properties style:font-name="Calibri" officeooo:rsid="0023fdd8" officeooo:paragraph-rsid="0025a901"/>
    </style:style>
    <style:style style:name="P17" style:family="paragraph" style:parent-style-name="Standard">
      <style:paragraph-properties fo:text-align="start" style:justify-single-word="false"/>
      <style:text-properties style:font-name="Calibri" officeooo:rsid="0025a901" officeooo:paragraph-rsid="0025a901"/>
    </style:style>
    <style:style style:name="P18" style:family="paragraph" style:parent-style-name="Standard">
      <style:paragraph-properties fo:text-align="start" style:justify-single-word="false"/>
      <style:text-properties style:font-name="Calibri" officeooo:rsid="00282064" officeooo:paragraph-rsid="00297b85"/>
    </style:style>
    <style:style style:name="P19" style:family="paragraph" style:parent-style-name="Standard">
      <style:paragraph-properties fo:text-align="start" style:justify-single-word="false"/>
      <style:text-properties style:font-name="Calibri" officeooo:rsid="002a1a68" officeooo:paragraph-rsid="002bc93f"/>
    </style:style>
    <style:style style:name="P20" style:family="paragraph" style:parent-style-name="Standard">
      <style:paragraph-properties fo:text-align="start" style:justify-single-word="false"/>
      <style:text-properties style:font-name="Calibri" officeooo:rsid="002bc93f" officeooo:paragraph-rsid="00315b13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ea2b"/>
    </style:style>
    <style:style style:name="T3" style:family="text">
      <style:text-properties officeooo:rsid="000e6981"/>
    </style:style>
    <style:style style:name="T4" style:family="text">
      <style:text-properties officeooo:rsid="00105248"/>
    </style:style>
    <style:style style:name="T5" style:family="text">
      <style:text-properties officeooo:rsid="0013cad9"/>
    </style:style>
    <style:style style:name="T6" style:family="text">
      <style:text-properties officeooo:rsid="001562fa"/>
    </style:style>
    <style:style style:name="T7" style:family="text">
      <style:text-properties officeooo:rsid="0019340b"/>
    </style:style>
    <style:style style:name="T8" style:family="text">
      <style:text-properties officeooo:rsid="001a176f"/>
    </style:style>
    <style:style style:name="T9" style:family="text">
      <style:text-properties officeooo:rsid="001b8915"/>
    </style:style>
    <style:style style:name="T10" style:family="text">
      <style:text-properties officeooo:rsid="00297b85"/>
    </style:style>
    <style:style style:name="T11" style:family="text">
      <style:text-properties officeooo:rsid="002bc93f"/>
    </style:style>
    <style:style style:name="T12" style:family="text">
      <style:text-properties officeooo:rsid="002d5134"/>
    </style:style>
    <style:style style:name="T13" style:family="text">
      <style:text-properties officeooo:rsid="002e059a"/>
    </style:style>
    <style:style style:name="T14" style:family="text">
      <style:text-properties officeooo:rsid="002f8046"/>
    </style:style>
    <style:style style:name="T15" style:family="text">
      <style:text-properties officeooo:rsid="003065d1"/>
    </style:style>
    <style:style style:name="T16" style:family="text">
      <style:text-properties officeooo:rsid="00315b13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matik für die Informatik B – Serie 1 – Florian Schlosser, Henri Heyden</text:p>
      <text:p text:style-name="P1"><text:span text:style-name="T1"/></text:p>
      <text:p text:style-name="P2"><text:span text:style-name="T1">A1</text:span></text:p>
      <text:p text:style-name="P3">z.z: <draw:g text:anchor-type="as-char" svg:y="-0.295cm" draw:z-index="0" draw:style-name="gr1"><svg:title>TexMaths</svg:title><svg:desc>12§display§\forall x,y &gt; 0: \exists n\in \mathbb N : nx&gt;y§svg§600§FALSE§</svg:desc><draw:g draw:style-name="gr2"><draw:path draw:style-name="gr329" draw:text-style-name="P21" svg:width="4.886cm" svg:height="0.333cm" svg:x="0.022cm" svg:y="0.021cm" svg:viewBox="0 0 4887 334" svg:d="M0 0c1629 0 3258 0 4887 0 0 112 0 222 0 334-1629 0-3258 0-4887 0 0-112 0-222 0-334z"><text:p/></draw:path><draw:path draw:style-name="gr330" draw:text-style-name="P22" svg:width="0.233cm" svg:height="0.3cm" svg:x="0cm" svg:y="0cm" svg:viewBox="0 0 234 301" svg:d="M233 16c1-5 1-5 1-8s-2-8-8-8c-5 0-8 5-10 10-12 31-23 61-35 92-43 0-85 0-128 0-12-31-23-61-35-92-2-6-4-10-10-10-3 0-8 5-8 8 0 2 0 2 2 8 35 91 71 184 106 275 1 6 4 10 10 10s7-5 8-9c36-92 71-184 107-276zM60 119c38 0 76 0 114 0-19 49-37 100-56 149-20-49-39-100-58-149z"><text:p/></draw:path><draw:path draw:style-name="gr331" draw:text-style-name="P22" svg:width="0.209cm" svg:height="0.189cm" svg:x="0.246cm" svg:y="0.106cm" svg:viewBox="0 0 210 190" svg:d="M130 59c2-11 12-49 40-49 3 0 14 0 22 6-12 1-20 12-20 21 0 7 4 16 15 16 10 0 23-9 23-25 0-22-24-28-38-28-26 0-40 23-45 32-11-27-33-32-45-32-45 0-69 54-69 65 0 5 5 5 6 5 3 0 4-1 5-5 14-45 42-55 56-55 9 0 23 3 23 27 0 13-7 42-23 101-6 27-21 44-39 44-3 0-12 0-22-5 11-3 21-11 21-23s-10-15-16-15c-13 0-24 11-24 25 0 19 22 26 40 26 28 0 43-29 44-31 6 15 20 31 46 31 43 0 68-53 68-64 0-3-5-3-6-3-4 0-5 1-5 3-14 46-43 56-56 56-17 0-23-14-23-28 0-10 2-18 7-37 5-20 10-39 15-58z"><text:p/></draw:path><draw:path draw:style-name="gr332" draw:text-style-name="P22" svg:width="0.048cm" svg:height="0.125cm" svg:x="0.511cm" svg:y="0.247cm" svg:viewBox="0 0 49 126" svg:d="M49 44c0-27-9-44-26-44-15 0-23 11-23 23 0 11 8 21 23 21 5 0 11-1 14-4 1-2 1-2 3-2 0 3 1 0 1 6 0 32-16 57-29 70-5 5-5 6-5 7 0 3 3 5 4 5 5 0 38-32 38-82z"><text:p/></draw:path><draw:path draw:style-name="gr333" draw:text-style-name="P22" svg:width="0.193cm" svg:height="0.271cm" svg:x="0.674cm" svg:y="0.106cm" svg:viewBox="0 0 194 272" svg:d="M193 26c1-6 1-7 1-9 0-9-4-12-12-12-3 0-10 2-14 9-1 2-5 15-6 22-2 12-6 23-8 34-6 25-14 50-20 77-1 6-19 35-48 35-20 0-25-18-25-34 0-19 7-46 22-83 6-17 8-22 8-30 0-19-14-35-35-35-40 0-56 61-56 65 0 5 5 5 6 5 4 0 5-1 6-9 12-38 29-51 43-51 4 0 11 0 11 13 0 11-5 21-7 30-17 44-25 68-25 88 0 38 26 49 51 49 17 0 31-6 43-18-6 20-10 42-27 64-11 14-28 26-47 26-6 0-25-1-32-17 7 0 13 0 18-6 4-3 8-8 8-17 0-13-11-14-16-14-9 0-22 6-22 28 0 20 18 36 44 36 43 0 86-39 98-84 14-55 28-109 41-162z"><text:p/></draw:path><draw:path draw:style-name="gr334" draw:text-style-name="P22" svg:width="0.257cm" svg:height="0.242cm" svg:x="1.037cm" svg:y="0.064cm" svg:viewBox="0 0 258 243" svg:d="M250 131c4-1 8-4 8-8 0-6-4-8-8-10-78-37-156-73-234-111-5-2-6-2-8-2-4 0-8 4-8 8s2 6 8 10c74 35 148 70 221 105-73 33-147 68-221 102-6 3-8 6-8 9 0 5 4 9 8 9 2 0 3 0 8-3 78-36 156-73 234-109z"><text:p/></draw:path><draw:path draw:style-name="gr335" draw:text-style-name="P22" svg:width="0.177cm" svg:height="0.288cm" svg:x="1.463cm" svg:y="0.011cm" svg:viewBox="0 0 178 289" svg:d="M178 145c0-33-2-67-17-98-19-41-54-47-71-47-26 0-56 11-74 50-14 29-16 62-16 95 0 32 2 69 19 100 18 35 49 44 70 44 23 0 55-9 73-50 14-29 16-60 16-94zM89 279c-17 0-41-11-49-51-4-25-4-62-4-87 0-28 0-56 2-78 9-50 40-53 51-53 14 0 42 7 50 49 4 23 4 55 4 82 0 31 0 59-5 85-6 41-30 53-49 53z"><text:p/></draw:path><draw:path draw:style-name="gr336" draw:text-style-name="P22" svg:width="0.043cm" svg:height="0.181cm" svg:x="1.811cm" svg:y="0.11cm" svg:viewBox="0 0 44 182" svg:d="M44 23c0-12-9-23-21-23s-23 11-23 23 11 21 23 21 21-9 21-21zM44 160c0-13-9-23-21-23s-23 10-23 23c0 12 11 22 23 22s21-10 21-22z"><text:p/></draw:path><draw:path draw:style-name="gr337" draw:text-style-name="P22" svg:width="0.186cm" svg:height="0.29cm" svg:x="2.033cm" svg:y="0cm" svg:viewBox="0 0 187 291" svg:d="M187 16c0-15-1-16-14-16-53 0-106 0-159 0-7 0-14 0-14 8 0 9 7 9 14 9 52 0 105 0 156 0 0 41 0 80 0 121-50 0-99 0-150 0-7 0-15 0-15 9 0 8 8 8 15 8 51 0 100 0 150 0 0 40 0 79 0 119-51 0-104 0-156 0-7 0-14 0-14 9 0 8 7 8 14 8 53 0 106 0 159 0 13 0 14-1 14-14 0-87 0-175 0-261z"><text:p/></draw:path><draw:path draw:style-name="gr338" draw:text-style-name="P22" svg:width="0.227cm" svg:height="0.189cm" svg:x="2.256cm" svg:y="0.106cm" svg:viewBox="0 0 228 190" svg:d="M24 161c-1 7-4 17-4 19 0 8 6 10 12 10s14-2 16-11c1 0 6-20 8-31 4-13 6-25 10-37 2-10 5-20 7-29 1-7 5-19 5-21 7-13 29-51 70-51 18 0 22 15 22 30 0 25-21 79-27 97-4 10-5 14-5 19 0 21 16 34 35 34 39 0 55-60 55-64 0-3-4-3-5-3-5 0-5 1-6 7-8 29-23 52-43 52-7 0-11-4-11-14 0-11 5-20 9-30 7-23 25-68 25-92 0-29-18-46-48-46-39 0-59 28-66 37-3-24-19-37-39-37s-27 17-32 24c-6 14-12 40-12 41 0 5 4 5 5 5 3 0 5-1 7-10 7-30 16-50 30-50 10 0 13 6 13 19 0 8-1 13-6 36-8 31-17 64-25 96z"><text:p/></draw:path><draw:path draw:style-name="gr339" draw:text-style-name="P22" svg:width="0.21cm" svg:height="0.242cm" svg:x="2.647cm" svg:y="0.064cm" svg:viewBox="0 0 211 243" svg:d="M197 131c7 0 14 0 14-8 0-9-7-9-14-9-60 0-119 0-179 0 5-56 53-97 113-97 21 0 44 0 66 0 7 0 14 0 14-9 0-8-7-8-14-8-23 0-45 0-67 0-72 0-130 55-130 123 0 67 58 120 130 120 22 0 44 0 67 0 7 0 14 0 14-9 0-8-7-8-14-8-22 0-45 0-66 0-60 0-108-38-113-95 60 0 119 0 179 0z"><text:p/></draw:path><draw:path draw:style-name="gr340" draw:text-style-name="P22" svg:width="0.285cm" svg:height="0.295cm" svg:x="3.022cm" svg:y="0.004cm" svg:viewBox="0 0 286 296" svg:d="M36 38c0 69 0 138 0 205 0 21-4 30-25 30-4 0-11 0-11 7s6 7 14 7c22 0 44 0 65 0 7 0 15 0 15-7s-8-7-14-7c-22 0-26-10-26-31 0-64 0-129 0-193 61 81 121 160 182 241 4 5 6 6 9 6 7 0 7-7 7-15 0-79 0-157 0-237 0-22 4-28 23-30 3 0 11 0 11-7s-8-7-15-7c-20 0-41 0-61 0-8 0-14 0-14 7s7 7 12 7c24 2 26 10 26 32 0 43 0 87 0 132-42-58-85-114-127-172-4-6-5-6-15-6-25 0-49 0-74 0-7 0-13 0-13 7s6 7 8 7c12 2 19 9 24 14-1 3-1 4-1 10zM238 266c-62-80-123-160-184-241-5-5-5-6-8-11 16 0 32 0 49 0 48 64 95 128 143 192 0 20 0 40 0 60z"><text:p/></draw:path><draw:path draw:style-name="gr341" draw:text-style-name="P22" svg:width="0.045cm" svg:height="0.181cm" svg:x="3.468cm" svg:y="0.11cm" svg:viewBox="0 0 46 182" svg:d="M46 23c0-12-11-23-23-23s-23 11-23 23 11 21 23 21 23-9 23-21zM46 160c0-13-11-23-23-23s-23 10-23 23c0 12 11 22 23 22s23-10 23-22z"><text:p/></draw:path><draw:path draw:style-name="gr342" draw:text-style-name="P22" svg:width="0.227cm" svg:height="0.189cm" svg:x="3.679cm" svg:y="0.106cm" svg:viewBox="0 0 228 190" svg:d="M24 161c-1 7-4 17-4 19 0 8 6 10 12 10s14-2 16-11c1 0 6-20 8-31 4-13 6-25 10-37 2-10 5-20 7-29 1-7 5-19 5-21 7-13 29-51 70-51 19 0 22 15 22 30 0 25-21 79-27 97-4 10-5 14-5 19 0 21 16 34 35 34 39 0 55-60 55-64 0-3-4-3-5-3-5 0-5 1-6 7-8 29-23 52-43 52-7 0-11-4-11-14 0-11 5-20 9-30 7-23 25-68 25-92 0-29-18-46-48-46-39 0-59 28-66 37-3-24-19-37-39-37s-27 17-32 24c-6 14-12 40-12 41 0 5 4 5 5 5 3 0 5-1 7-10 7-30 16-50 31-50 9 0 12 6 12 19 0 8-1 13-6 36-8 31-17 64-25 96z"><text:p/></draw:path><draw:path draw:style-name="gr343" draw:text-style-name="P22" svg:width="0.209cm" svg:height="0.189cm" svg:x="3.933cm" svg:y="0.106cm" svg:viewBox="0 0 210 190" svg:d="M128 59c3-11 12-49 42-49 2 0 12 0 21 6-12 1-21 12-21 21 0 7 5 16 17 16 9 0 23-9 23-25 0-22-25-28-40-28-24 0-39 23-44 32-11-27-34-32-46-32-43 0-67 54-67 65 0 5 4 5 5 5 4 0 5-1 5-5 14-45 42-55 56-55 9 0 23 3 23 27 0 13-7 42-23 101-6 27-21 44-39 44-3 0-12 0-22-5 11-3 20-11 20-23s-9-15-15-15c-13 0-23 11-23 25 0 19 20 26 40 26 27 0 42-29 44-31 5 15 19 31 46 31 43 0 67-53 67-64 0-3-4-3-5-3-5 0-5 1-6 3-14 46-43 56-56 56-16 0-23-14-23-28 0-10 2-18 7-37 5-20 10-39 14-58z"><text:p/></draw:path><draw:path draw:style-name="gr344" draw:text-style-name="P22" svg:width="0.257cm" svg:height="0.242cm" svg:x="4.313cm" svg:y="0.064cm" svg:viewBox="0 0 258 243" svg:d="M250 131c4-1 8-4 8-8 0-6-4-8-8-10-78-37-156-73-234-111-5-2-6-2-8-2-4 0-8 4-8 8s2 6 8 10c74 35 148 70 221 105-73 33-147 68-221 102-6 3-8 6-8 9 0 5 4 9 8 9 2 0 3 0 8-3 78-36 156-73 234-109z"><text:p/></draw:path><draw:path draw:style-name="gr345" draw:text-style-name="P22" svg:width="0.193cm" svg:height="0.271cm" svg:x="4.736cm" svg:y="0.106cm" svg:viewBox="0 0 194 272" svg:d="M193 26c1-6 1-7 1-9 0-9-6-12-12-12-4 0-10 2-14 9-1 2-5 15-6 22-4 12-6 23-8 34-6 25-14 50-20 77-2 6-20 35-48 35-21 0-26-18-26-34 0-19 7-46 22-83 7-17 8-22 8-30 0-19-13-35-35-35-39 0-55 61-55 65 0 5 4 2 5 5 5 0 5-1 7-9 11-38 28-51 42-51 4 0 11 0 11 13 0 11-4 21-7 30-17 44-24 68-24 88 0 38 26 49 51 49 16 0 30-6 42-18-5 20-11 42-27 64-11 14-27 26-46 26-6 0-25-1-32-17 7 0 12 0 18-6 4-3 8-8 8-17 0-13-11-14-16-14-9 0-24 6-24 28 0 20 20 36 46 36 43 0 86-39 98-84 14-55 28-109 41-162z"><text:p/></draw:path></draw:g></draw:g>.</text:p>
      <text:p text:style-name="P5">Beweis mittels Widerspruchsbeweis</text:p>
      <text:p text:style-name="P5"/>
      <text:p text:style-name="P4">Negieren wir doppelt folgt: <draw:g text:anchor-type="as-char" svg:y="-0.365cm" draw:z-index="1" draw:style-name="gr1"><svg:title>TexMaths</svg:title><svg:desc>12§display§\overline{\exists x,y &gt; 0: \forall n\in \mathbb N : nx\le y}§svg§600§FALSE§</svg:desc><draw:g draw:style-name="gr2"><draw:path draw:style-name="gr311" draw:text-style-name="P21" svg:width="4.901cm" svg:height="0.401cm" svg:x="0.022cm" svg:y="0.022cm" svg:viewBox="0 0 4902 402" svg:d="M2451 402c-817 0-1634 0-2451 0 0-134 0-268 0-402 1634 0 3267 0 4902 0 0 134 0 268 0 402-817 0-1635 0-2451 0z"><text:p/></draw:path><draw:path draw:style-name="gr312" draw:text-style-name="P22" svg:width="4.944cm" svg:height="0.016cm" svg:x="0.001cm" svg:y="0.001cm" svg:viewBox="0 0 4945 17" svg:d="M2473 17c-824 0-1649 0-2473 0 0-6 0-11 0-17 1649 0 3296 0 4945 0 0 6 0 11 0 17-824 0-1649 0-2472 0z"><text:p/></draw:path><draw:path draw:style-name="gr313" draw:text-style-name="P22" svg:width="0.186cm" svg:height="0.291cm" svg:x="0.025cm" svg:y="0.068cm" svg:viewBox="0 0 187 292" svg:d="M187 16c0-14-1-16-14-16-53 0-106 0-159 0-7 0-14 0-14 8 0 9 7 10 14 10 52 0 105 0 156 0 0 40 0 79 0 120-50 0-99 0-150 0-7 0-15 0-15 8 0 9 8 9 15 9 51 0 100 0 150 0 0 39 0 80 0 120-51 0-104 0-156 0-7 0-14 0-14 8 0 9 7 9 14 9 53 0 106 0 159 0 13 0 14-2 14-16 0-86 0-174 0-260z"><text:p/></draw:path><draw:path draw:style-name="gr314" draw:text-style-name="P22" svg:width="0.209cm" svg:height="0.19cm" svg:x="0.248cm" svg:y="0.176cm" svg:viewBox="0 0 210 191" svg:d="M128 59c3-11 12-49 42-49 2 0 12 0 21 4-12 3-21 14-21 23 0 7 5 15 17 15 9 0 23-8 23-24 0-22-25-28-40-28-24 0-39 22-44 32-11-28-34-32-46-32-43 0-67 54-67 65 0 3 4 3 5 3 4 0 5 0 5-3 14-46 42-55 56-55 9 0 23 3 23 27 0 13-7 41-23 101-6 25-21 43-39 43-3 0-12 0-22-6 11-1 20-11 20-21 0-12-9-16-15-16-13 0-23 11-23 25 0 19 20 28 40 28 27 0 43-30 44-33 5 16 19 33 46 33 43 0 67-54 67-65 0-5-4-5-5-5-5 0-5 3-6 5-14 46-43 55-56 55-16 0-23-13-23-27 0-10 2-20 7-38 5-19 10-38 14-57z"><text:p/></draw:path><draw:path draw:style-name="gr315" draw:text-style-name="P22" svg:width="0.049cm" svg:height="0.125cm" svg:x="0.512cm" svg:y="0.315cm" svg:viewBox="0 0 50 126" svg:d="M50 44c0-28-10-44-27-44-13 0-23 10-23 22s10 22 23 22c5 0 11-2 14-6 1 0 1-1 3-1 1 0 1 1 1 7 0 30-15 57-29 70-5 5-5 6-5 7 0 3 3 5 5 5 4 0 38-32 38-82z"><text:p/></draw:path><draw:path draw:style-name="gr316" draw:text-style-name="P22" svg:width="0.193cm" svg:height="0.27cm" svg:x="0.676cm" svg:y="0.176cm" svg:viewBox="0 0 194 271" svg:d="M192 25c2-6 2-6 2-9 0-8-6-11-13-11-3 0-11 2-14 8-1 3-4 16-6 23-3 11-6 23-9 34-6 25-13 50-19 75-1 6-19 36-47 36-21 0-26-18-26-33 0-21 7-46 22-83 6-18 8-22 8-30 0-19-13-35-35-35-39 0-55 61-55 65 0 3 4 3 5 3 3 0 5 0 6-7 12-39 29-51 43-51 4 0 11 0 11 13 0 11-5 21-7 29-17 45-26 69-26 88 0 38 28 51 52 51 17 0 31-7 43-19-6 21-11 42-27 64-11 14-28 26-47 26-6 0-24-2-31-18 6 0 12 0 18-5 3-3 8-9 8-16 0-13-12-15-16-15-9 0-24 7-24 27 0 21 18 36 45 36 43 0 87-37 98-85 13-54 28-107 41-161z"><text:p/></draw:path><draw:path draw:style-name="gr317" draw:text-style-name="P22" svg:width="0.257cm" svg:height="0.243cm" svg:x="1.038cm" svg:y="0.133cm" svg:viewBox="0 0 258 244" svg:d="M250 132c4-2 8-5 8-10 0-4-4-7-8-9-78-36-156-73-234-109-5-4-6-4-8-4-4 0-8 5-8 10 0 3 2 6 8 8 74 35 148 70 221 104-73 35-147 70-221 105-6 3-8 6-8 9 0 4 4 8 8 8 2 0 3 0 8-4 78-36 156-72 234-108z"><text:p/></draw:path><draw:path draw:style-name="gr318" draw:text-style-name="P22" svg:width="0.177cm" svg:height="0.288cm" svg:x="1.465cm" svg:y="0.08cm" svg:viewBox="0 0 178 289" svg:d="M178 146c0-33-3-67-18-98-20-41-54-48-71-48-25 0-57 11-73 50-15 29-16 63-16 96 0 32 1 70 18 100 18 35 49 43 70 43 22 0 55-9 74-49 13-28 16-61 16-94zM88 280c-16 0-41-11-48-51-5-25-5-63-5-89s0-54 3-76c8-51 40-54 50-54 14 0 42 7 50 49 4 24 4 55 4 81 0 33 0 62-5 88-6 38-30 52-49 52z"><text:p/></draw:path><draw:path draw:style-name="gr319" draw:text-style-name="P22" svg:width="0.045cm" svg:height="0.18cm" svg:x="1.812cm" svg:y="0.18cm" svg:viewBox="0 0 46 181" svg:d="M46 22c0-12-11-22-23-22s-23 10-23 22 11 22 23 22 23-10 23-22zM46 158c0-12-11-21-23-21s-23 9-23 21 11 23 23 23 23-11 23-23z"><text:p/></draw:path><draw:path draw:style-name="gr320" draw:text-style-name="P22" svg:width="0.234cm" svg:height="0.3cm" svg:x="2.01cm" svg:y="0.068cm" svg:viewBox="0 0 235 301" svg:d="M233 17c2-5 2-6 2-9s-3-8-8-8c-6 0-9 6-10 11-12 31-24 61-36 92-42 0-85 0-127 0-12-31-24-61-36-92-1-6-4-11-10-11-3 0-8 5-8 8 0 2 0 3 2 9 35 91 71 183 106 275 2 4 5 9 10 9 6 0 7-5 9-9 35-92 71-184 106-275zM60 120c38 0 77 0 115 0-19 49-38 100-57 149-20-49-39-100-58-149z"><text:p/></draw:path><draw:path draw:style-name="gr321" draw:text-style-name="P22" svg:width="0.227cm" svg:height="0.19cm" svg:x="2.257cm" svg:y="0.176cm" svg:viewBox="0 0 228 191" svg:d="M25 161c-2 6-5 17-5 18 0 8 6 12 14 12 4 0 12-4 15-12 0-1 5-21 7-31 4-14 6-27 10-39 2-8 5-18 7-27 1-8 5-20 6-22 6-13 28-50 69-50 19 0 22 15 22 28 0 27-20 81-27 99-4 9-5 14-5 19 0 19 16 35 35 35 39 0 55-61 55-65 0-5-4-5-5-5-3 0-3 1-6 9-8 27-23 51-43 51-7 0-11-3-11-14 0-10 5-21 9-29 7-23 25-70 25-94 0-27-18-44-48-44-39 0-59 26-66 36-3-23-19-36-39-36-19 0-27 17-32 24-6 14-12 38-12 41s4 3 5 3c5 0 5 0 7-9 7-30 16-49 31-49 9 0 13 4 13 19 0 8-2 13-7 35-8 32-15 64-24 97z"><text:p/></draw:path><draw:path draw:style-name="gr322" draw:text-style-name="P22" svg:width="0.21cm" svg:height="0.243cm" svg:x="2.648cm" svg:y="0.133cm" svg:viewBox="0 0 211 244" svg:d="M197 131c7 0 14 0 14-9 0-8-7-8-14-8-60 0-119 0-179 0 5-56 53-96 113-96 21 0 44 0 66 0 7 0 14 0 14-8 0-10-7-10-14-10-23 0-45 0-67 0-72 0-130 55-130 122 0 68 58 122 130 122 22 0 44 0 67 0 7 0 14 0 14-8s-7-8-14-8c-22 0-45 0-66 0-60 0-108-41-113-97 60 0 119 0 179 0z"><text:p/></draw:path><draw:path draw:style-name="gr323" draw:text-style-name="P22" svg:width="0.285cm" svg:height="0.294cm" svg:x="3.022cm" svg:y="0.073cm" svg:viewBox="0 0 286 295" svg:d="M36 37c0 69 0 137 0 204 0 23-2 30-24 31-5 0-12 0-12 8 0 7 6 7 14 7 22 0 44 0 65 0 9 0 15 0 15-7 0-8-8-8-14-8-22-1-26-9-26-31 0-63 0-128 0-192 61 79 121 160 182 239 4 6 6 7 9 7 7 0 7-7 7-14 0-78 0-157 0-237 0-24 4-30 24-30 2 0 10 0 10-7s-8-7-15-7c-20 0-41 0-61 0-8 0-14 0-14 7s7 7 12 7c24 0 27 9 27 32 0 43 0 87 0 132-43-58-85-114-128-172-4-6-5-6-15-6-24 0-49 0-73 0-8 0-14 0-14 7 0 6 6 7 8 7 12 2 21 9 24 14-1 3-1 3-1 9zM238 265c-62-80-123-161-184-241-4-5-4-6-8-10 16 0 33 0 50 0 47 64 95 128 142 191 0 21 0 40 0 60z"><text:p/></draw:path><draw:path draw:style-name="gr324" draw:text-style-name="P22" svg:width="0.043cm" svg:height="0.18cm" svg:x="3.47cm" svg:y="0.18cm" svg:viewBox="0 0 44 181" svg:d="M44 22c0-12-10-22-22-22s-22 10-22 22 10 22 22 22 22-10 22-22zM44 158c0-12-10-21-22-21s-22 9-22 21 10 23 22 23 22-11 22-23z"><text:p/></draw:path><draw:path draw:style-name="gr325" draw:text-style-name="P22" svg:width="0.227cm" svg:height="0.19cm" svg:x="3.68cm" svg:y="0.176cm" svg:viewBox="0 0 228 191" svg:d="M25 161c-2 6-5 17-5 18 0 8 6 12 14 12 4 0 12-4 15-12 0-1 5-21 7-31 4-14 6-27 10-39 2-8 5-18 7-27 1-8 5-20 6-22 6-13 28-50 69-50 19 0 22 15 22 28 0 27-20 81-27 99-4 9-5 14-5 19 0 19 16 35 35 35 39 0 55-61 55-65 0-5-4-5-5-5-3 0-3 1-6 9-8 27-23 51-43 51-7 0-11-3-11-14 0-10 5-21 9-29 7-23 25-70 25-94 0-27-18-44-48-44-39 0-59 26-66 36-3-23-19-36-39-36-19 0-27 17-32 24-6 14-12 38-12 41s4 3 5 3c5 0 5 0 7-9 7-30 16-49 31-49 9 0 13 4 13 19 0 8-2 13-7 35-8 32-15 64-24 97z"><text:p/></draw:path><draw:path draw:style-name="gr326" draw:text-style-name="P22" svg:width="0.209cm" svg:height="0.19cm" svg:x="3.933cm" svg:y="0.176cm" svg:viewBox="0 0 210 191" svg:d="M128 59c3-11 12-49 42-49 2 0 12 0 21 4-12 3-21 14-21 23 0 7 5 15 17 15 9 0 23-8 23-24 0-22-25-28-40-28-24 0-39 22-44 32-11-28-34-32-46-32-43 0-67 54-67 65 0 3 4 3 5 3 4 0 5 0 5-3 14-46 43-55 56-55 9 0 23 3 23 27 0 13-7 41-23 101-6 25-20 43-39 43-3 0-12 0-21-6 10-1 19-11 19-21 0-12-9-16-15-16-12 0-23 11-23 25 0 19 20 28 40 28 27 0 43-30 44-33 5 16 20 33 46 33 43 0 67-54 67-65 0-5-4-5-5-5-5 0-5 3-6 5-14 46-42 55-56 55-16 0-23-13-23-27 0-10 2-20 7-38 5-19 10-38 14-57z"><text:p/></draw:path><draw:path draw:style-name="gr327" draw:text-style-name="P22" svg:width="0.257cm" svg:height="0.323cm" svg:x="4.313cm" svg:y="0.093cm" svg:viewBox="0 0 258 324" svg:d="M250 18c4-2 8-5 8-10 0-4-4-8-8-8-3 0-6 1-9 2-78 36-155 74-233 110-7 3-8 7-8 10 0 4 2 6 8 9 78 36 155 72 233 108 6 3 7 3 9 3 4 0 8-3 8-7 0-3-2-6-10-9-73-35-146-70-219-104 73-34 147-69 221-104zM244 324c7 0 14 0 14-8 0-9-10-9-16-9-75 0-151 0-226 0-6 0-16 0-16 9 0 8 7 8 14 8 77 0 153 0 230 0z"><text:p/></draw:path><draw:path draw:style-name="gr328" draw:text-style-name="P22" svg:width="0.193cm" svg:height="0.27cm" svg:x="4.736cm" svg:y="0.176cm" svg:viewBox="0 0 194 271" svg:d="M193 25c1-6 1-6 1-9 0-8-6-11-12-11-4 0-10 2-14 8-1 3-5 16-6 23-4 11-6 23-8 34-6 25-14 50-20 75-2 6-20 36-48 36-21 0-26-18-26-33 0-21 7-46 22-83 7-18 8-22 8-30 0-19-13-35-35-35-39 0-55 61-55 65 0 3 4 2 5 3 5 0 5 0 7-7 11-39 28-51 42-51 4 0 11 0 11 13 0 11-4 21-7 29-17 45-24 69-24 88 0 38 26 51 51 51 16 0 30-7 42-19-5 21-11 42-27 64-11 14-27 26-46 26-6 0-25-2-32-18 7 0 12 0 18-5 4-3 8-9 8-16 0-13-11-15-16-15-9 0-24 7-24 27 0 21 20 36 46 36 43 0 86-37 98-85 14-54 28-107 41-161z"><text:p/></draw:path></draw:g></draw:g>, <text:span text:style-name="T2">sei dessen Negation angenommen.</text:span></text:p>
      <text:p text:style-name="P6">Wir werden zeigen, dass die Aussage <draw:g text:anchor-type="as-char" svg:y="-0.295cm" draw:z-index="2" draw:style-name="gr1"><svg:title>TexMaths</svg:title><svg:desc>12§display§{\exists x,y &gt; 0: \forall n\in \mathbb N : nx\le y}§svg§600§FALSE§</svg:desc><draw:g draw:style-name="gr2"><draw:path draw:style-name="gr294" draw:text-style-name="P21" svg:width="4.886cm" svg:height="0.333cm" svg:x="0.001cm" svg:y="0.021cm" svg:viewBox="0 0 4887 334" svg:d="M0 0c1629 0 3258 0 4887 0 0 112 0 222 0 334-1629 0-3258 0-4887 0 0-112 0-222 0-334z"><text:p/></draw:path><draw:path draw:style-name="gr295" draw:text-style-name="P22" svg:width="0.187cm" svg:height="0.29cm" svg:x="0.002cm" svg:y="0cm" svg:viewBox="0 0 188 291" svg:d="M188 16c0-15-1-16-15-16-53 0-105 0-157 0-8 0-16 0-16 8 0 9 8 9 16 9 51 0 104 0 156 0 0 41 0 80 0 121-51 0-100 0-150 0-8 0-16 0-16 9 0 8 8 8 16 8 50 0 99 0 150 0 0 40 0 79 0 119-52 0-105 0-156 0-8 0-16 0-16 9 0 8 8 8 16 8 52 0 104 0 157 0 14 0 15-1 15-14 0-87 0-175 0-261z"><text:p/></draw:path><draw:path draw:style-name="gr296" draw:text-style-name="P22" svg:width="0.209cm" svg:height="0.189cm" svg:x="0.225cm" svg:y="0.106cm" svg:viewBox="0 0 210 190" svg:d="M130 59c2-11 12-49 40-49 3 0 14 0 22 6-12 1-20 12-20 21 0 7 4 16 15 16 10 0 23-9 23-25 0-22-24-28-38-28-26 0-40 23-45 32-11-27-33-32-45-32-45 0-69 54-69 65 0 5 5 5 6 5 3 0 4-1 5-5 14-45 42-55 56-55 9 0 23 3 23 27 0 13-7 42-23 101-6 27-21 44-39 44-3 0-12 0-22-5 11-3 21-11 21-23s-10-15-16-15c-13 0-24 11-24 25 0 19 22 26 40 26 28 0 43-29 44-31 6 15 20 31 46 31 43 0 68-53 68-64 0-3-5-3-6-3-4 0-5 1-5 3-14 46-43 56-56 56-17 0-23-14-23-28 0-10 2-18 7-37 5-20 10-39 15-58z"><text:p/></draw:path><draw:path draw:style-name="gr297" draw:text-style-name="P22" svg:width="0.048cm" svg:height="0.125cm" svg:x="0.491cm" svg:y="0.247cm" svg:viewBox="0 0 49 126" svg:d="M49 44c0-27-9-44-26-44-15 0-23 11-23 23 0 11 8 21 23 21 5 0 11-1 14-4 1-2 1-2 3-2 0 3 1 0 1 6 0 32-16 57-29 70-5 5-5 6-5 7 0 3 3 5 4 5 5 0 38-32 38-82z"><text:p/></draw:path><draw:path draw:style-name="gr298" draw:text-style-name="P22" svg:width="0.193cm" svg:height="0.271cm" svg:x="0.654cm" svg:y="0.106cm" svg:viewBox="0 0 194 272" svg:d="M193 26c1-6 1-7 1-9 0-9-4-12-12-12-3 0-10 2-14 9-1 2-5 15-6 22-2 12-6 23-8 34-6 25-14 50-20 77-1 6-19 35-48 35-20 0-25-18-25-34 0-19 7-46 22-83 6-17 8-22 8-30 0-19-14-35-35-35-40 0-56 61-56 65 0 5 5 5 6 5 4 0 5-1 6-9 12-38 29-51 43-51 4 0 11 0 11 13 0 11-5 21-7 30-17 44-25 68-25 88 0 38 26 49 51 49 17 0 31-6 43-18-6 20-10 42-27 64-11 14-28 26-47 26-6 0-25-1-32-17 7 0 13 0 18-6 4-3 8-8 8-17 0-13-11-14-16-14-9 0-22 6-22 28 0 20 18 36 44 36 43 0 86-39 98-84 14-55 28-109 41-162z"><text:p/></draw:path><draw:path draw:style-name="gr299" draw:text-style-name="P22" svg:width="0.257cm" svg:height="0.242cm" svg:x="1.016cm" svg:y="0.064cm" svg:viewBox="0 0 258 243" svg:d="M250 131c4-1 8-4 8-8 0-6-4-8-8-10-78-37-156-73-234-111-5-2-6-2-8-2-4 0-8 4-8 8s2 6 8 10c74 35 148 70 221 105-73 33-147 68-221 102-6 3-8 6-8 9 0 5 4 9 8 9 2 0 3 0 8-3 78-36 156-73 234-109z"><text:p/></draw:path><draw:path draw:style-name="gr300" draw:text-style-name="P22" svg:width="0.177cm" svg:height="0.288cm" svg:x="1.442cm" svg:y="0.011cm" svg:viewBox="0 0 178 289" svg:d="M178 145c0-33-2-67-17-98-19-41-54-47-71-47-26 0-56 11-74 50-14 29-16 62-16 95 0 32 2 69 19 100 18 35 49 44 70 44 23 0 55-9 73-50 14-29 16-60 16-94zM89 279c-17 0-41-11-49-51-4-25-4-62-4-87 0-28 0-56 2-78 9-50 40-53 51-53 14 0 42 7 50 49 4 23 4 55 4 82 0 31 0 59-5 85-6 41-30 53-49 53z"><text:p/></draw:path><draw:path draw:style-name="gr301" draw:text-style-name="P22" svg:width="0.043cm" svg:height="0.181cm" svg:x="1.79cm" svg:y="0.11cm" svg:viewBox="0 0 44 182" svg:d="M44 23c0-12-9-23-21-23s-23 11-23 23 11 21 23 21 21-9 21-21zM44 160c0-13-9-23-21-23s-23 10-23 23c0 12 11 22 23 22s21-10 21-22z"><text:p/></draw:path><draw:path draw:style-name="gr302" draw:text-style-name="P22" svg:width="0.234cm" svg:height="0.3cm" svg:x="1.988cm" svg:y="0cm" svg:viewBox="0 0 235 301" svg:d="M233 16c2-5 2-5 2-8s-3-8-8-8c-6 0-9 5-11 10-12 31-23 61-35 92-42 0-85 0-127 0-12-31-24-61-36-92-1-6-4-10-10-10-3 0-8 5-8 8 0 2 0 2 2 8 35 91 71 184 106 275 2 6 4 10 10 10s7-5 9-9c35-92 71-184 106-276zM60 119c38 0 77 0 115 0-19 49-38 100-57 149-20-49-39-100-58-149z"><text:p/></draw:path><draw:path draw:style-name="gr303" draw:text-style-name="P22" svg:width="0.227cm" svg:height="0.189cm" svg:x="2.236cm" svg:y="0.106cm" svg:viewBox="0 0 228 190" svg:d="M24 161c-1 7-4 17-4 19 0 8 6 10 12 10s14-2 16-11c1 0 6-20 8-31 4-13 6-25 10-37 2-10 5-20 7-29 1-7 5-19 5-21 7-13 29-51 70-51 18 0 22 15 22 30 0 25-21 79-27 97-4 10-5 14-5 19 0 21 16 34 35 34 39 0 55-60 55-64 0-3-4-3-5-3-5 0-5 1-6 7-8 29-23 52-43 52-7 0-11-4-11-14 0-11 5-20 9-30 7-23 25-68 25-92 0-29-18-46-48-46-39 0-59 28-66 37-3-24-19-37-39-37s-27 17-32 24c-6 14-12 40-12 41 0 5 4 5 5 5 3 0 5-1 7-10 7-30 16-50 30-50 10 0 13 6 13 19 0 8-1 13-6 36-8 31-17 64-25 96z"><text:p/></draw:path><draw:path draw:style-name="gr304" draw:text-style-name="P22" svg:width="0.21cm" svg:height="0.242cm" svg:x="2.627cm" svg:y="0.064cm" svg:viewBox="0 0 211 243" svg:d="M197 131c7 0 14 0 14-8 0-9-7-9-14-9-60 0-119 0-179 0 5-56 53-97 113-97 21 0 44 0 66 0 7 0 14 0 14-9 0-8-7-8-14-8-23 0-45 0-67 0-72 0-130 55-130 123 0 67 58 120 130 120 22 0 44 0 67 0 7 0 14 0 14-9 0-8-7-8-14-8-22 0-45 0-66 0-60 0-108-38-113-95 60 0 119 0 179 0z"><text:p/></draw:path><draw:path draw:style-name="gr305" draw:text-style-name="P22" svg:width="0.285cm" svg:height="0.295cm" svg:x="3.001cm" svg:y="0.004cm" svg:viewBox="0 0 286 296" svg:d="M36 38c0 69 0 138 0 205 0 21-4 30-25 30-4 0-11 0-11 7s6 7 14 7c22 0 44 0 65 0 7 0 15 0 15-7s-8-7-14-7c-22 0-26-10-26-31 0-64 0-129 0-193 61 81 121 160 182 241 4 5 6 6 9 6 7 0 7-7 7-15 0-79 0-157 0-237 0-22 4-28 23-30 3 0 11 0 11-7s-8-7-15-7c-20 0-41 0-61 0-8 0-14 0-14 7s7 7 12 7c24 2 26 10 26 32 0 43 0 87 0 132-42-58-85-114-127-172-4-6-5-6-15-6-25 0-49 0-74 0-7 0-13 0-13 7s6 7 8 7c12 2 19 9 24 14-1 3-1 4-1 10zM238 266c-62-80-123-160-184-241-5-5-5-6-8-11 16 0 32 0 49 0 48 64 95 128 143 192 0 20 0 40 0 60z"><text:p/></draw:path><draw:path draw:style-name="gr306" draw:text-style-name="P22" svg:width="0.045cm" svg:height="0.181cm" svg:x="3.448cm" svg:y="0.11cm" svg:viewBox="0 0 46 182" svg:d="M46 23c0-12-11-23-23-23s-23 11-23 23 11 21 23 21 23-9 23-21zM46 160c0-13-11-23-23-23s-23 10-23 23c0 12 11 22 23 22s23-10 23-22z"><text:p/></draw:path><draw:path draw:style-name="gr307" draw:text-style-name="P22" svg:width="0.227cm" svg:height="0.189cm" svg:x="3.659cm" svg:y="0.106cm" svg:viewBox="0 0 228 190" svg:d="M24 161c-1 7-4 17-4 19 0 8 6 10 12 10s14-2 16-11c1 0 6-20 8-31 4-13 6-25 10-37 2-10 5-20 7-29 1-7 5-19 5-21 7-13 29-51 70-51 19 0 22 15 22 30 0 25-21 79-27 97-4 10-5 14-5 19 0 21 16 34 35 34 39 0 55-60 55-64 0-3-4-3-5-3-5 0-5 1-6 7-8 29-23 52-43 52-7 0-11-4-11-14 0-11 5-20 9-30 7-23 25-68 25-92 0-29-18-46-48-46-39 0-59 28-66 37-3-24-19-37-39-37s-27 17-32 24c-6 14-12 40-12 41 0 5 4 5 5 5 3 0 5-1 7-10 7-30 16-50 31-50 9 0 12 6 12 19 0 8-1 13-6 36-8 31-17 64-25 96z"><text:p/></draw:path><draw:path draw:style-name="gr308" draw:text-style-name="P22" svg:width="0.209cm" svg:height="0.189cm" svg:x="3.912cm" svg:y="0.106cm" svg:viewBox="0 0 210 190" svg:d="M128 59c3-11 12-49 42-49 2 0 12 0 21 6-12 1-21 12-21 21 0 7 5 16 17 16 9 0 23-9 23-25 0-22-25-28-40-28-24 0-39 23-44 32-11-27-34-32-46-32-43 0-67 54-67 65 0 5 4 5 5 5 4 0 5-1 5-5 14-45 42-55 56-55 9 0 23 3 23 27 0 13-7 42-23 101-6 27-21 44-39 44-3 0-12 0-22-5 11-3 20-11 20-23s-9-15-15-15c-13 0-23 11-23 25 0 19 20 26 40 26 27 0 42-29 44-31 5 15 19 31 46 31 43 0 67-53 67-64 0-3-4-3-5-3-5 0-5 1-6 3-14 46-43 56-56 56-16 0-23-14-23-28 0-10 2-18 7-37 5-20 10-39 14-58z"><text:p/></draw:path><draw:path draw:style-name="gr309" draw:text-style-name="P22" svg:width="0.257cm" svg:height="0.324cm" svg:x="4.293cm" svg:y="0.024cm" svg:viewBox="0 0 258 325" svg:d="M250 18c4-2 8-4 8-10 0-4-4-8-8-8-3 0-6 2-9 2-78 38-155 74-233 111-7 4-8 6-8 10 0 3 2 7 8 9 78 36 155 72 233 108 6 3 7 3 9 3 4 0 8-4 8-9 0-3-2-6-10-9-73-34-146-69-219-102 73-35 147-70 221-105zM242 325c8 0 16 0 16-9 0-8-10-8-16-8-75 0-151 0-226 0-8 0-16 0-16 8 0 9 7 9 14 9 76 0 153 0 228 0z"><text:p/></draw:path><draw:path draw:style-name="gr310" draw:text-style-name="P22" svg:width="0.193cm" svg:height="0.271cm" svg:x="4.715cm" svg:y="0.106cm" svg:viewBox="0 0 194 272" svg:d="M193 26c1-6 1-7 1-9 0-9-6-12-12-12-4 0-10 2-14 9-1 2-5 15-6 22-4 12-6 23-8 34-6 25-14 50-20 77-2 6-20 35-48 35-21 0-26-18-26-34 0-19 7-46 22-83 7-17 8-22 8-30 0-19-13-35-35-35-39 0-55 61-55 65 0 5 4 2 5 5 5 0 5-1 7-9 11-38 28-51 42-51 4 0 11 0 11 13 0 11-4 21-7 30-17 44-24 68-24 88 0 38 26 49 51 49 16 0 30-6 42-18-5 20-11 42-27 64-11 14-27 26-46 26-6 0-25-1-32-17 7 0 12 0 18-6 4-3 8-8 8-17 0-13-11-14-16-14-9 0-24 6-24 28 0 20 20 36 46 36 43 0 86-39 98-84 14-55 28-109 41-162z"><text:p/></draw:path></draw:g></draw:g><text:s/>zu einem Widerspruch führt.</text:p>
      <text:p text:style-name="P7">Angenommen, wir hätten die <draw:g text:anchor-type="as-char" svg:y="-0.189cm" draw:z-index="3" draw:style-name="gr1"><svg:title>TexMaths</svg:title><svg:desc>12§display§x§svg§600§FALSE§</svg:desc><draw:g draw:style-name="gr2"><draw:path draw:style-name="gr292" draw:text-style-name="P21" svg:width="0.176cm" svg:height="0.144cm" svg:x="0.01cm" svg:y="0.022cm" svg:viewBox="0 0 177 145" svg:d="M0 0c59 0 118 0 177 0 0 48 0 97 0 145-59 0-118 0-177 0 0-48 0-97 0-145z"><text:p/></draw:path><draw:path draw:style-name="gr293" draw:text-style-name="P2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und <draw:g text:anchor-type="as-char" svg:y="-0.187cm" draw:z-index="4" draw:style-name="gr1"><svg:title>TexMaths</svg:title><svg:desc>12§display§y§svg§600§FALSE§</svg:desc><draw:g draw:style-name="gr2"><draw:path draw:style-name="gr290" draw:text-style-name="P21" svg:width="0.161cm" svg:height="0.228cm" svg:x="0.01cm" svg:y="0.023cm" svg:viewBox="0 0 162 229" svg:d="M81 229c-27 0-53 0-81 0 0-76 0-153 0-229 54 0 108 0 162 0 0 76 0 153 0 229-27 0-54 0-81 0z"><text:p/></draw:path><draw:path draw:style-name="gr291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, die die Aussage erfüllen, dann gelte für jedes <draw:g text:anchor-type="as-char" svg:y="-0.286cm" draw:z-index="5" draw:style-name="gr1"><svg:title>TexMaths</svg:title><svg:desc>12§display§n \in \mathbb N§svg§600§FALSE§</svg:desc><draw:g draw:style-name="gr2"><draw:path draw:style-name="gr286" draw:text-style-name="P21" svg:width="1.019cm" svg:height="0.258cm" svg:x="0.01cm" svg:y="0.023cm" svg:viewBox="0 0 1020 259" svg:d="M510 259c-171 0-340 0-510 0 0-86 0-173 0-259 339 0 680 0 1020 0 0 86 0 173 0 259-171 0-341 0-510 0z"><text:p/></draw:path><draw:path draw:style-name="gr287" draw:text-style-name="P22" svg:width="0.228cm" svg:height="0.188cm" svg:x="0.001cm" svg:y="0.102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288" draw:text-style-name="P22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289" draw:text-style-name="P22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</draw:g>: <draw:g text:anchor-type="as-char" svg:y="-0.272cm" draw:z-index="6" draw:style-name="gr1"><svg:title>TexMaths</svg:title><svg:desc>12§display§ nx\le y§svg§600§FALSE§</svg:desc><draw:g draw:style-name="gr2"><draw:path draw:style-name="gr281" draw:text-style-name="P21" svg:width="1.217cm" svg:height="0.31cm" svg:x="0.01cm" svg:y="0.021cm" svg:viewBox="0 0 1218 311" svg:d="M0 0c406 0 812 0 1218 0 0 104 0 207 0 311-406 0-812 0-1218 0 0-104 0-207 0-311z"><text:p/></draw:path><draw:path draw:style-name="gr282" draw:text-style-name="P22" svg:width="0.228cm" svg:height="0.189cm" svg:x="0.001cm" svg:y="0.082cm" svg:viewBox="0 0 229 190" svg:d="M25 161c-1 8-3 17-3 17 0 9 6 12 12 12 4 0 12-3 15-12 0 0 5-19 9-30 2-13 6-25 8-37 2-10 6-20 7-29 3-7 6-19 6-21 6-13 29-51 69-51 19 0 22 15 22 29 0 26-20 80-27 98-4 10-4 15-4 19 0 21 15 34 35 34 40 0 55-60 55-64s-5-4-6-4c-3 0-3 1-6 8-8 29-23 51-43 51-7 0-10-3-10-12 0-11 4-22 8-31 8-22 26-68 26-92 0-29-19-46-49-46-37 0-59 26-66 37-1-24-19-37-39-37-19 0-27 17-31 24-7 15-13 40-13 41 0 5 4 2 5 5 5 0 5-1 7-10 7-30 16-50 31-50 9 0 13 4 13 19 0 8-1 13-7 35-8 32-15 65-24 97z"><text:p/></draw:path><draw:path draw:style-name="gr283" draw:text-style-name="P22" svg:width="0.209cm" svg:height="0.189cm" svg:x="0.254cm" svg:y="0.082cm" svg:viewBox="0 0 210 190" svg:d="M128 59c3-11 12-49 42-49 3 0 12 0 21 4-11 3-19 14-19 23 0 8 3 16 15 16 10 0 23-8 23-25 0-22-25-28-40-28-24 0-38 23-44 32-10-27-32-32-46-32-43 0-67 54-67 65 0 5 4 5 5 5 4 0 5-1 6-5 14-45 42-55 56-55 8 0 23 3 23 27 0 14-7 42-23 101-7 27-21 43-40 43-3 0-12 0-21-4 11-2 19-11 19-23s-8-16-15-16c-12 0-23 12-23 26 0 18 22 26 40 26 27 0 43-29 44-31 5 16 20 31 46 31 43 0 67-53 67-64 0-4-4-4-5-4-4 0-5 2-6 4-13 46-42 55-55 55-17 0-24-12-24-27 0-10 2-18 7-37 5-20 10-39 14-58z"><text:p/></draw:path><draw:path draw:style-name="gr284" draw:text-style-name="P22" svg:width="0.257cm" svg:height="0.324cm" svg:x="0.633cm" svg:y="0cm" svg:viewBox="0 0 258 325" svg:d="M250 18c4-2 8-5 8-10 0-4-4-8-8-8-3 0-6 1-8 2-78 38-156 74-234 111-7 3-8 6-8 10 0 3 2 6 8 8 78 36 156 74 234 110 5 2 6 2 8 2 4 0 8-3 8-8 0-4-2-6-8-10-74-34-148-69-221-102 73-35 147-70 221-105zM244 325c7 0 14 0 14-8 0-9-8-9-16-9-75 0-151 0-226 0-6 0-16 0-16 9 0 8 8 8 16 8 75 0 152 0 228 0z"><text:p/></draw:path><draw:path draw:style-name="gr285" draw:text-style-name="P22" svg:width="0.193cm" svg:height="0.271cm" svg:x="1.056cm" svg:y="0.082cm" svg:viewBox="0 0 194 272" svg:d="M193 25c1-5 1-6 1-9 0-8-6-11-12-11-4 0-10 2-14 8-1 3-5 16-6 23-4 11-6 23-8 34-6 25-14 50-20 76-2 7-20 35-48 35-21 0-26-17-26-33 0-19 7-46 22-83 7-17 8-22 8-30 0-19-13-35-35-35-39 0-55 61-55 65 0 5 4 2 5 5 5 0 5-1 7-9 11-39 28-51 42-51 4 0 11 0 11 13 0 11-4 22-7 30-17 44-24 69-24 88 0 37 26 49 51 49 16 0 30-7 42-18-5 21-11 42-27 64-11 14-27 26-46 26-6 0-25-1-32-16 7 0 12 0 18-6 4-4 8-9 8-17 0-14-11-15-16-15-9 0-24 6-24 27s20 37 46 37c43 0 86-39 98-87 14-53 28-107 41-160z"><text:p/></draw:path></draw:g></draw:g><text:line-break/><text:span text:style-name="T6">Des weiteren</text:span><text:span text:style-name="T5"> wählen wir </text:span><text:span text:style-name="T5"><draw:g text:anchor-type="as-char" svg:y="-0.187cm" draw:z-index="17" draw:style-name="gr1"><svg:title>TexMaths</svg:title><svg:desc>12§display§y§svg§600§FALSE§</svg:desc><draw:g draw:style-name="gr2"><draw:path draw:style-name="gr222" draw:text-style-name="P21" svg:width="0.161cm" svg:height="0.228cm" svg:x="0.01cm" svg:y="0.023cm" svg:viewBox="0 0 162 229" svg:d="M81 229c-27 0-53 0-81 0 0-76 0-153 0-229 54 0 108 0 162 0 0 76 0 153 0 229-27 0-54 0-81 0z"><text:p/></draw:path><draw:path draw:style-name="gr223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5"><text:s/>so, dass dieses </text:span><text:span text:style-name="T5"><draw:g text:anchor-type="as-char" svg:y="-0.187cm" draw:z-index="18" draw:style-name="gr1"><svg:title>TexMaths</svg:title><svg:desc>12§display§y§svg§600§FALSE§</svg:desc><draw:g draw:style-name="gr2"><draw:path draw:style-name="gr220" draw:text-style-name="P21" svg:width="0.161cm" svg:height="0.228cm" svg:x="0.01cm" svg:y="0.023cm" svg:viewBox="0 0 162 229" svg:d="M81 229c-27 0-53 0-81 0 0-76 0-153 0-229 54 0 108 0 162 0 0 76 0 153 0 229-27 0-54 0-81 0z"><text:p/></draw:path><draw:path draw:style-name="gr221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5"><text:s/>das kleinstmögliche </text:span><text:span text:style-name="T5"><draw:g text:anchor-type="as-char" svg:y="-0.187cm" draw:z-index="19" draw:style-name="gr1"><svg:title>TexMaths</svg:title><svg:desc>12§display§y§svg§600§FALSE§</svg:desc><draw:g draw:style-name="gr2"><draw:path draw:style-name="gr218" draw:text-style-name="P21" svg:width="0.161cm" svg:height="0.228cm" svg:x="0.01cm" svg:y="0.023cm" svg:viewBox="0 0 162 229" svg:d="M81 229c-27 0-53 0-81 0 0-76 0-153 0-229 54 0 108 0 162 0 0 76 0 153 0 229-27 0-54 0-81 0z"><text:p/></draw:path><draw:path draw:style-name="gr219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5"><text:s/>ist, dass die Ungleichung erfüllt.</text:span></text:p>
      <text:p text:style-name="P9">Hierdurch folgt <draw:g text:anchor-type="as-char" svg:y="-0.314cm" draw:z-index="7" draw:style-name="gr1"><svg:title>TexMaths</svg:title><svg:desc>12§display§(n + 1)x \le y§svg§600§FALSE§</svg:desc><draw:g draw:style-name="gr2"><draw:path draw:style-name="gr272" draw:text-style-name="P21" svg:width="2.272cm" svg:height="0.376cm" svg:x="0.001cm" svg:y="0.023cm" svg:viewBox="0 0 2273 377" svg:d="M1137 377c-380 0-758 0-1137 0 0-126 0-251 0-377 757 0 1516 0 2273 0 0 126 0 251 0 377-379 0-758 0-1136 0z"><text:p/></draw:path><draw:path draw:style-name="gr273" draw:text-style-name="P22" svg:width="0.097cm" svg:height="0.42cm" svg:x="0.021cm" svg:y="0.001cm" svg:viewBox="0 0 98 421" svg:d="M98 416c0-1 0-1-7-9-53-54-67-133-67-197 0-73 17-146 68-198 6-6 6-6 6-7 0-4-2-5-4-5-5 0-42 29-68 83-21 46-26 92-26 127 0 33 5 83 28 131 25 52 61 80 66 80 2 0 4-1 4-5z"><text:p/></draw:path><draw:path draw:style-name="gr274" draw:text-style-name="P22" svg:width="0.227cm" svg:height="0.19cm" svg:x="0.156cm" svg:y="0.131cm" svg:viewBox="0 0 228 191" svg:d="M25 161c-1 7-3 17-3 19 0 8 6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1 24-7 14-13 40-13 41 0 5 4 4 5 5 5 0 5-1 7-10 7-30 16-50 31-50 9 0 13 4 13 19 0 8-1 13-7 35-8 32-15 65-24 97z"><text:p/></draw:path><draw:path draw:style-name="gr275" draw:text-style-name="P22" svg:width="0.28cm" svg:height="0.278cm" svg:x="0.513cm" svg:y="0.072cm" svg:viewBox="0 0 281 279" svg:d="M149 149c39 0 79 0 119 0 4 0 13-1 13-10s-9-8-13-8c-40 0-80 0-119 0 0-40 0-78 0-118 0-6 0-13-9-13-8 0-8 7-8 13 0 40 0 78 0 118-40 0-78 0-118 0-6 0-14-1-14 8s8 10 14 10c40 0 78 0 118 0 0 39 0 78 0 117 0 6 0 13 8 13 9 0 9-7 9-13 0-39 0-78 0-117z"><text:p/></draw:path><draw:path draw:style-name="gr276" draw:text-style-name="P22" svg:width="0.138cm" svg:height="0.278cm" svg:x="0.949cm" svg:y="0.037cm" svg:viewBox="0 0 139 279" svg:d="M86 11c0-11 0-11-9-11-25 26-63 26-77 26 0 5 0 9 0 14 8 0 34 0 55-11 0 72 0 144 0 216 0 16-1 21-38 21-5 0-10 0-15 0 0 4 0 9 0 13 16-1 52-1 69-1s54 0 68 1c0-4 0-9 0-13-5 0-8 0-13 0-38 0-40-5-40-21 0-78 0-156 0-234z"><text:p/></draw:path><draw:path draw:style-name="gr277" draw:text-style-name="P22" svg:width="0.096cm" svg:height="0.42cm" svg:x="1.146cm" svg:y="0.001cm" svg:viewBox="0 0 97 421" svg:d="M97 210c0-32-5-83-27-131-26-51-62-79-66-79-3 0-4 2-4 5 0 1 0 1 7 9 42 41 66 109 66 196 0 71-15 146-68 199-5 6-5 6-5 7 0 2 1 5 4 5 4 0 42-29 67-83 21-46 26-93 26-128z"><text:p/></draw:path><draw:path draw:style-name="gr278" draw:text-style-name="P22" svg:width="0.209cm" svg:height="0.19cm" svg:x="1.298cm" svg:y="0.131cm" svg:viewBox="0 0 210 191" svg:d="M128 59c3-11 12-49 42-49 2 0 12 0 21 4-12 3-21 14-21 23 0 7 5 16 17 16 9 0 23-9 23-25 0-22-25-28-40-28-24 0-39 23-44 32-11-27-34-32-46-32-43 0-68 54-68 65 0 5 5 5 6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279" draw:text-style-name="P22" svg:width="0.257cm" svg:height="0.324cm" svg:x="1.679cm" svg:y="0.049cm" svg:viewBox="0 0 258 325" svg:d="M250 18c4-2 8-5 8-10 0-4-4-8-8-8-3 0-6 2-9 2-78 38-155 74-233 111-7 4-8 6-8 10 0 3 2 6 8 9 78 36 155 72 233 108 6 3 7 3 9 3 3 0 8-4 8-9 0-3-2-6-10-8-73-35-147-70-220-103 74-35 147-70 222-105zM242 325c8 0 16 0 16-9 0-8-10-8-16-8-75 0-151 0-226 0-8 0-16 0-16 8 0 9 7 9 14 9 76 0 153 0 228 0z"><text:p/></draw:path><draw:path draw:style-name="gr280" draw:text-style-name="P22" svg:width="0.193cm" svg:height="0.271cm" svg:x="2.101cm" svg:y="0.131cm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5 0-24-1-31-17 6 0 12 0 18-6 3-3 8-8 8-15 0-14-12-15-16-15-9 0-24 6-24 27 0 20 20 36 45 36 44 0 87-39 99-84 14-55 27-109 40-162z"><text:p/></draw:path></draw:g></draw:g>, da wir <draw:g text:anchor-type="as-char" svg:y="-0.189cm" draw:z-index="8" draw:style-name="gr1"><svg:title>TexMaths</svg:title><svg:desc>12§display§n§svg§600§FALSE§</svg:desc><draw:g draw:style-name="gr2"><draw:path draw:style-name="gr270" draw:text-style-name="P21" svg:width="0.196cm" svg:height="0.144cm" svg:x="0.01cm" svg:y="0.022cm" svg:viewBox="0 0 197 145" svg:d="M0 0c65 0 131 0 197 0 0 48 0 97 0 145-66 0-132 0-197 0 0-48 0-97 0-145z"><text:p/></draw:path><draw:path draw:style-name="gr271" draw:text-style-name="P22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text:s/>beliebig wählen können <text:span text:style-name="T3">und </text:span><text:span text:style-name="T4">da</text:span><text:span text:style-name="T3"> im Falle </text:span><text:span text:style-name="T3"><draw:g text:anchor-type="as-char" svg:y="-0.288cm" draw:z-index="9" draw:style-name="gr1"><svg:title>TexMaths</svg:title><svg:desc>12§display§n = 0§svg§600§FALSE§</svg:desc><draw:g draw:style-name="gr2"><draw:path draw:style-name="gr266" draw:text-style-name="P21" svg:width="0.963cm" svg:height="0.244cm" svg:x="0.01cm" svg:y="0.021cm" svg:viewBox="0 0 964 245" svg:d="M0 0c322 0 642 0 964 0 0 82 0 163 0 245-322 0-642 0-964 0 0-82 0-163 0-245z"><text:p/></draw:path><draw:path draw:style-name="gr267" draw:text-style-name="P22" svg:width="0.227cm" svg:height="0.188cm" svg:x="0.001cm" svg:y="0.093cm" svg:viewBox="0 0 228 189" svg:d="M25 161c-1 6-3 15-3 18 0 7 6 10 12 10 4 0 12-3 15-12s5-20 9-31c2-12 6-24 8-36 2-9 5-19 7-29 3-7 5-19 6-20 6-13 29-51 69-51 19 0 22 15 22 30 0 25-20 79-27 97-4 8-4 14-4 18 0 20 15 34 34 34 39 0 55-60 55-63 0-4-4-4-5-4-3 0-3 1-6 7-8 28-23 51-43 51-7 0-10-4-10-13 0-11 4-21 8-29 8-23 25-68 25-92 0-29-18-46-48-46-39 0-59 28-66 37-1-24-19-37-39-37-19 0-27 17-31 24-7 14-13 40-13 41 0 5 4 2 5 5 5 0 5 0 7-10 7-30 16-50 31-50 9 0 13 6 13 19 0 9-1 13-7 36-8 32-15 64-24 96z"><text:p/></draw:path><draw:path draw:style-name="gr268" draw:text-style-name="P22" svg:width="0.279cm" svg:height="0.097cm" svg:x="0.382cm" svg:y="0.125cm" svg:viewBox="0 0 280 98" svg:d="M265 17c6 0 15 0 15-9 0-8-9-8-14-8-85 0-169 0-253 0-6 0-13 0-13 8 0 9 7 9 14 9 84 0 167 0 251 0zM266 98c5 0 14 0 14-8s-9-9-15-9c-84 0-167 0-251 0-7 0-14 1-14 9s7 8 13 8c84 0 168 0 253 0z"><text:p/></draw:path><draw:path draw:style-name="gr269" draw:text-style-name="P22" svg:width="0.177cm" svg:height="0.287cm" svg:x="0.818cm" svg:y="0cm" svg:viewBox="0 0 178 288" svg:d="M178 145c0-34-3-67-17-98-19-40-54-47-72-47-25 0-55 11-73 50-14 29-16 61-16 95 0 30 2 68 19 101 18 33 49 42 70 42 23 0 55-9 73-49 13-29 16-62 16-94zM89 278c-17 0-41-10-49-50-5-25-5-64-5-88 0-26 0-55 3-76 9-51 40-54 51-54 14 0 42 7 49 49 5 23 5 55 5 81 0 30 0 59-5 87-6 39-30 51-49 51z"><text:p/></draw:path></draw:g></draw:g></text:span><text:span text:style-name="T3"><text:s/>es sich einfach ein beliebiges </text:span><text:span text:style-name="T3"><draw:g text:anchor-type="as-char" svg:y="-0.187cm" draw:z-index="10" draw:style-name="gr1"><svg:title>TexMaths</svg:title><svg:desc>12§display§y§svg§600§FALSE§</svg:desc><draw:g draw:style-name="gr2"><draw:path draw:style-name="gr264" draw:text-style-name="P21" svg:width="0.161cm" svg:height="0.228cm" svg:x="0.01cm" svg:y="0.023cm" svg:viewBox="0 0 162 229" svg:d="M81 229c-27 0-53 0-81 0 0-76 0-153 0-229 54 0 108 0 162 0 0 76 0 153 0 229-27 0-54 0-81 0z"><text:p/></draw:path><draw:path draw:style-name="gr265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3"><text:s/>wählen lässt, dass größer als </text:span><text:span text:style-name="T3"><draw:g text:anchor-type="as-char" svg:y="-0.189cm" draw:z-index="11" draw:style-name="gr1"><svg:title>TexMaths</svg:title><svg:desc>12§display§x§svg§600§FALSE§</svg:desc><draw:g draw:style-name="gr2"><draw:path draw:style-name="gr262" draw:text-style-name="P21" svg:width="0.176cm" svg:height="0.144cm" svg:x="0.01cm" svg:y="0.022cm" svg:viewBox="0 0 177 145" svg:d="M0 0c59 0 118 0 177 0 0 48 0 97 0 145-59 0-118 0-177 0 0-48 0-97 0-145z"><text:p/></draw:path><draw:path draw:style-name="gr263" draw:text-style-name="P2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3"><text:s/>ist.</text:span></text:p>
      <text:p text:style-name="P8"><draw:g text:anchor-type="as-char" svg:y="-0.314cm" draw:z-index="12" draw:style-name="gr1"><svg:title>TexMaths</svg:title><svg:desc>12§display§(n + 1)x \le y§svg§600§FALSE§</svg:desc><draw:g draw:style-name="gr2"><draw:path draw:style-name="gr253" draw:text-style-name="P21" svg:width="2.272cm" svg:height="0.376cm" svg:x="0.001cm" svg:y="0.023cm" svg:viewBox="0 0 2273 377" svg:d="M1137 377c-380 0-758 0-1137 0 0-126 0-251 0-377 757 0 1516 0 2273 0 0 126 0 251 0 377-379 0-758 0-1136 0z"><text:p/></draw:path><draw:path draw:style-name="gr254" draw:text-style-name="P22" svg:width="0.097cm" svg:height="0.42cm" svg:x="0.021cm" svg:y="0.001cm" svg:viewBox="0 0 98 421" svg:d="M98 416c0-1 0-1-7-9-53-54-67-133-67-197 0-73 17-146 68-198 6-6 6-6 6-7 0-4-2-5-4-5-5 0-42 29-68 83-21 46-26 92-26 127 0 33 5 83 28 131 25 52 61 80 66 80 2 0 4-1 4-5z"><text:p/></draw:path><draw:path draw:style-name="gr255" draw:text-style-name="P22" svg:width="0.227cm" svg:height="0.19cm" svg:x="0.156cm" svg:y="0.131cm" svg:viewBox="0 0 228 191" svg:d="M25 161c-1 7-3 17-3 19 0 8 6 11 12 11 4 0 12-3 15-12 0-1 5-20 7-31 4-13 6-25 10-37 2-10 5-20 7-29 3-7 5-19 6-21 6-13 29-51 69-51 19 0 22 15 22 28 0 27-20 81-27 99-4 10-4 14-4 19 0 21 15 35 34 35 39 0 55-61 55-65 0-3-4-3-5-3-3 0-3 1-6 7-8 29-23 52-43 52-7 0-10-4-10-14 0-11 4-20 8-30 8-23 25-68 25-92 0-29-18-46-48-46-39 0-59 28-66 37-3-24-19-37-39-37-19 0-27 17-31 24-7 14-13 40-13 41 0 5 4 4 5 5 5 0 5-1 7-10 7-30 16-50 31-50 9 0 13 4 13 19 0 8-1 13-7 35-8 32-15 65-24 97z"><text:p/></draw:path><draw:path draw:style-name="gr256" draw:text-style-name="P22" svg:width="0.28cm" svg:height="0.278cm" svg:x="0.513cm" svg:y="0.072cm" svg:viewBox="0 0 281 279" svg:d="M149 149c39 0 79 0 119 0 4 0 13-1 13-10s-9-8-13-8c-40 0-80 0-119 0 0-40 0-78 0-118 0-6 0-13-9-13-8 0-8 7-8 13 0 40 0 78 0 118-40 0-78 0-118 0-6 0-14-1-14 8s8 10 14 10c40 0 78 0 118 0 0 39 0 78 0 117 0 6 0 13 8 13 9 0 9-7 9-13 0-39 0-78 0-117z"><text:p/></draw:path><draw:path draw:style-name="gr257" draw:text-style-name="P22" svg:width="0.138cm" svg:height="0.278cm" svg:x="0.949cm" svg:y="0.037cm" svg:viewBox="0 0 139 279" svg:d="M86 11c0-11 0-11-9-11-25 26-63 26-77 26 0 5 0 9 0 14 8 0 34 0 55-11 0 72 0 144 0 216 0 16-1 21-38 21-5 0-10 0-15 0 0 4 0 9 0 13 16-1 52-1 69-1s54 0 68 1c0-4 0-9 0-13-5 0-8 0-13 0-38 0-40-5-40-21 0-78 0-156 0-234z"><text:p/></draw:path><draw:path draw:style-name="gr258" draw:text-style-name="P22" svg:width="0.096cm" svg:height="0.42cm" svg:x="1.146cm" svg:y="0.001cm" svg:viewBox="0 0 97 421" svg:d="M97 210c0-32-5-83-27-131-26-51-62-79-66-79-3 0-4 2-4 5 0 1 0 1 7 9 42 41 66 109 66 196 0 71-15 146-68 199-5 6-5 6-5 7 0 2 1 5 4 5 4 0 42-29 67-83 21-46 26-93 26-128z"><text:p/></draw:path><draw:path draw:style-name="gr259" draw:text-style-name="P22" svg:width="0.209cm" svg:height="0.19cm" svg:x="1.298cm" svg:y="0.131cm" svg:viewBox="0 0 210 191" svg:d="M128 59c3-11 12-49 42-49 2 0 12 0 21 4-12 3-21 14-21 23 0 7 5 16 17 16 9 0 23-9 23-25 0-22-25-28-40-28-24 0-39 23-44 32-11-27-34-32-46-32-43 0-68 54-68 65 0 5 5 5 6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260" draw:text-style-name="P22" svg:width="0.257cm" svg:height="0.324cm" svg:x="1.679cm" svg:y="0.049cm" svg:viewBox="0 0 258 325" svg:d="M250 18c4-2 8-5 8-10 0-4-4-8-8-8-3 0-6 2-9 2-78 38-155 74-233 111-7 4-8 6-8 10 0 3 2 6 8 9 78 36 155 72 233 108 6 3 7 3 9 3 3 0 8-4 8-9 0-3-2-6-10-8-73-35-147-70-220-103 74-35 147-70 222-105zM242 325c8 0 16 0 16-9 0-8-10-8-16-8-75 0-151 0-226 0-8 0-16 0-16 8 0 9 7 9 14 9 76 0 153 0 228 0z"><text:p/></draw:path><draw:path draw:style-name="gr261" draw:text-style-name="P22" svg:width="0.193cm" svg:height="0.271cm" svg:x="2.101cm" svg:y="0.131cm" svg:viewBox="0 0 194 272" svg:d="M192 26c2-6 2-7 2-9 0-9-6-12-12-12-4 0-12 2-15 8 0 3-4 16-6 23-3 11-6 23-9 34-6 25-12 50-18 75-2 8-20 37-48 37-21 0-26-19-26-34 0-19 7-46 22-83 7-17 8-22 8-30 0-19-13-35-35-35-39 0-55 61-55 65 0 5 4 5 5 5 5 0 5-1 7-9 11-39 28-51 42-51 4 0 11 0 11 13 0 11-5 21-7 30-17 44-24 68-24 88 0 37 26 50 50 50 17 0 31-7 43-19-6 22-11 43-27 64-11 14-27 26-47 26-5 0-24-1-31-17 6 0 12 0 18-6 3-3 8-8 8-15 0-14-12-15-16-15-9 0-24 6-24 27 0 20 20 36 45 36 44 0 87-39 99-84 14-55 27-109 40-162z"><text:p/></draw:path></draw:g></draw:g><text:s/></text:p>
      <text:p text:style-name="P8"><draw:g text:anchor-type="as-char" svg:y="-0.272cm" draw:z-index="13" draw:style-name="gr1"><svg:title>TexMaths</svg:title><svg:desc>12§display§ \Longleftrightarrow nx + x \le y§svg§600§FALSE§</svg:desc><draw:g draw:style-name="gr2"><draw:path draw:style-name="gr244" draw:text-style-name="P21" svg:width="2.864cm" svg:height="0.31cm" svg:x="0.001cm" svg:y="0.021cm" svg:viewBox="0 0 2865 311" svg:d="M0 0c955 0 1910 0 2865 0 0 104 0 207 0 311-955 0-1910 0-2865 0 0-104 0-207 0-311z"><text:p/></draw:path><draw:path draw:style-name="gr245" draw:text-style-name="P22" svg:width="0.373cm" svg:height="0.23cm" svg:x="0.003cm" svg:y="0.047cm" svg:viewBox="0 0 374 231" svg:d="M359 165c7 0 15 0 15-9 0-8-8-8-15-8-89 0-179 0-268 0-18-14-39-25-53-32 15-6 36-17 53-33 89 0 179 0 268 0 7 0 15 0 15-8 0-9-8-9-15-9-83 0-166 0-249 0 21-19 42-56 42-61s-6-5-8-5c-4 0-6 0-8 4-9 15-21 38-48 62-29 25-57 38-80 44-7 2-7 3-8 3 0 1 0 1 0 3 0 1 0 2 0 3h1c1 1 1 1 10 4 56 17 98 55 122 98 5 10 5 10 11 10 2 0 8 0 8-5 0-6-21-42-42-61 83 0 166 0 249 0z"><text:p/></draw:path><draw:path draw:style-name="gr246" draw:text-style-name="P22" svg:width="0.373cm" svg:height="0.23cm" svg:x="0.354cm" svg:y="0.047cm" svg:viewBox="0 0 374 231" svg:d="M283 83c18 16 39 27 53 33-16 7-36 18-53 32-89 0-179 0-267 0-8 0-16 0-16 8 0 9 7 9 14 9 83 0 167 0 250 0-20 19-42 55-42 61 0 5 5 5 8 5s6 0 8-4c9-15 20-38 48-61 30-26 57-37 79-43 7-3 6-3 8-4 1-1 1-2 1-3 0-2 0-2 0-3h-1c-1-1-1-1-9-3-58-17-100-56-123-102-5-8-6-8-11-8-3 0-8 0-8 5s22 42 42 61c-83 0-167 0-250 0-7 0-14 0-14 9 0 8 8 8 16 8 88 0 178 0 267 0z"><text:p/></draw:path><draw:path draw:style-name="gr247" draw:text-style-name="P22" svg:width="0.227cm" svg:height="0.189cm" svg:x="0.882cm" svg:y="0.082cm" svg:viewBox="0 0 228 190" svg:d="M25 161c-1 8-5 17-5 17 0 9 6 12 14 12 4 0 12-3 15-12 0 0 5-19 7-30 4-13 6-25 10-37 2-10 5-20 7-29 1-7 5-19 6-21 6-13 28-51 69-51 19 0 22 15 22 29 0 26-20 80-27 98-4 10-5 15-5 19 0 21 16 34 35 34 39 0 55-60 55-64s-4-4-5-4c-3 0-3 1-6 8-8 29-23 51-43 51-7 0-11-3-11-12 0-11 5-22 9-31 7-22 25-68 25-92 0-29-18-46-48-46-39 0-59 26-66 37-3-24-19-37-39-37-19 0-27 17-32 24-6 15-12 40-12 41 0 5 4 5 5 5 5 0 5-1 7-10 7-30 16-50 31-50 9 0 13 4 13 19 0 8-1 13-7 35-8 32-15 65-24 97z"><text:p/></draw:path><draw:path draw:style-name="gr248" draw:text-style-name="P22" svg:width="0.209cm" svg:height="0.189cm" svg:x="1.135cm" svg:y="0.082cm" svg:viewBox="0 0 210 190" svg:d="M128 59c3-11 12-49 42-49 2 0 12 0 21 4-12 3-21 14-21 23 0 8 5 16 17 16 9 0 23-8 23-25 0-22-25-28-40-28-24 0-39 23-44 32-11-27-34-32-46-32-43 0-67 54-67 65 0 5 4 5 5 5 4 0 5-1 5-5 14-45 43-55 56-55 9 0 23 3 23 27 0 14-7 42-23 101-6 27-20 43-39 43-3 0-12 0-21-4 10-2 19-11 19-23s-9-16-15-16c-13 0-23 12-23 26 0 18 20 26 40 26 27 0 43-29 44-31 5 16 19 31 46 31 43 0 67-53 67-64 0-4-4-4-5-4-5 0-5 2-6 4-14 46-42 55-56 55-16 0-23-12-23-27 0-10 2-18 7-37 5-20 10-39 14-58z"><text:p/></draw:path><draw:path draw:style-name="gr249" draw:text-style-name="P22" svg:width="0.28cm" svg:height="0.278cm" svg:x="1.48cm" svg:y="0.023cm" svg:viewBox="0 0 281 279" svg:d="M149 148c39 0 78 0 117 0 6 0 15 0 15-8 0-9-9-9-15-9-39 0-78 0-117 0 0-40 0-78 0-118 0-6 0-13-9-13-8 0-8 7-8 13 0 40 0 78 0 118-40 0-78 0-118 0-6 0-14 0-14 9 0 8 8 8 14 8 40 0 78 0 118 0 0 39 0 78 0 118 0 6 0 13 8 13 9 0 9-7 9-13 0-40 0-79 0-118z"><text:p/></draw:path><draw:path draw:style-name="gr250" draw:text-style-name="P22" svg:width="0.209cm" svg:height="0.189cm" svg:x="1.89cm" svg:y="0.082cm" svg:viewBox="0 0 210 190" svg:d="M128 59c3-11 12-49 42-49 3 0 12 0 21 4-11 3-21 14-21 23 0 8 5 16 17 16 10 0 23-8 23-25 0-22-25-28-40-28-24 0-39 23-44 32-11-27-34-32-46-32-43 0-67 54-67 65 0 5 4 5 5 5 4 0 5-1 6-5 13-45 42-55 56-55 8 0 23 3 23 27 0 14-7 42-23 101-7 27-21 43-40 43-3 0-12 0-21-4 10-2 19-11 19-23s-9-16-15-16c-12 0-23 12-23 26 0 18 20 26 40 26 27 0 43-29 44-31 5 16 20 31 46 31 43 0 67-53 67-64 0-4-4-4-5-4-4 0-5 2-6 4-13 46-42 55-56 55-16 0-23-12-23-27 0-10 2-18 7-37 5-20 10-39 14-58z"><text:p/></draw:path><draw:path draw:style-name="gr251" draw:text-style-name="P22" svg:width="0.257cm" svg:height="0.324cm" svg:x="2.271cm" svg:y="0cm" svg:viewBox="0 0 258 325" svg:d="M250 18c4-2 8-5 8-10 0-4-4-8-8-8-3 0-6 1-9 2-78 38-155 74-233 111-7 3-8 6-8 10 0 3 2 6 8 8 78 36 155 74 233 110 6 2 7 2 9 2 4 0 8-3 8-8 0-4-2-6-10-10-73-34-146-69-219-102 73-35 147-70 221-105zM244 325c7 0 14 0 14-8 0-9-10-9-16-9-75 0-151 0-226 0-6 0-16 0-16 9 0 8 8 8 14 8 77 0 153 0 230 0z"><text:p/></draw:path><draw:path draw:style-name="gr252" draw:text-style-name="P22" svg:width="0.193cm" svg:height="0.271cm" svg:x="2.693cm" svg:y="0.082cm" svg:viewBox="0 0 194 272" svg:d="M193 25c1-5 1-6 1-9 0-8-6-11-12-11-4 0-10 2-14 8-1 3-5 16-6 23-4 11-6 23-8 34-6 25-14 50-20 76-2 7-20 35-48 35-21 0-26-17-26-33 0-19 7-46 22-83 7-17 8-22 8-30 0-19-13-35-35-35-39 0-55 61-55 65 0 5 4 2 5 5 5 0 5-1 7-9 11-39 28-51 42-51 4 0 11 0 11 13 0 11-4 22-7 30-17 44-24 69-24 88 0 37 26 49 51 49 16 0 30-7 42-18-5 21-11 42-27 64-11 14-27 26-46 26-6 0-25-1-32-16 7 0 12 0 18-6 4-4 8-9 8-17 0-14-11-15-16-15-9 0-24 6-24 27s20 37 46 37c43 0 86-39 98-87 14-53 28-107 41-160z"><text:p/></draw:path></draw:g></draw:g><text:s/></text:p>
      <text:p text:style-name="P8"><draw:g text:anchor-type="as-char" svg:y="-0.272cm" draw:z-index="14" draw:style-name="gr1"><svg:title>TexMaths</svg:title><svg:desc>12§display§ \Longleftrightarrow nx \le y - x§svg§600§FALSE§</svg:desc><draw:g draw:style-name="gr2"><draw:path draw:style-name="gr235" draw:text-style-name="P21" svg:width="2.859cm" svg:height="0.31cm" svg:x="0.001cm" svg:y="0.021cm" svg:viewBox="0 0 2860 311" svg:d="M0 0c954 0 1907 0 2860 0 0 104 0 207 0 311-953 0-1906 0-2860 0 0-104 0-207 0-311z"><text:p/></draw:path><draw:path draw:style-name="gr236" draw:text-style-name="P22" svg:width="0.373cm" svg:height="0.23cm" svg:x="0.003cm" svg:y="0.047cm" svg:viewBox="0 0 374 231" svg:d="M359 165c7 0 15 0 15-9 0-8-8-8-15-8-89 0-179 0-268 0-18-14-39-25-53-32 15-6 36-17 53-33 89 0 179 0 268 0 7 0 15 0 15-8 0-9-8-9-15-9-83 0-166 0-249 0 21-19 42-56 42-61s-6-5-8-5c-4 0-6 0-8 4-9 15-21 38-48 62-29 25-57 38-80 44-7 2-7 3-8 3 0 1 0 1 0 3 0 1 0 2 0 3h1c1 1 1 1 10 4 56 17 98 55 122 98 5 10 5 10 11 10 2 0 8 0 8-5 0-6-21-42-42-61 83 0 166 0 249 0z"><text:p/></draw:path><draw:path draw:style-name="gr237" draw:text-style-name="P22" svg:width="0.373cm" svg:height="0.23cm" svg:x="0.354cm" svg:y="0.047cm" svg:viewBox="0 0 374 231" svg:d="M283 83c18 16 39 27 53 33-16 7-36 18-53 32-89 0-179 0-267 0-8 0-16 0-16 8 0 9 7 9 14 9 83 0 167 0 250 0-20 19-42 55-42 61 0 5 5 5 8 5s6 0 8-4c9-15 20-38 48-61 28-26 57-37 79-43 7-3 6-3 8-4 1-1 1-2 1-3 0-2 0-2 0-3h-1c-1-1-1-1-9-3-58-17-100-56-123-102-5-8-6-8-11-8-3 0-8 0-8 5s22 42 42 61c-83 0-167 0-250 0-7 0-14 0-14 9 0 8 8 8 16 8 88 0 178 0 267 0z"><text:p/></draw:path><draw:path draw:style-name="gr238" draw:text-style-name="P22" svg:width="0.227cm" svg:height="0.189cm" svg:x="0.882cm" svg:y="0.082cm" svg:viewBox="0 0 228 190" svg:d="M25 161c-2 8-5 17-5 17 0 9 6 12 14 12 4 0 12-3 15-12 0 0 5-19 7-30 4-13 6-25 10-37 2-10 5-20 7-29 1-7 5-19 6-21 6-13 28-51 69-51 19 0 22 15 22 29 0 26-20 80-27 98-4 10-5 15-5 19 0 21 16 34 35 34 39 0 55-60 55-64s-4-4-5-4c-5 0-5 1-6 8-8 29-23 51-43 51-7 0-11-3-11-12 0-11 5-22 9-31 7-22 25-68 25-92 0-29-18-46-48-46-39 0-59 26-66 37-3-24-19-37-39-37-19 0-27 17-32 24-6 15-12 40-12 41 0 5 4 5 5 5 5 0 5-1 7-10 7-30 16-50 31-50 9 0 13 4 13 19 0 8-2 13-7 35-8 32-15 65-24 97z"><text:p/></draw:path><draw:path draw:style-name="gr239" draw:text-style-name="P22" svg:width="0.209cm" svg:height="0.189cm" svg:x="1.135cm" svg:y="0.082cm" svg:viewBox="0 0 210 190" svg:d="M128 59c3-11 12-49 42-49 2 0 12 0 21 4-12 3-21 14-21 23 0 8 5 16 17 16 9 0 23-8 23-25 0-22-25-28-40-28-24 0-39 23-44 32-11-27-34-32-46-32-43 0-67 54-67 65 0 5 4 5 5 5 4 0 5-1 5-5 14-45 42-55 56-55 9 0 23 3 23 27 0 14-7 42-23 101-6 27-20 43-39 43-3 0-12 0-22-4 11-2 20-11 20-23s-9-16-15-16c-13 0-23 12-23 26 0 18 20 26 40 26 27 0 43-29 44-31 5 16 19 31 46 31 43 0 67-53 67-64 0-4-4-4-5-4-5 0-5 2-6 4-14 46-43 55-56 55-16 0-23-12-23-27 0-10 2-18 7-37 5-20 10-39 14-58z"><text:p/></draw:path><draw:path draw:style-name="gr240" draw:text-style-name="P22" svg:width="0.257cm" svg:height="0.324cm" svg:x="1.514cm" svg:y="0cm" svg:viewBox="0 0 258 325" svg:d="M250 18c4-2 8-5 8-10 0-4-4-8-8-8-3 0-6 1-9 2-78 38-155 74-233 111-7 3-8 6-8 10 0 3 2 6 8 8 78 36 155 74 233 110 6 2 7 2 9 2 3 0 8-3 8-8 0-4-2-6-10-10-73-34-146-69-219-102 73-35 147-70 221-105zM242 325c8 0 16 0 16-8 0-9-10-9-16-9-75 0-151 0-226 0-8 0-16 0-16 9 0 8 7 8 14 8 76 0 153 0 228 0z"><text:p/></draw:path><draw:path draw:style-name="gr241" draw:text-style-name="P22" svg:width="0.193cm" svg:height="0.271cm" svg:x="1.936cm" svg:y="0.082cm" svg:viewBox="0 0 194 272" svg:d="M192 25c2-5 2-6 2-9 0-8-6-11-12-11-4 0-12 2-15 8 0 3-4 16-6 23-3 11-6 23-9 34-6 25-12 50-18 76-2 7-20 35-48 35-21 0-26-17-26-33 0-19 7-46 22-83 7-17 8-22 8-30 0-19-13-35-35-35-39 0-55 61-55 65 0 5 4 5 5 5 5 0 5-1 7-9 11-39 28-51 42-51 4 0 11 0 11 13 0 11-5 22-7 30-17 44-24 69-24 88 0 37 26 49 50 49 17 0 31-7 43-18-6 21-11 42-27 64-11 14-27 26-47 26-5 0-24-1-31-16 6 0 12 0 18-6 3-4 8-9 8-17 0-14-12-15-16-15-9 0-24 6-24 27s20 37 45 37c44 0 87-39 99-87 14-53 27-107 40-160z"><text:p/></draw:path><draw:path draw:style-name="gr242" draw:text-style-name="P22" svg:width="0.256cm" svg:height="0.016cm" svg:x="2.275cm" svg:y="0.153cm" svg:viewBox="0 0 257 17" svg:d="M242 17c8 0 15 0 15-9 0-8-7-8-15-8-75 0-152 0-228 0-7 0-14 0-14 8 0 9 7 9 14 9 76 0 153 0 228 0z"><text:p/></draw:path><draw:path draw:style-name="gr243" draw:text-style-name="P22" svg:width="0.209cm" svg:height="0.189cm" svg:x="2.673cm" svg:y="0.082cm" svg:viewBox="0 0 210 190" svg:d="M128 59c3-11 12-49 42-49 3 0 12 0 22 4-12 3-20 14-20 23 0 8 4 16 15 16 10 0 23-8 23-25 0-22-25-28-40-28-24 0-38 23-44 32-10-27-32-32-44-32-45 0-69 54-69 65 0 5 4 5 5 5 4 0 5-1 6-5 14-45 42-55 56-55 8 0 23 3 23 27 0 14-7 42-23 101-7 27-21 43-40 43-3 0-12 0-21-4 11-2 19-11 19-23s-8-16-15-16c-12 0-23 12-23 26 0 18 22 26 40 26 27 0 43-29 44-31 5 16 20 31 46 31 43 0 67-53 67-64 0-4-4-4-5-4-4 0-5 2-6 4-13 46-42 55-55 55-17 0-24-12-24-27 0-10 2-18 7-37 5-20 10-39 14-58z"><text:p/></draw:path></draw:g></draw:g>.</text:p>
      <text:p text:style-name="P10">Da <draw:g text:anchor-type="as-char" svg:y="-0.233cm" draw:z-index="15" draw:style-name="gr1"><svg:title>TexMaths</svg:title><svg:desc>12§display§y - x &lt; y§svg§600§FALSE§</svg:desc><draw:g draw:style-name="gr2"><draw:path draw:style-name="gr229" draw:text-style-name="P21" svg:width="1.702cm" svg:height="0.267cm" svg:x="0.01cm" svg:y="0.023cm" svg:viewBox="0 0 1703 268" svg:d="M852 268c-284 0-568 0-852 0 0-90 0-178 0-268 568 0 1135 0 1703 0 0 90 0 178 0 268-283 0-568 0-851 0z"><text:p/></draw:path><draw:path draw:style-name="gr230" draw:text-style-name="P22" svg:width="0.193cm" svg:height="0.27cm" svg:x="0.001cm" svg:y="0.042cm" svg:viewBox="0 0 194 271" svg:d="M193 26c1-6 1-7 1-9 0-9-6-12-12-12-3 0-10 2-14 9-1 2-5 15-6 23-2 11-6 22-8 34-6 25-14 50-20 75-1 6-19 34-48 34-20 0-25-17-25-33 0-19 7-45 22-82 6-17 8-22 8-30 0-19-14-35-35-35-40 0-56 61-56 65s5 4 6 4c4 0 4-1 6-7 12-39 29-52 43-52 4 0 11 0 11 13 0 11-5 21-7 30-18 44-25 68-25 87 0 36 26 49 51 49 17 0 31-7 43-18-6 21-10 42-27 64-11 14-28 26-47 26-6 0-25-1-32-18 7 0 13 0 18-5 4-3 8-8 8-17 0-13-11-14-16-14-9 0-22 6-22 26 0 22 18 38 44 38 43 0 86-39 98-87 14-52 28-105 41-158z"><text:p/></draw:path><draw:path draw:style-name="gr231" draw:text-style-name="P22" svg:width="0.257cm" svg:height="0.016cm" svg:x="0.339cm" svg:y="0.115cm" svg:viewBox="0 0 258 17" svg:d="M244 17c7 0 14 0 14-9 0-8-7-8-14-8-76 0-153 0-228 0-8 0-16 0-16 8 0 9 8 9 16 9 75 0 152 0 228 0z"><text:p/></draw:path><draw:path draw:style-name="gr232" draw:text-style-name="P22" svg:width="0.209cm" svg:height="0.188cm" svg:x="0.739cm" svg:y="0.042cm" svg:viewBox="0 0 210 189" svg:d="M128 59c3-11 12-49 42-49 2 0 12 0 21 6-12 1-21 12-21 22 0 6 5 15 17 15 9 0 23-8 23-24 0-23-25-29-40-29-24 0-39 23-44 32-11-27-34-32-46-32-43 0-67 55-67 65 0 4 4 4 5 4 4 0 5-1 5-4 14-45 42-55 56-55 9 0 23 3 23 28 0 12-7 41-23 100-6 26-21 42-39 42-3 0-12 0-22-5 11-3 20-10 20-22s-9-14-15-14c-13 0-23 11-23 24 0 18 20 26 40 26 27 0 42-29 44-31 5 14 19 31 44 31 45 0 69-53 69-63 0-4-4-4-6-4-4 0-4 1-5 4-14 45-43 54-56 54-17 0-23-12-23-27 0-9 2-18 7-37s10-38 14-57z"><text:p/></draw:path><draw:path draw:style-name="gr233" draw:text-style-name="P22" svg:width="0.257cm" svg:height="0.241cm" svg:x="1.118cm" svg:y="0.001cm" svg:viewBox="0 0 258 242" svg:d="M250 18c4-2 8-5 8-10 0-4-5-8-8-8-2 0-3 0-9 4-78 36-155 71-233 109-4 2-8 3-8 9 0 5 4 7 8 9 78 35 155 73 233 108 6 3 7 3 9 3 3 0 8-4 8-9 0-4-4-6-8-9-74-34-148-68-221-102 73-35 147-69 221-104z"><text:p/></draw:path><draw:path draw:style-name="gr234" draw:text-style-name="P22" svg:width="0.193cm" svg:height="0.27cm" svg:x="1.541cm" svg:y="0.042cm" svg:viewBox="0 0 194 271" svg:d="M192 26c2-6 2-7 2-9 0-9-6-12-12-12-4 0-12 2-15 9 0 2-4 15-6 23-3 11-6 22-9 34-6 25-12 50-18 75-2 6-20 34-48 34-21 0-26-17-26-33 0-19 7-45 22-82 7-17 8-22 8-30 0-19-13-35-35-35-39 0-55 61-55 65s4 4 5 4c5 0 5-1 7-7 11-39 28-52 42-52 4 0 11 0 11 13 0 11-5 21-7 30-17 44-24 68-24 87 0 36 26 49 50 49 17 0 31-7 43-18-6 21-11 42-27 64-11 14-27 26-47 26-5 0-24-1-31-18 6 0 12 0 18-5 3-3 8-8 8-17 0-13-12-14-16-14-9 0-24 6-24 26 0 22 20 38 45 38 44 0 87-39 99-87 14-52 27-105 40-158z"><text:p/></draw:path></draw:g></draw:g><text:s/>gilt ist <draw:g text:anchor-type="as-char" svg:y="-0.187cm" draw:z-index="20" draw:style-name="gr1"><svg:title>TexMaths</svg:title><svg:desc>12§display§y§svg§600§FALSE§</svg:desc><draw:g draw:style-name="gr2"><draw:path draw:style-name="gr216" draw:text-style-name="P21" svg:width="0.161cm" svg:height="0.228cm" svg:x="0.01cm" svg:y="0.023cm" svg:viewBox="0 0 162 229" svg:d="M81 229c-27 0-53 0-81 0 0-76 0-153 0-229 54 0 108 0 162 0 0 76 0 153 0 229-27 0-54 0-81 0z"><text:p/></draw:path><draw:path draw:style-name="gr217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text:s/>also nicht die kleinst möglichste Zahl, die <draw:g text:anchor-type="as-char" svg:y="-0.272cm" draw:z-index="16" draw:style-name="gr1"><svg:title>TexMaths</svg:title><svg:desc>12§display§ nx\le y§svg§600§FALSE§</svg:desc><draw:g draw:style-name="gr2"><draw:path draw:style-name="gr224" draw:text-style-name="P21" svg:width="1.217cm" svg:height="0.31cm" svg:x="0.01cm" svg:y="0.021cm" svg:viewBox="0 0 1218 311" svg:d="M0 0c406 0 812 0 1218 0 0 104 0 207 0 311-406 0-812 0-1218 0 0-104 0-207 0-311z"><text:p/></draw:path><draw:path draw:style-name="gr225" draw:text-style-name="P22" svg:width="0.228cm" svg:height="0.189cm" svg:x="0.001cm" svg:y="0.082cm" svg:viewBox="0 0 229 190" svg:d="M25 161c-1 8-3 17-3 17 0 9 6 12 12 12 4 0 12-3 15-12 0 0 5-19 9-30 2-13 6-25 8-37 2-10 6-20 7-29 3-7 6-19 6-21 6-13 29-51 69-51 19 0 22 15 22 29 0 26-20 80-27 98-4 10-4 15-4 19 0 21 15 34 35 34 40 0 55-60 55-64s-5-4-6-4c-3 0-3 1-6 8-8 29-23 51-43 51-7 0-10-3-10-12 0-11 4-22 8-31 8-22 26-68 26-92 0-29-19-46-49-46-37 0-59 26-66 37-1-24-19-37-39-37-19 0-27 17-31 24-7 15-13 40-13 41 0 5 4 2 5 5 5 0 5-1 7-10 7-30 16-50 31-50 9 0 13 4 13 19 0 8-1 13-7 35-8 32-15 65-24 97z"><text:p/></draw:path><draw:path draw:style-name="gr226" draw:text-style-name="P22" svg:width="0.209cm" svg:height="0.189cm" svg:x="0.254cm" svg:y="0.082cm" svg:viewBox="0 0 210 190" svg:d="M128 59c3-11 12-49 42-49 3 0 12 0 21 4-11 3-19 14-19 23 0 8 3 16 15 16 10 0 23-8 23-25 0-22-25-28-40-28-24 0-38 23-44 32-10-27-32-32-46-32-43 0-67 54-67 65 0 5 4 5 5 5 4 0 5-1 6-5 14-45 42-55 56-55 8 0 23 3 23 27 0 14-7 42-23 101-7 27-21 43-40 43-3 0-12 0-21-4 11-2 19-11 19-23s-8-16-15-16c-12 0-23 12-23 26 0 18 22 26 40 26 27 0 43-29 44-31 5 16 20 31 46 31 43 0 67-53 67-64 0-4-4-4-5-4-4 0-5 2-6 4-13 46-42 55-55 55-17 0-24-12-24-27 0-10 2-18 7-37 5-20 10-39 14-58z"><text:p/></draw:path><draw:path draw:style-name="gr227" draw:text-style-name="P22" svg:width="0.257cm" svg:height="0.324cm" svg:x="0.633cm" svg:y="0cm" svg:viewBox="0 0 258 325" svg:d="M250 18c4-2 8-5 8-10 0-4-4-8-8-8-3 0-6 1-8 2-78 38-156 74-234 111-7 3-8 6-8 10 0 3 2 6 8 8 78 36 156 74 234 110 5 2 6 2 8 2 4 0 8-3 8-8 0-4-2-6-8-10-74-34-148-69-221-102 73-35 147-70 221-105zM244 325c7 0 14 0 14-8 0-9-8-9-16-9-75 0-151 0-226 0-6 0-16 0-16 9 0 8 8 8 16 8 75 0 152 0 228 0z"><text:p/></draw:path><draw:path draw:style-name="gr228" draw:text-style-name="P22" svg:width="0.193cm" svg:height="0.271cm" svg:x="1.056cm" svg:y="0.082cm" svg:viewBox="0 0 194 272" svg:d="M193 25c1-5 1-6 1-9 0-8-6-11-12-11-4 0-10 2-14 8-1 3-5 16-6 23-4 11-6 23-8 34-6 25-14 50-20 76-2 7-20 35-48 35-21 0-26-17-26-33 0-19 7-46 22-83 7-17 8-22 8-30 0-19-13-35-35-35-39 0-55 61-55 65 0 5 4 2 5 5 5 0 5-1 7-9 11-39 28-51 42-51 4 0 11 0 11 13 0 11-4 22-7 30-17 44-24 69-24 88 0 37 26 49 51 49 16 0 30-7 42-18-5 21-11 42-27 64-11 14-27 26-46 26-6 0-25-1-32-16 7 0 12 0 18-6 4-4 8-9 8-17 0-14-11-15-16-15-9 0-24 6-24 27s20 37 46 37c43 0 86-39 98-87 14-53 28-107 41-160z"><text:p/></draw:path></draw:g></draw:g><text:s/>erfüllt, <text:span text:style-name="T7">was jedoch im Widerspruch zur Annahme </text:span><text:span text:style-name="T7"><draw:g text:anchor-type="as-char" svg:y="-0.187cm" draw:z-index="21" draw:style-name="gr1"><svg:title>TexMaths</svg:title><svg:desc>12§display§y§svg§600§FALSE§</svg:desc><draw:g draw:style-name="gr2"><draw:path draw:style-name="gr214" draw:text-style-name="P21" svg:width="0.161cm" svg:height="0.228cm" svg:x="0.01cm" svg:y="0.023cm" svg:viewBox="0 0 162 229" svg:d="M81 229c-27 0-53 0-81 0 0-76 0-153 0-229 54 0 108 0 162 0 0 76 0 153 0 229-27 0-54 0-81 0z"><text:p/></draw:path><draw:path draw:style-name="gr215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7"><text:s/>sei minimal (bzw. </text:span><text:span text:style-name="T7"><draw:g text:anchor-type="as-char" svg:y="-0.187cm" draw:z-index="22" draw:style-name="gr1"><svg:title>TexMaths</svg:title><svg:desc>12§display§y§svg§600§FALSE§</svg:desc><draw:g draw:style-name="gr2"><draw:path draw:style-name="gr212" draw:text-style-name="P21" svg:width="0.161cm" svg:height="0.228cm" svg:x="0.01cm" svg:y="0.023cm" svg:viewBox="0 0 162 229" svg:d="M81 229c-27 0-53 0-81 0 0-76 0-153 0-229 54 0 108 0 162 0 0 76 0 153 0 229-27 0-54 0-81 0z"><text:p/></draw:path><draw:path draw:style-name="gr213" draw:text-style-name="P22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1-10 42-27 65-10 14-26 26-45 26-6 0-25-1-32-18 7 0 12 0 18-5 4-3 8-9 8-16 0-14-11-15-16-15-9 0-22 6-22 27s18 37 44 37c43 0 85-39 97-87 13-53 26-106 39-159z"><text:p/></draw:path></draw:g></draw:g></text:span><text:span text:style-name="T7"><text:s/>ist kleinste obere Schranke zu </text:span><text:span text:style-name="T7"><draw:g text:anchor-type="as-char" svg:y="-0.189cm" draw:z-index="23" draw:style-name="gr1"><svg:title>TexMaths</svg:title><svg:desc>12§display§nx§svg§600§FALSE§</svg:desc><draw:g draw:style-name="gr2"><draw:path draw:style-name="gr209" draw:text-style-name="P21" svg:width="0.43cm" svg:height="0.144cm" svg:x="0.01cm" svg:y="0.022cm" svg:viewBox="0 0 431 145" svg:d="M0 0c143 0 287 0 431 0 0 48 0 97 0 145-144 0-288 0-431 0 0-48 0-97 0-145z"><text:p/></draw:path><draw:path draw:style-name="gr210" draw:text-style-name="P22" svg:width="0.228cm" svg:height="0.188cm" svg:x="0.001cm" svg:y="0cm" svg:viewBox="0 0 229 189" svg:d="M25 160c-1 6-3 16-3 18 0 7 6 11 12 11 4 0 12-4 15-12 3-11 5-21 8-32 3-12 6-24 9-37 3-9 5-17 7-26 3-7 5-19 6-22 6-13 29-50 69-50 19 0 23 15 23 28 0 27-21 79-28 97-3 9-5 15-5 19 0 20 16 35 35 35 40 0 56-62 56-65 0-4-4-4-5-4-5 0-5 1-6 7-9 29-23 52-44 52-7 0-10-3-10-13 0-11 4-21 8-30 7-22 25-67 25-92 0-27-18-44-48-44-38 0-59 26-66 36-2-23-19-36-38-36-20 0-28 17-32 24-7 14-13 39-13 41 0 4 4 2 5 4 5 0 5 0 7-10 7-30 16-49 31-49 9 0 14 4 14 19 0 8-2 13-8 35-8 31-15 63-24 96z"><text:p/></draw:path><draw:path draw:style-name="gr211" draw:text-style-name="P22" svg:width="0.209cm" svg:height="0.188cm" svg:x="0.252cm" svg:y="0cm" svg:viewBox="0 0 210 189" svg:d="M129 59c2-11 13-49 42-49 2 0 12 0 21 4-12 3-20 14-20 23 0 7 5 15 16 15 9 0 22-8 22-24 0-22-25-28-39-28-24 0-39 22-44 32-10-28-33-32-45-32-45 0-69 54-69 65 0 4 5 4 6 4 3 0 4 0 5-5 14-45 42-54 57-54 8 0 22 3 22 27 0 13-7 41-22 99-8 26-22 43-40 43-3 0-12 0-22-5 11-2 21-10 21-23 0-10-10-14-16-14-13 0-24 11-24 24 0 19 22 28 40 28 29 0 43-29 44-33 5 16 21 33 46 33 43 0 67-54 67-65 0-4-3-4-5-4-3 0-4 1-6 5-13 45-42 54-55 54-17 0-24-13-24-28 0-8 4-18 7-36 5-19 10-37 15-56z"><text:p/></draw:path></draw:g></draw:g></text:span><text:span text:style-name="T7">) steht.<text:line-break/>Damit </text:span><text:span text:style-name="T8">gilt: </text:span><text:span text:style-name="T8"><draw:g text:anchor-type="as-char" svg:y="-0.298cm" draw:z-index="24" draw:style-name="gr1"><svg:title>TexMaths</svg:title><svg:desc>12§display§{\exists x,y &gt; 0: \forall n\in \mathbb N : nx\le y} \Longleftrightarrow falsch§svg§600§FALSE§</svg:desc><draw:g draw:style-name="gr2"><draw:path draw:style-name="gr184" draw:text-style-name="P21" svg:width="7.126cm" svg:height="0.339cm" svg:x="0.001cm" svg:y="0.022cm" svg:viewBox="0 0 7127 340" svg:d="M0 0c2376 0 4752 0 7127 0 0 113 0 227 0 340-2375 0-4751 0-7127 0 0-113 0-227 0-340z"><text:p/></draw:path><draw:path draw:style-name="gr185" draw:text-style-name="P22" svg:width="0.187cm" svg:height="0.291cm" svg:x="0.002cm" svg:y="0.005cm" svg:viewBox="0 0 188 292" svg:d="M188 14c0-13-1-14-15-14-53 0-105 0-157 0-8 0-16 0-16 8 0 9 8 9 16 9 51 0 104 0 156 0 0 40 0 79 0 120-51 0-100 0-150 0-8 0-16-1-16 9 0 8 8 10 16 10 50 0 99 0 150 0 0 39 0 79 0 119-52 0-105 0-156 0-8 0-16 0-16 8 0 9 8 9 16 9 52 0 104 0 157 0 14 0 15-1 15-15 0-87 0-175 0-263z"><text:p/></draw:path><draw:path draw:style-name="gr186" draw:text-style-name="P22" svg:width="0.209cm" svg:height="0.191cm" svg:x="0.225cm" svg:y="0.111cm" svg:viewBox="0 0 210 192" svg:d="M130 59c2-11 12-49 40-49 3 0 14 0 22 4-12 3-20 14-20 23 0 8 4 16 15 16 10 0 23-8 23-25 0-22-24-28-38-28-26 0-40 23-45 33-11-28-33-33-45-33-45 0-69 54-69 65 0 5 5 5 6 5 3 0 4-1 5-5 14-45 42-55 56-55 9 0 23 3 23 27 0 14-7 43-23 102-6 26-21 43-39 43-3 0-12 0-22-5 11-2 21-11 21-23s-10-14-16-14c-13 0-24 11-24 24 0 19 22 28 40 28 28 0 43-30 44-33 6 16 20 33 46 33 43 0 68-55 68-65 0-4-5-4-6-4-4 0-5 1-5 4-14 45-43 55-56 55-17 0-23-13-23-28 0-9 2-18 7-37s10-39 15-58z"><text:p/></draw:path><draw:path draw:style-name="gr187" draw:text-style-name="P22" svg:width="0.048cm" svg:height="0.126cm" svg:x="0.49cm" svg:y="0.252cm" svg:viewBox="0 0 49 127" svg:d="M49 45c0-28-9-45-26-45-15 0-23 11-23 23 0 11 8 22 23 22 5 0 11-2 14-5 1-1 1-1 3-1 0 2 1 0 1 6 0 31-16 56-29 70-5 4-5 6-5 7 0 2 3 5 4 5 5 0 38-33 38-82z"><text:p/></draw:path><draw:path draw:style-name="gr188" draw:text-style-name="P22" svg:width="0.193cm" svg:height="0.271cm" svg:x="0.654cm" svg:y="0.111cm" svg:viewBox="0 0 194 272" svg:d="M193 27c1-7 1-8 1-10 0-9-6-12-12-12-3 0-10 2-14 8-1 3-5 16-6 23-2 11-6 23-8 34-6 25-14 51-20 76-1 7-19 36-48 36-20 0-25-18-25-34 0-19 7-46 22-83 6-17 8-22 8-30 0-19-14-35-35-35-40 0-56 61-56 65 0 5 5 5 6 5 4 0 4-1 6-9 12-39 29-51 43-51 4 0 11 0 11 13 0 11-5 22-7 30-17 45-25 69-25 88 0 37 26 51 51 51 17 0 31-8 43-20-6 21-10 43-27 64-11 15-28 27-47 27-6 0-25-1-32-17 7 0 13 0 18-6 4-4 8-9 8-17 0-13-11-14-16-14-9 0-22 6-22 27s18 36 44 36c43 0 86-38 98-85 14-54 28-107 41-160z"><text:p/></draw:path><draw:path draw:style-name="gr189" draw:text-style-name="P22" svg:width="0.257cm" svg:height="0.243cm" svg:x="1.016cm" svg:y="0.071cm" svg:viewBox="0 0 258 244" svg:d="M250 131c4-2 8-3 8-8 0-6-4-7-8-10-78-37-156-73-234-111-5-2-6-2-8-2-4 0-8 4-8 8s2 6 8 10c74 35 148 70 221 105-73 34-147 69-221 102-6 4-8 6-8 10 0 5 4 9 8 9 2 0 3 0 8-3 78-36 156-73 234-110z"><text:p/></draw:path><draw:path draw:style-name="gr190" draw:text-style-name="P22" svg:width="0.177cm" svg:height="0.288cm" svg:x="1.442cm" svg:y="0.017cm" svg:viewBox="0 0 178 289" svg:d="M178 146c0-34-2-68-17-99-19-41-54-47-72-47-25 0-55 11-73 49-14 31-16 63-16 97 0 31 2 69 19 100 18 35 49 43 70 43 23 0 55-9 73-49 14-29 16-60 16-94zM89 280c-17 0-41-11-49-51-4-25-4-64-4-88 0-28 0-55 2-78 9-50 40-55 51-55 14 0 42 9 50 50 4 24 4 57 4 83 0 31 0 59-5 86-6 41-30 53-49 53z"><text:p/></draw:path><draw:path draw:style-name="gr191" draw:text-style-name="P22" svg:width="0.043cm" svg:height="0.181cm" svg:x="1.79cm" svg:y="0.116cm" svg:viewBox="0 0 44 182" svg:d="M44 23c0-13-9-23-21-23s-23 10-23 23c0 12 11 22 23 22s21-10 21-22zM44 160c0-13-9-23-21-23s-23 10-23 23c0 12 11 22 23 22s21-10 21-22z"><text:p/></draw:path><draw:path draw:style-name="gr192" draw:text-style-name="P22" svg:width="0.234cm" svg:height="0.3cm" svg:x="1.988cm" svg:y="0.005cm" svg:viewBox="0 0 235 301" svg:d="M233 16c2-5 2-5 2-8 0-4-3-8-8-8-6 0-9 5-11 10-12 31-23 61-35 92-43 0-85 0-128 0-12-31-23-61-35-92-1-6-4-10-10-10-3 0-8 4-8 8 0 2 0 2 2 8 35 91 71 184 106 276 2 6 4 9 10 9s7-4 9-9c35-92 71-185 106-276zM60 119c38 0 77 0 115 0-19 50-38 100-57 150-20-50-39-100-58-150z"><text:p/></draw:path><draw:path draw:style-name="gr193" draw:text-style-name="P22" svg:width="0.227cm" svg:height="0.191cm" svg:x="2.235cm" svg:y="0.111cm" svg:viewBox="0 0 228 192" svg:d="M24 162c-1 7-4 16-4 19 0 7 6 11 12 11s14-4 16-12c1-2 6-21 8-32 4-13 6-25 10-37 2-10 5-19 7-29 1-7 5-19 5-21 7-13 29-51 70-51 18 0 22 15 22 29 0 26-21 80-27 98-4 10-5 15-5 20 0 20 14 35 35 35 39 0 55-62 55-65 0-4-4-4-5-4-5 0-5 1-6 7-8 29-23 52-43 52-7 0-11-4-11-13 0-11 4-21 9-30 7-23 25-69 25-93 0-29-18-46-48-46-39 0-59 28-66 37-3-24-21-37-40-37-20 0-26 17-31 24-7 15-12 40-12 41 0 5 4 5 5 5 3 0 5-1 7-10 7-30 16-50 30-50 8 0 13 4 13 19 0 8-1 13-6 35-8 32-17 65-25 98z"><text:p/></draw:path><draw:path draw:style-name="gr194" draw:text-style-name="P22" svg:width="0.21cm" svg:height="0.243cm" svg:x="2.627cm" svg:y="0.071cm" svg:viewBox="0 0 211 244" svg:d="M196 131c7 0 15 0 15-8 0-10-8-10-15-10-60 0-119 0-179 0 6-55 54-96 114-96 21 0 43 0 65 0 7 0 15 0 15-9 0-8-8-8-15-8-22 0-45 0-66 0-72 0-130 54-130 123 0 67 58 121 130 121 21 0 44 0 66 0 7 0 15 0 15-9 0-8-8-8-15-8-22 0-44 0-65 0-60 0-108-40-114-96 60 0 119 0 179 0z"><text:p/></draw:path><draw:path draw:style-name="gr195" draw:text-style-name="P22" svg:width="0.283cm" svg:height="0.296cm" svg:x="3.002cm" svg:y="0.008cm" svg:viewBox="0 0 284 297" svg:d="M36 39c0 68 0 137 0 205 0 21-4 30-25 30-4 0-11 0-11 7s6 7 14 7c22 0 44 0 65 0 7 0 15 0 15-7s-8-7-14-7c-22 0-26-10-26-32 0-64 0-129 0-193 61 81 121 161 182 242 4 4 6 6 9 6 7 0 7-8 7-15 0-79 0-158 0-237 0-23 4-29 23-31 2 0 9 0 9-7s-6-7-13-7c-20 0-41 0-61 0-8 0-14 0-14 7s7 7 12 7c22 2 26 10 26 32 0 43 0 88 0 132-42-57-85-114-127-172-4-6-5-6-15-6-25 0-49 0-74 0-7 0-13 0-13 7s6 7 8 7c12 2 19 9 24 14-1 3-1 5-1 11zM238 266c-62-79-123-160-184-241-5-6-5-6-8-11 16 0 32 0 49 0 48 64 95 128 143 192 0 21 0 41 0 60z"><text:p/></draw:path><draw:path draw:style-name="gr196" draw:text-style-name="P22" svg:width="0.045cm" svg:height="0.181cm" svg:x="3.448cm" svg:y="0.116cm" svg:viewBox="0 0 46 182" svg:d="M46 23c0-13-11-23-23-23s-23 10-23 23c0 12 11 22 23 22s23-10 23-22zM46 160c0-13-11-23-23-23s-23 10-23 23c0 12 11 22 23 22s23-10 23-22z"><text:p/></draw:path><draw:path draw:style-name="gr197" draw:text-style-name="P22" svg:width="0.227cm" svg:height="0.191cm" svg:x="3.658cm" svg:y="0.111cm" svg:viewBox="0 0 228 192" svg:d="M24 162c-1 7-4 16-4 19 0 7 6 11 12 11s14-4 16-12c1-2 6-21 8-32 4-13 6-25 10-37 2-10 5-19 7-29 1-7 5-19 5-21 7-13 29-51 70-51 18 0 22 15 22 29 0 26-21 80-27 98-4 10-5 15-5 20 0 20 14 35 35 35 39 0 55-62 55-65 0-4-4-4-5-4-5 0-5 1-6 7-8 29-23 52-43 52-7 0-11-4-11-13 0-11 4-21 9-30 7-23 25-69 25-93 0-29-18-46-48-46-39 0-59 28-66 37-3-24-21-37-40-37-20 0-26 17-31 24-7 15-12 40-12 41 0 5 4 5 5 5 3 0 5-1 7-10 7-30 16-50 30-50 8 0 13 4 13 19 0 8-1 13-6 35-8 32-17 65-25 98z"><text:p/></draw:path><draw:path draw:style-name="gr198" draw:text-style-name="P22" svg:width="0.209cm" svg:height="0.191cm" svg:x="3.91cm" svg:y="0.111cm" svg:viewBox="0 0 210 192" svg:d="M130 59c2-11 12-49 40-49 3 0 14 0 22 4-12 3-20 14-20 23 0 8 4 16 16 16 9 0 22-8 22-25 0-22-24-28-38-28-26 0-40 23-45 33-11-28-33-33-45-33-45 0-69 54-69 65 0 5 5 5 6 5 3 0 4-1 5-5 14-45 42-55 56-55 9 0 23 3 23 27 0 14-7 43-23 102-6 26-21 43-39 43-3 0-12 0-22-5 11-2 21-11 21-23s-10-14-16-14c-13 0-24 11-24 24 0 19 22 28 41 28 27 0 42-30 43-33 6 16 20 33 46 33 44 0 68-55 68-65 0-4-5-4-6-4-4 0-4 1-5 4-14 45-43 55-56 55-17 0-23-13-23-28 0-9 2-18 7-37s10-39 15-58z"><text:p/></draw:path><draw:path draw:style-name="gr199" draw:text-style-name="P22" svg:width="0.257cm" svg:height="0.324cm" svg:x="4.292cm" svg:y="0.029cm" svg:viewBox="0 0 258 325" svg:d="M250 18c4-2 8-5 8-10 0-4-4-8-8-8-3 0-6 2-9 2-78 38-155 74-233 111-7 4-8 6-8 10s2 6 8 10c78 36 155 72 233 108 6 3 7 3 9 3 3 0 8-4 8-9 0-4-2-6-10-10-73-33-147-68-220-102 74-35 147-70 222-105zM242 325c8 0 16 1 16-8 0-8-10-8-16-8-75 0-151 0-226 0-8 0-16 0-16 8 0 9 7 8 14 8 76 0 153 0 228 0z"><text:p/></draw:path><draw:path draw:style-name="gr200" draw:text-style-name="P22" svg:width="0.193cm" svg:height="0.271cm" svg:x="4.714cm" svg:y="0.111cm" svg:viewBox="0 0 194 272" svg:d="M192 27c2-7 2-8 2-10 0-9-6-12-12-12-4 0-10 2-15 8 0 3-4 16-6 23-3 11-5 23-9 34-6 25-12 51-18 76-2 7-20 36-48 36-21 0-26-18-26-34 0-19 7-46 22-83 7-17 8-22 8-30 0-19-13-35-35-35-39 0-55 61-55 65 0 5 4 5 5 5 5 0 5-1 7-9 11-39 28-51 42-51 4 0 11 0 11 13 0 11-5 22-7 30-17 45-24 69-24 88 0 37 26 51 50 51 17 0 31-8 43-20-6 21-11 43-27 64-11 15-27 27-47 27-5 0-24-1-31-17 6 0 12 0 18-6 3-4 8-9 8-17 0-13-12-14-16-14-9 0-24 6-24 27s20 36 45 36c44 0 87-38 99-85 14-54 27-107 40-160z"><text:p/></draw:path><draw:path draw:style-name="gr201" draw:text-style-name="P22" svg:width="0.373cm" svg:height="0.23cm" svg:x="5.064cm" svg:y="0.076cm" svg:viewBox="0 0 374 231" svg:d="M360 166c7 0 14 0 14-8 0-10-7-10-15-10-89 0-179 0-268 0-18-14-39-25-53-31 15-7 36-18 53-33 89 0 179 0 268 0 8 0 15-1 15-9 0-10-7-9-14-9-83 0-167 0-250 0 21-19 42-55 42-61 0-5-6-5-8-5s-6 0-7 4c-10 15-22 38-48 62-30 27-58 38-79 44-8 2-6 2-9 3-1 2-1 3-1 4 0 0 0 1 0 2h1c1 2 1 2 10 4 56 17 99 55 122 100 5 8 5 8 11 8 2 0 8 0 8-4 0-6-21-41-42-61 83 0 167 0 250 0z"><text:p/></draw:path><draw:path draw:style-name="gr202" draw:text-style-name="P22" svg:width="0.373cm" svg:height="0.23cm" svg:x="5.415cm" svg:y="0.076cm" svg:viewBox="0 0 374 231" svg:d="M283 84c18 15 40 26 53 33-14 6-35 17-53 31-89 0-179 0-267 0-8 0-16 0-16 10 0 8 8 8 16 8 82 0 165 0 248 0-20 20-42 55-42 61 0 4 6 4 8 4 4 0 6 0 8-3 9-16 21-38 49-62 29-26 56-37 79-43 7-2 7-4 8-4 0-1 0-2 0-2 0-1 0-2 0-4h-1c-1-1-1-1-9-3-57-17-99-56-123-102-5-8-5-8-11-8-2 0-8 0-8 5 0 6 22 42 42 61-83 0-166 0-248 0-8 0-16-1-16 9 0 8 8 9 16 9 88 0 178 0 267 0z"><text:p/></draw:path><draw:path draw:style-name="gr203" draw:text-style-name="P22" svg:width="0.209cm" svg:height="0.382cm" svg:x="5.953cm" svg:y="0cm" svg:viewBox="0 0 210 383" svg:d="M132 129c12 0 24 0 36 0 8 0 13 0 13-8 0-5-5-5-12-5-12 0-23 0-35 0 3-17 6-33 9-48 2-9 8-39 11-44 3-8 10-14 19-14 2 0 13 0 21 7-19 1-22 17-22 23 0 9 7 14 15 14 11 0 23-8 23-25 0-19-19-29-37-29-15 0-41 7-53 49-2 9-4 14-14 67-10 0-20 0-29 0s-13 0-13 8c0 5 4 5 12 5 9 0 18 0 27 0-11 55-20 110-31 165-7 41-14 80-37 80-1 0-12 0-19-8 19-1 22-16 22-22 0-10-7-15-15-15-11 0-23 9-23 25 0 20 18 29 35 29 24 0 41-25 48-41 13-26 24-78 24-80 8-45 17-88 25-133z"><text:p/></draw:path><draw:path draw:style-name="gr204" draw:text-style-name="P22" svg:width="0.192cm" svg:height="0.191cm" svg:x="6.199cm" svg:y="0.111cm" svg:viewBox="0 0 193 192" svg:d="M140 28c-7-16-20-28-38-28-50 0-102 63-102 124 0 40 23 68 56 68 9 0 29-2 54-32 4 17 18 32 39 32 15 0 25-10 31-23 7-16 13-41 13-42 0-4-3-4-5-4-4 0-4 1-6 7-7 28-15 52-32 52-11 0-13-11-13-19 0-10 1-12 6-32 5-18 6-21 9-37 5-20 10-40 15-59 3-12 3-13 3-15 0-7-4-12-12-12-10 0-16 10-18 20zM113 136c-3 9-3 9-9 16-18 24-36 30-48 30-20 0-26-23-26-40 0-20 13-72 23-91 13-26 32-41 49-41 28 0 34 35 34 37s-2 5-2 7c-7 27-14 55-21 82z"><text:p/></draw:path><draw:path draw:style-name="gr205" draw:text-style-name="P22" svg:width="0.089cm" svg:height="0.296cm" svg:x="6.424cm" svg:y="0.005cm" svg:viewBox="0 0 90 297" svg:d="M90 5c0-1 0-5-5-5-9 0-41 4-51 4-4 1-9 1-9 9 0 5 5 5 11 5 20 0 20 4 20 7s-1 6-1 9c-18 70-35 140-53 210-1 4-2 7-2 14 0 24 19 39 38 39 15 0 24-9 32-25 8-15 13-39 13-41 0-3-4-3-5-3-5 0-5 1-6 7-7 28-16 52-32 52-12 0-12-13-12-19 0-10 0-12 2-21 20-81 40-161 60-242z"><text:p/></draw:path><draw:path draw:style-name="gr206" draw:text-style-name="P22" svg:width="0.154cm" svg:height="0.191cm" svg:x="6.562cm" svg:y="0.111cm" svg:viewBox="0 0 155 192" svg:d="M143 29c-12 0-21 10-21 19 0 6 4 12 14 12 9 0 19-7 19-24 0-18-18-36-51-36-55 0-70 43-70 61 0 34 31 40 43 43 21 5 43 8 43 32 0 11-10 46-60 46-6 0-38 0-48-22 17 2 26-11 26-23 0-9-6-14-15-14-11 0-23 8-23 28 0 24 24 41 60 41 68 0 85-51 85-70 0-16-8-27-13-32-12-12-24-13-43-18-15-2-31-6-31-25 0-12 9-37 46-37 11 0 32 2 39 19z"><text:p/></draw:path><draw:path draw:style-name="gr207" draw:text-style-name="P22" svg:width="0.163cm" svg:height="0.191cm" svg:x="6.754cm" svg:y="0.111cm" svg:viewBox="0 0 164 192" svg:d="M150 27c-6 0-12 0-18 6-7 6-8 13-8 16 0 10 8 15 15 15 13 0 24-11 24-28 0-20-19-36-49-36-58 0-114 60-114 121 0 37 25 71 68 71 62 0 96-45 96-50 0-2-2-6-4-6-3 0-4 1-6 5-33 41-80 41-84 41-27 0-39-20-39-46 0-17 10-58 23-84 13-24 37-42 60-42 14 0 30 4 36 17z"><text:p/></draw:path><draw:path draw:style-name="gr208" draw:text-style-name="P22" svg:width="0.207cm" svg:height="0.296cm" svg:x="6.942cm" svg:y="0.005cm" svg:viewBox="0 0 208 297" svg:d="M98 5c0-1 0-5-6-5-9 0-39 4-50 4-4 1-8 1-8 8 0 6 3 6 9 6 21 0 22 2 22 7 0 3-1 6-1 9-21 81-41 160-62 241-2 6-2 7-2 10 0 9 8 12 13 12 6 0 13-5 16-11 2-11 5-22 7-33 4-12 6-24 10-37 2-10 4-19 7-28 1-2 5-16 5-19 1-4 14-27 28-39 10-6 22-14 41-14 18 0 23 14 23 29 0 23-17 68-26 94-4 9-6 14-6 23 0 20 14 35 34 35 40 0 56-62 56-66 0-3-4-3-5-3-5 0-5 1-6 7-7 22-21 52-43 52-8 0-11-4-11-13 0-11 3-21 8-30 6-19 25-68 25-92 0-28-16-46-48-46-27 0-46 13-62 33 11-45 22-90 32-134z"><text:p/></draw:path></draw:g></draw:g></text:span><text:span text:style-name="T8"><text:s/></text:span><text:span text:style-name="T9">und somit: </text:span><text:span text:style-name="T9"><draw:g text:anchor-type="as-char" svg:y="-0.365cm" draw:z-index="25" draw:style-name="gr1"><svg:title>TexMaths</svg:title><svg:desc>12§display§\overline{\exists x,y &gt; 0: \forall n\in \mathbb N : nx\le y} \Longleftrightarrow wahr§svg§600§FALSE§</svg:desc><draw:g draw:style-name="gr2"><draw:path draw:style-name="gr160" draw:text-style-name="P21" svg:width="6.872cm" svg:height="0.401cm" svg:x="0.022cm" svg:y="0.022cm" svg:viewBox="0 0 6873 402" svg:d="M3437 402c-1146 0-2291 0-3437 0 0-134 0-268 0-402 2291 0 4582 0 6873 0 0 134 0 268 0 402-1145 0-2291 0-3436 0z"><text:p/></draw:path><draw:path draw:style-name="gr161" draw:text-style-name="P22" svg:width="4.945cm" svg:height="0.016cm" svg:x="0.001cm" svg:y="0.001cm" svg:viewBox="0 0 4946 17" svg:d="M2474 17c-825 0-1649 0-2474 0 0-6 0-11 0-17 1649 0 3298 0 4946 0 0 6 0 11 0 17-825 0-1648 0-2472 0z"><text:p/></draw:path><draw:path draw:style-name="gr162" draw:text-style-name="P22" svg:width="0.186cm" svg:height="0.291cm" svg:x="0.025cm" svg:y="0.068cm" svg:viewBox="0 0 187 292" svg:d="M187 16c0-14-1-16-14-16-53 0-106 0-159 0-7 0-14 0-14 8 0 9 7 10 14 10 52 0 105 0 156 0 0 40 0 79 0 120-50 0-99 0-150 0-7 0-15 0-15 8 0 9 8 9 15 9 51 0 100 0 150 0 0 39 0 80 0 120-51 0-104 0-156 0-7 0-14 0-14 8 0 9 7 9 14 9 53 0 106 0 159 0 13 0 14-2 14-16 0-86 0-174 0-260z"><text:p/></draw:path><draw:path draw:style-name="gr163" draw:text-style-name="P22" svg:width="0.209cm" svg:height="0.19cm" svg:x="0.248cm" svg:y="0.176cm" svg:viewBox="0 0 210 191" svg:d="M128 59c3-11 12-49 42-49 2 0 12 0 21 4-12 3-21 14-21 23 0 7 5 15 17 15 9 0 23-8 23-24 0-22-25-28-40-28-24 0-39 22-44 32-11-28-34-32-46-32-43 0-67 54-67 65 0 3 4 3 5 3 4 0 5 0 5-3 14-46 42-55 56-55 9 0 23 3 23 27 0 13-7 41-23 101-6 25-21 43-39 43-3 0-12 0-22-6 11-1 20-11 20-21 0-12-9-16-15-16-13 0-23 11-23 25 0 19 20 28 40 28 27 0 43-30 44-33 5 16 19 33 46 33 43 0 67-54 67-65 0-5-4-5-5-5-5 0-5 3-6 5-14 46-43 55-56 55-16 0-23-13-23-27 0-10 2-20 7-38 5-19 10-38 14-57z"><text:p/></draw:path><draw:path draw:style-name="gr164" draw:text-style-name="P22" svg:width="0.048cm" svg:height="0.125cm" svg:x="0.513cm" svg:y="0.315cm" svg:viewBox="0 0 49 126" svg:d="M49 44c0-28-11-44-27-44-14 0-22 10-22 22s8 22 22 22c4 0 10-2 14-6 1 0 1-1 2-1 2 0 2 1 2 7 0 30-15 57-29 70-5 5-5 6-5 7 0 3 2 5 5 5 5 0 38-32 38-82z"><text:p/></draw:path><draw:path draw:style-name="gr165" draw:text-style-name="P22" svg:width="0.193cm" svg:height="0.27cm" svg:x="0.677cm" svg:y="0.176cm" svg:viewBox="0 0 194 271" svg:d="M192 25c2-6 2-6 2-9 0-8-6-11-13-11-3 0-11 2-14 8-1 3-4 16-6 23-3 11-6 23-9 34-6 25-13 50-19 75-1 6-19 36-47 36-21 0-26-18-26-33 0-21 7-46 22-83 6-18 8-22 8-30 0-19-13-35-35-35-39 0-55 61-55 65 0 3 4 3 5 3 3 0 5 0 6-7 12-39 29-51 43-51 4 0 11 0 11 13 0 11-5 21-7 29-17 45-26 69-26 88 0 38 28 51 52 51 17 0 31-7 43-19-6 21-11 42-27 64-11 14-28 26-47 26-6 0-24-2-31-18 6 0 12 0 18-5 3-3 8-9 8-16 0-13-12-15-16-15-9 0-24 7-24 27 0 21 18 36 45 36 43 0 87-37 99-85 14-54 27-107 40-161z"><text:p/></draw:path><draw:path draw:style-name="gr166" draw:text-style-name="P22" svg:width="0.257cm" svg:height="0.243cm" svg:x="1.038cm" svg:y="0.133cm" svg:viewBox="0 0 258 244" svg:d="M250 132c4-2 8-5 8-10 0-4-4-7-8-9-78-36-156-73-234-109-5-4-6-4-8-4-4 0-8 5-8 10 0 3 2 6 8 8 74 35 148 70 221 104-73 35-147 70-221 105-6 3-8 6-8 9 0 4 4 8 8 8 2 0 3 0 8-4 78-36 156-72 234-108z"><text:p/></draw:path><draw:path draw:style-name="gr167" draw:text-style-name="P22" svg:width="0.177cm" svg:height="0.288cm" svg:x="1.465cm" svg:y="0.08cm" svg:viewBox="0 0 178 289" svg:d="M178 146c0-33-3-67-18-98-20-41-54-48-71-48-25 0-57 11-73 50-15 29-16 63-16 96 0 32 1 70 18 100 19 35 49 43 70 43 22 0 55-9 74-49 13-28 16-61 16-94zM88 280c-16 0-41-11-48-51-5-25-5-63-5-89s0-54 3-76c8-51 40-54 50-54 14 0 42 7 50 49 4 24 4 55 4 81 0 33 0 62-4 88-7 38-31 52-50 52z"><text:p/></draw:path><draw:path draw:style-name="gr168" draw:text-style-name="P22" svg:width="0.045cm" svg:height="0.18cm" svg:x="1.812cm" svg:y="0.18cm" svg:viewBox="0 0 46 181" svg:d="M46 22c0-12-11-22-23-22s-23 10-23 22 11 22 23 22 23-10 23-22zM46 158c0-12-11-21-23-21s-23 9-23 21 11 23 23 23 23-11 23-23z"><text:p/></draw:path><draw:path draw:style-name="gr169" draw:text-style-name="P22" svg:width="0.234cm" svg:height="0.3cm" svg:x="2.01cm" svg:y="0.068cm" svg:viewBox="0 0 235 301" svg:d="M233 17c2-5 2-6 2-9s-3-8-8-8c-6 0-9 6-10 11-12 31-23 61-35 92-43 0-85 0-128 0-12-31-23-61-35-92-2-6-5-11-11-11-3 0-8 5-8 8 0 2 0 3 4 9 34 91 69 183 104 275 2 4 5 9 10 9 6 0 7-5 9-9 35-92 71-184 106-275zM60 120c38 0 77 0 115 0-19 49-38 100-57 149-20-49-39-100-58-149z"><text:p/></draw:path><draw:path draw:style-name="gr170" draw:text-style-name="P22" svg:width="0.227cm" svg:height="0.19cm" svg:x="2.257cm" svg:y="0.176cm" svg:viewBox="0 0 228 191" svg:d="M25 161c-1 6-5 17-5 18 0 8 6 12 14 12 4 0 12-4 15-12 0-1 5-21 7-31 4-14 6-27 10-39 2-8 5-18 7-27 1-8 5-20 6-22 6-13 28-50 69-50 19 0 22 15 22 28 0 27-20 81-27 99-4 9-5 14-5 19 0 19 16 35 35 35 39 0 55-61 55-65 0-5-4-5-5-5-3 0-3 1-6 9-8 27-23 51-43 51-7 0-10-3-10-14 0-10 4-21 8-29 8-23 25-70 25-94 0-27-18-44-48-44-39 0-59 26-66 36-3-23-19-36-39-36-19 0-27 17-32 24-6 14-12 38-12 41s4 3 5 3c5 0 5 0 7-9 7-30 16-49 31-49 9 0 13 4 13 19 0 8-1 13-7 35-8 32-15 64-24 97z"><text:p/></draw:path><draw:path draw:style-name="gr171" draw:text-style-name="P22" svg:width="0.21cm" svg:height="0.243cm" svg:x="2.65cm" svg:y="0.133cm" svg:viewBox="0 0 211 244" svg:d="M197 131c7 0 14 0 14-9 0-8-7-8-14-8-60 0-119 0-179 0 5-56 53-96 113-96 21 0 44 0 66 0 7 0 14 0 14-8 0-10-7-10-14-10-23 0-45 0-67 0-72 0-130 55-130 122 0 68 58 122 130 122 22 0 44 0 67 0 7 0 14 0 14-8s-7-8-14-8c-22 0-45 0-66 0-60 0-108-41-113-97 60 0 119 0 179 0z"><text:p/></draw:path><draw:path draw:style-name="gr172" draw:text-style-name="P22" svg:width="0.285cm" svg:height="0.294cm" svg:x="3.024cm" svg:y="0.073cm" svg:viewBox="0 0 286 295" svg:d="M36 37c0 69 0 137 0 204 0 23-2 30-24 31-5 0-12 0-12 8 0 7 6 7 14 7 22 0 44 0 65 0 9 0 15 0 15-7 0-8-8-8-14-8-22-1-26-9-26-31 0-63 0-128 0-192 61 79 121 160 182 239 4 6 6 7 9 7 7 0 7-7 7-14 0-78 0-157 0-237 0-24 4-30 24-30 2 0 10 0 10-7s-8-7-15-7c-20 0-41 0-61 0-7 0-14 0-14 7s7 7 12 7c24 0 27 9 27 32 0 43 0 87 0 132-43-58-85-114-128-172-4-6-5-6-15-6-24 0-49 0-73 0-8 0-14 0-14 7 0 6 6 7 8 7 12 2 21 9 24 14-1 3-1 3-1 9zM238 265c-62-80-123-161-184-241-4-5-4-6-8-10 16 0 33 0 50 0 47 64 95 128 142 191 0 21 0 40 0 60z"><text:p/></draw:path><draw:path draw:style-name="gr173" draw:text-style-name="P22" svg:width="0.043cm" svg:height="0.18cm" svg:x="3.471cm" svg:y="0.18cm" svg:viewBox="0 0 44 181" svg:d="M44 22c0-12-10-22-22-22s-22 10-22 22 10 22 22 22 22-10 22-22zM44 158c0-12-10-21-22-21s-22 9-22 21 10 23 22 23 22-11 22-23z"><text:p/></draw:path><draw:path draw:style-name="gr174" draw:text-style-name="P22" svg:width="0.227cm" svg:height="0.19cm" svg:x="3.681cm" svg:y="0.176cm" svg:viewBox="0 0 228 191" svg:d="M25 161c-1 6-5 17-5 18 0 8 6 12 14 12 4 0 12-4 15-12 0-1 5-21 7-31 4-14 6-27 10-39 2-8 5-18 7-27 1-8 5-20 6-22 6-13 28-50 69-50 19 0 22 15 22 28 0 27-20 81-27 99-4 9-5 14-5 19 0 19 16 35 35 35 39 0 55-61 55-65 0-5-4-5-5-5-3 0-3 1-6 9-8 27-23 51-43 51-7 0-10-3-10-14 0-10 4-21 8-29 8-23 25-70 25-94 0-27-18-44-48-44-39 0-59 26-66 36-3-23-19-36-39-36-19 0-27 17-32 24-6 14-12 38-12 41s4 3 5 3c5 0 5 0 7-9 7-30 16-49 31-49 9 0 13 4 13 19 0 8-1 13-7 35-8 32-15 64-24 97z"><text:p/></draw:path><draw:path draw:style-name="gr175" draw:text-style-name="P22" svg:width="0.209cm" svg:height="0.19cm" svg:x="3.934cm" svg:y="0.176cm" svg:viewBox="0 0 210 191" svg:d="M128 59c3-11 12-49 42-49 3 0 12 0 21 4-12 3-21 14-21 23 0 7 5 15 17 15 10 0 23-8 23-24 0-22-25-28-40-28-24 0-39 22-44 32-11-28-34-32-46-32-43 0-67 54-67 65 0 3 4 3 5 3 4 0 5 0 5-3 14-46 43-55 57-55 8 0 23 3 23 27 0 13-7 41-23 101-7 25-21 43-40 43-3 0-12 0-21-6 10-1 19-11 19-21 0-12-9-16-15-16-12 0-23 11-23 25 0 19 20 28 40 28 27 0 43-30 44-33 5 16 20 33 46 33 43 0 67-54 67-65 0-5-4-5-5-5-4 0-5 3-6 5-13 46-42 55-56 55-16 0-23-13-23-27 0-10 2-20 7-38 5-19 10-38 14-57z"><text:p/></draw:path><draw:path draw:style-name="gr176" draw:text-style-name="P22" svg:width="0.257cm" svg:height="0.323cm" svg:x="4.314cm" svg:y="0.093cm" svg:viewBox="0 0 258 324" svg:d="M250 18c4-2 8-5 8-10 0-4-4-8-8-8-3 0-6 1-8 2-78 36-156 74-234 110-7 3-8 7-8 10 0 4 2 6 8 9 78 36 156 72 234 108 5 3 6 3 8 3 4 0 8-3 8-7 0-3-1-6-8-9-74-35-148-70-221-104 73-34 147-69 221-104zM244 324c7 0 14 0 14-8 0-9-8-9-16-9-75 0-151 0-226 0-6 0-16 0-16 9 0 8 8 8 16 8 75 0 152 0 228 0z"><text:p/></draw:path><draw:path draw:style-name="gr177" draw:text-style-name="P22" svg:width="0.193cm" svg:height="0.27cm" svg:x="4.737cm" svg:y="0.176cm" svg:viewBox="0 0 194 271" svg:d="M193 25c1-6 1-6 1-9 0-8-6-11-12-11-4 0-10 2-14 8-1 3-5 16-6 23-4 11-6 23-8 34-6 25-14 50-20 75-1 6-20 36-48 36-21 0-26-18-26-33 0-21 7-46 22-83 7-18 8-22 8-30 0-19-13-35-34-35-40 0-56 61-56 65 0 3 4 2 5 3 5 0 5 0 7-7 11-39 29-51 42-51 4 0 11 0 11 13 0 11-4 21-7 29-17 45-24 69-24 88 0 38 26 51 51 51 16 0 30-7 42-19-5 21-11 42-27 64-11 14-27 26-46 26-6 0-25-2-32-18 7 0 12 0 18-5 4-3 8-9 8-16 0-13-11-15-16-15-9 0-22 7-22 27 0 21 18 36 44 36 43 0 86-37 98-85 14-54 28-107 41-161z"><text:p/></draw:path><draw:path draw:style-name="gr178" draw:text-style-name="P22" svg:width="0.373cm" svg:height="0.231cm" svg:x="5.087cm" svg:y="0.14cm" svg:viewBox="0 0 374 232" svg:d="M360 164c7 0 14 0 14-8s-7-8-14-8c-90 0-179 0-269 0-17-15-38-27-53-33 16-6 36-18 53-32 90 0 179 0 269 0 7 0 14 0 14-9 0-8-7-8-14-8-83 0-167 0-250 0 21-19 42-56 42-61s-4-5-7-5-7 0-8 4c-9 15-21 37-48 62-29 25-58 37-79 43-8 3-8 3-9 4-1 0-1 1-1 2s0 3 1 3c0 0 1 0 1 1 3 1 2 1 9 3 57 17 99 56 123 100 4 8 5 10 11 10 3 0 7 0 7-5 0-6-21-42-42-63 83 0 167 0 250 0z"><text:p/></draw:path><draw:path draw:style-name="gr179" draw:text-style-name="P22" svg:width="0.373cm" svg:height="0.231cm" svg:x="5.439cm" svg:y="0.14cm" svg:viewBox="0 0 374 232" svg:d="M282 83c18 15 40 26 54 32-16 7-36 18-54 33-89 0-179 0-268 0-7 0-14 0-14 8s7 8 14 8c83 0 167 0 250 0-20 20-43 57-43 63 0 5 6 5 8 5 4 0 6 0 9-4 8-16 20-38 48-62 28-27 57-38 79-45 7-2 7-2 8-3 1 0 1-2 1-3s0-1-1-2c0-1-1-1-1-1-2-2-1 0-8-3-58-17-100-55-124-101-5-8-5-8-11-8-2 0-8 0-8 5s21 42 43 61c-83 0-167 0-250 0-7 0-14 0-14 8 0 9 7 9 14 9 89 0 179 0 268 0z"><text:p/></draw:path><draw:path draw:style-name="gr180" draw:text-style-name="P22" svg:width="0.277cm" svg:height="0.19cm" svg:x="5.967cm" svg:y="0.176cm" svg:viewBox="0 0 278 191" svg:d="M182 43c2-9 6-25 6-27 0-8-6-11-12-11-4 0-13 3-15 12-1 2-22 83-24 93-4 14-4 21-4 28 0 5 0 6 0 8-9 22-23 35-38 35-35 0-35-31-35-38 0-13 2-30 23-82 5-12 7-18 7-26 0-19-14-35-35-35-39 0-55 61-55 65 0 3 4 3 5 3 3 0 5 0 6-7 12-39 29-51 43-51 4 0 11 0 11 13 0 11-5 23-9 30-18 49-22 68-22 85 0 37 27 53 60 53 6 0 26 0 43-30 11 27 39 30 53 30 31 0 50-27 61-52 14-33 27-90 27-110 0-23-10-29-18-29-10 0-21 11-21 20 0 5 2 8 6 11 5 5 15 16 15 36 0 15-12 55-22 77-11 23-27 37-47 37-19 0-31-12-31-36 0-12 3-25 4-31 6-24 12-47 18-71z"><text:p/></draw:path><draw:path draw:style-name="gr181" draw:text-style-name="P22" svg:width="0.192cm" svg:height="0.19cm" svg:x="6.284cm" svg:y="0.176cm" svg:viewBox="0 0 193 191" svg:d="M140 26c-7-15-19-26-38-26-49 0-102 61-102 124 0 39 24 67 56 67 9 0 30-3 56-33 3 18 18 33 38 33 14 0 24-10 31-24 7-15 9-28 12-41 0-5-3-5-5-5-3 0-4 3-6 9-7 26-14 51-31 51-12 0-13-11-13-19 0-10 1-13 6-31 4-18 5-22 8-39 5-19 11-39 16-58 2-12 2-12 2-15 0-7-4-11-12-11-9 0-16 10-18 18zM114 136c-2 7-2 8-8 15-20 23-36 30-48 30-22 0-28-23-28-39 0-21 14-74 24-93 13-24 31-39 48-39 28 0 34 32 34 36 0 2 0 6-2 7-7 27-13 55-20 83z"><text:p/></draw:path><draw:path draw:style-name="gr182" draw:text-style-name="P22" svg:width="0.207cm" svg:height="0.295cm" svg:x="6.513cm" svg:y="0.068cm" svg:viewBox="0 0 208 296" svg:d="M98 5c-2-1 0-5-6-5-9 0-39 4-50 5-4 0-8 1-8 8 0 5 3 5 9 5 21 0 22 4 22 7s-1 6-1 9c-21 80-41 160-62 241-2 6-2 7-2 9 0 10 8 12 13 12 6 0 13-4 16-10 2-11 5-22 7-33 4-12 6-25 10-37 2-8 4-18 7-28 1-2 5-16 5-19 1-3 14-27 28-38 9-7 21-15 40-15 18 0 23 15 23 29 0 23-16 69-25 94-4 9-6 14-6 23 0 19 14 34 34 34 40 0 56-60 56-63 0-5-4-5-5-5-5 0-5 1-7 8-6 21-20 51-42 51-8 0-11-4-11-15 0-9 3-20 8-28 6-18 25-68 25-93 0-26-16-44-48-44-27 0-46 13-62 32 11-45 22-90 32-134z"><text:p/></draw:path><draw:path draw:style-name="gr183" draw:text-style-name="P22" svg:width="0.171cm" svg:height="0.19cm" svg:x="6.746cm" svg:y="0.176cm" svg:viewBox="0 0 172 191" svg:d="M24 161c-1 6-4 17-4 18 0 8 6 12 14 12 4 0 12-4 15-12 0-1 15-59 17-66 2-15 11-45 13-55 1-6 13-26 23-35 4-3 16-13 35-13 11 0 11 3 17 4-12 3-22 12-22 23 0 7 4 15 16 15 10 0 24-10 24-24 0-16-14-28-35-28-28 0-47 20-54 32-4-19-19-32-39-32s-27 17-31 24c-8 14-13 40-13 41 0 3 4 3 5 3 3 0 5 0 7-9 7-30 16-49 31-49 7 0 12 2 12 19 0 8-1 13-6 35-8 32-17 64-25 97z"><text:p/></draw:path></draw:g></draw:g></text:span><text:span text:style-name="T9">.</text:span></text:p>
      <text:p text:style-name="P10"/>
      <text:p text:style-name="P13">Somit ist <draw:g text:anchor-type="as-char" svg:y="-0.295cm" draw:z-index="26" draw:style-name="gr1"><svg:title>TexMaths</svg:title><svg:desc>12§display§\forall x,y &gt; 0: \exists n\in \mathbb N : nx&gt;y§svg§600§FALSE§</svg:desc><draw:g draw:style-name="gr2"><draw:path draw:style-name="gr143" draw:text-style-name="P21" svg:width="4.886cm" svg:height="0.333cm" svg:x="0.022cm" svg:y="0.021cm" svg:viewBox="0 0 4887 334" svg:d="M0 0c1629 0 3258 0 4887 0 0 112 0 222 0 334-1629 0-3258 0-4887 0 0-112 0-222 0-334z"><text:p/></draw:path><draw:path draw:style-name="gr144" draw:text-style-name="P22" svg:width="0.233cm" svg:height="0.3cm" svg:x="0cm" svg:y="0cm" svg:viewBox="0 0 234 301" svg:d="M233 16c1-5 1-5 1-8s-2-8-8-8c-5 0-8 5-10 10-12 31-23 61-35 92-43 0-85 0-128 0-12-31-23-61-35-92-2-6-4-10-10-10-3 0-8 5-8 8 0 2 0 2 2 8 35 91 71 184 106 275 1 6 4 10 10 10s7-5 8-9c36-92 71-184 107-276zM60 119c38 0 76 0 114 0-19 49-37 100-56 149-20-49-39-100-58-149z"><text:p/></draw:path><draw:path draw:style-name="gr145" draw:text-style-name="P22" svg:width="0.209cm" svg:height="0.189cm" svg:x="0.246cm" svg:y="0.106cm" svg:viewBox="0 0 210 190" svg:d="M130 59c2-11 12-49 40-49 3 0 14 0 22 6-12 1-20 12-20 21 0 7 4 16 15 16 10 0 23-9 23-25 0-22-24-28-38-28-26 0-40 23-45 32-11-27-33-32-45-32-45 0-69 54-69 65 0 5 5 5 6 5 3 0 4-1 5-5 14-45 42-55 56-55 9 0 23 3 23 27 0 13-7 42-23 101-6 27-21 44-39 44-3 0-12 0-22-5 11-3 21-11 21-23s-10-15-16-15c-13 0-24 11-24 25 0 19 22 26 40 26 28 0 43-29 44-31 6 15 20 31 46 31 43 0 68-53 68-64 0-3-5-3-6-3-4 0-5 1-5 3-14 46-43 56-56 56-17 0-23-14-23-28 0-10 2-18 7-37 5-20 10-39 15-58z"><text:p/></draw:path><draw:path draw:style-name="gr146" draw:text-style-name="P22" svg:width="0.048cm" svg:height="0.125cm" svg:x="0.511cm" svg:y="0.247cm" svg:viewBox="0 0 49 126" svg:d="M49 44c0-27-9-44-26-44-15 0-23 11-23 23 0 11 8 21 23 21 5 0 11-1 14-4 1-2 1-2 3-2 0 3 1 0 1 6 0 32-16 57-29 70-5 5-5 6-5 7 0 3 3 5 4 5 5 0 38-32 38-82z"><text:p/></draw:path><draw:path draw:style-name="gr147" draw:text-style-name="P22" svg:width="0.193cm" svg:height="0.271cm" svg:x="0.674cm" svg:y="0.106cm" svg:viewBox="0 0 194 272" svg:d="M193 26c1-6 1-7 1-9 0-9-4-12-12-12-3 0-10 2-14 9-1 2-5 15-6 22-2 12-6 23-8 34-6 25-14 50-20 77-1 6-19 35-48 35-20 0-25-18-25-34 0-19 7-46 22-83 6-17 8-22 8-30 0-19-14-35-35-35-40 0-56 61-56 65 0 5 5 5 6 5 4 0 5-1 6-9 12-38 29-51 43-51 4 0 11 0 11 13 0 11-5 21-7 30-17 44-25 68-25 88 0 38 26 49 51 49 17 0 31-6 43-18-6 20-10 42-27 64-11 14-28 26-47 26-6 0-25-1-32-17 7 0 13 0 18-6 4-3 8-8 8-17 0-13-11-14-16-14-9 0-22 6-22 28 0 20 18 36 44 36 43 0 86-39 98-84 14-55 28-109 41-162z"><text:p/></draw:path><draw:path draw:style-name="gr148" draw:text-style-name="P22" svg:width="0.257cm" svg:height="0.242cm" svg:x="1.037cm" svg:y="0.064cm" svg:viewBox="0 0 258 243" svg:d="M250 131c4-1 8-4 8-8 0-6-4-8-8-10-78-37-156-73-234-111-5-2-6-2-8-2-4 0-8 4-8 8s2 6 8 10c74 35 148 70 221 105-73 33-147 68-221 102-6 3-8 6-8 9 0 5 4 9 8 9 2 0 3 0 8-3 78-36 156-73 234-109z"><text:p/></draw:path><draw:path draw:style-name="gr149" draw:text-style-name="P22" svg:width="0.177cm" svg:height="0.288cm" svg:x="1.463cm" svg:y="0.011cm" svg:viewBox="0 0 178 289" svg:d="M178 145c0-33-2-67-17-98-19-41-54-47-71-47-26 0-56 11-74 50-14 29-16 62-16 95 0 32 2 69 19 100 18 35 49 44 70 44 23 0 55-9 73-50 14-29 16-60 16-94zM89 279c-17 0-41-11-49-51-4-25-4-62-4-87 0-28 0-56 2-78 9-50 40-53 51-53 14 0 42 7 50 49 4 23 4 55 4 82 0 31 0 59-5 85-6 41-30 53-49 53z"><text:p/></draw:path><draw:path draw:style-name="gr150" draw:text-style-name="P22" svg:width="0.043cm" svg:height="0.181cm" svg:x="1.811cm" svg:y="0.11cm" svg:viewBox="0 0 44 182" svg:d="M44 23c0-12-9-23-21-23s-23 11-23 23 11 21 23 21 21-9 21-21zM44 160c0-13-9-23-21-23s-23 10-23 23c0 12 11 22 23 22s21-10 21-22z"><text:p/></draw:path><draw:path draw:style-name="gr151" draw:text-style-name="P22" svg:width="0.186cm" svg:height="0.29cm" svg:x="2.033cm" svg:y="0cm" svg:viewBox="0 0 187 291" svg:d="M187 16c0-15-1-16-14-16-53 0-106 0-159 0-7 0-14 0-14 8 0 9 7 9 14 9 52 0 105 0 156 0 0 41 0 80 0 121-50 0-99 0-150 0-7 0-15 0-15 9 0 8 8 8 15 8 51 0 100 0 150 0 0 40 0 79 0 119-51 0-104 0-156 0-7 0-14 0-14 9 0 8 7 8 14 8 53 0 106 0 159 0 13 0 14-1 14-14 0-87 0-175 0-261z"><text:p/></draw:path><draw:path draw:style-name="gr152" draw:text-style-name="P22" svg:width="0.227cm" svg:height="0.189cm" svg:x="2.256cm" svg:y="0.106cm" svg:viewBox="0 0 228 190" svg:d="M24 161c-1 7-4 17-4 19 0 8 6 10 12 10s14-2 16-11c1 0 6-20 8-31 4-13 6-25 10-37 2-10 5-20 7-29 1-7 5-19 5-21 7-13 29-51 70-51 18 0 22 15 22 30 0 25-21 79-27 97-4 10-5 14-5 19 0 21 16 34 35 34 39 0 55-60 55-64 0-3-4-3-5-3-5 0-5 1-6 7-8 29-23 52-43 52-7 0-11-4-11-14 0-11 5-20 9-30 7-23 25-68 25-92 0-29-18-46-48-46-39 0-59 28-66 37-3-24-19-37-39-37s-27 17-32 24c-6 14-12 40-12 41 0 5 4 5 5 5 3 0 5-1 7-10 7-30 16-50 30-50 10 0 13 6 13 19 0 8-1 13-6 36-8 31-17 64-25 96z"><text:p/></draw:path><draw:path draw:style-name="gr153" draw:text-style-name="P22" svg:width="0.21cm" svg:height="0.242cm" svg:x="2.647cm" svg:y="0.064cm" svg:viewBox="0 0 211 243" svg:d="M197 131c7 0 14 0 14-8 0-9-7-9-14-9-60 0-119 0-179 0 5-56 53-97 113-97 21 0 44 0 66 0 7 0 14 0 14-9 0-8-7-8-14-8-23 0-45 0-67 0-72 0-130 55-130 123 0 67 58 120 130 120 22 0 44 0 67 0 7 0 14 0 14-9 0-8-7-8-14-8-22 0-45 0-66 0-60 0-108-38-113-95 60 0 119 0 179 0z"><text:p/></draw:path><draw:path draw:style-name="gr154" draw:text-style-name="P22" svg:width="0.285cm" svg:height="0.295cm" svg:x="3.022cm" svg:y="0.004cm" svg:viewBox="0 0 286 296" svg:d="M36 38c0 69 0 138 0 205 0 21-4 30-25 30-4 0-11 0-11 7s6 7 14 7c22 0 44 0 65 0 7 0 15 0 15-7s-8-7-14-7c-22 0-26-10-26-31 0-64 0-129 0-193 61 81 121 160 182 241 4 5 6 6 9 6 7 0 7-7 7-15 0-79 0-157 0-237 0-22 4-28 23-30 3 0 11 0 11-7s-8-7-15-7c-20 0-41 0-61 0-8 0-14 0-14 7s7 7 12 7c24 2 26 10 26 32 0 43 0 87 0 132-42-58-85-114-127-172-4-6-5-6-15-6-25 0-49 0-74 0-7 0-13 0-13 7s6 7 8 7c12 2 19 9 24 14-1 3-1 4-1 10zM238 266c-62-80-123-160-184-241-5-5-5-6-8-11 16 0 32 0 49 0 48 64 95 128 143 192 0 20 0 40 0 60z"><text:p/></draw:path><draw:path draw:style-name="gr155" draw:text-style-name="P22" svg:width="0.045cm" svg:height="0.181cm" svg:x="3.468cm" svg:y="0.11cm" svg:viewBox="0 0 46 182" svg:d="M46 23c0-12-11-23-23-23s-23 11-23 23 11 21 23 21 23-9 23-21zM46 160c0-13-11-23-23-23s-23 10-23 23c0 12 11 22 23 22s23-10 23-22z"><text:p/></draw:path><draw:path draw:style-name="gr156" draw:text-style-name="P22" svg:width="0.227cm" svg:height="0.189cm" svg:x="3.679cm" svg:y="0.106cm" svg:viewBox="0 0 228 190" svg:d="M24 161c-1 7-4 17-4 19 0 8 6 10 12 10s14-2 16-11c1 0 6-20 8-31 4-13 6-25 10-37 2-10 5-20 7-29 1-7 5-19 5-21 7-13 29-51 70-51 19 0 22 15 22 30 0 25-21 79-27 97-4 10-5 14-5 19 0 21 16 34 35 34 39 0 55-60 55-64 0-3-4-3-5-3-5 0-5 1-6 7-8 29-23 52-43 52-7 0-11-4-11-14 0-11 5-20 9-30 7-23 25-68 25-92 0-29-18-46-48-46-39 0-59 28-66 37-3-24-19-37-39-37s-27 17-32 24c-6 14-12 40-12 41 0 5 4 5 5 5 3 0 5-1 7-10 7-30 16-50 31-50 9 0 12 6 12 19 0 8-1 13-6 36-8 31-17 64-25 96z"><text:p/></draw:path><draw:path draw:style-name="gr157" draw:text-style-name="P22" svg:width="0.209cm" svg:height="0.189cm" svg:x="3.933cm" svg:y="0.106cm" svg:viewBox="0 0 210 190" svg:d="M128 59c3-11 12-49 42-49 2 0 12 0 21 6-12 1-21 12-21 21 0 7 5 16 17 16 9 0 23-9 23-25 0-22-25-28-40-28-24 0-39 23-44 32-11-27-34-32-46-32-43 0-67 54-67 65 0 5 4 5 5 5 4 0 5-1 5-5 14-45 42-55 56-55 9 0 23 3 23 27 0 13-7 42-23 101-6 27-21 44-39 44-3 0-12 0-22-5 11-3 20-11 20-23s-9-15-15-15c-13 0-23 11-23 25 0 19 20 26 40 26 27 0 42-29 44-31 5 15 19 31 46 31 43 0 67-53 67-64 0-3-4-3-5-3-5 0-5 1-6 3-14 46-43 56-56 56-16 0-23-14-23-28 0-10 2-18 7-37 5-20 10-39 14-58z"><text:p/></draw:path><draw:path draw:style-name="gr158" draw:text-style-name="P22" svg:width="0.257cm" svg:height="0.242cm" svg:x="4.313cm" svg:y="0.064cm" svg:viewBox="0 0 258 243" svg:d="M250 131c4-1 8-4 8-8 0-6-4-8-8-10-78-37-156-73-234-111-5-2-6-2-8-2-4 0-8 4-8 8s2 6 8 10c74 35 148 70 221 105-73 33-147 68-221 102-6 3-8 6-8 9 0 5 4 9 8 9 2 0 3 0 8-3 78-36 156-73 234-109z"><text:p/></draw:path><draw:path draw:style-name="gr159" draw:text-style-name="P22" svg:width="0.193cm" svg:height="0.271cm" svg:x="4.736cm" svg:y="0.106cm" svg:viewBox="0 0 194 272" svg:d="M193 26c1-6 1-7 1-9 0-9-6-12-12-12-4 0-10 2-14 9-1 2-5 15-6 22-4 12-6 23-8 34-6 25-14 50-20 77-2 6-20 35-48 35-21 0-26-18-26-34 0-19 7-46 22-83 7-17 8-22 8-30 0-19-13-35-35-35-39 0-55 61-55 65 0 5 4 2 5 5 5 0 5-1 7-9 11-38 28-51 42-51 4 0 11 0 11 13 0 11-4 21-7 30-17 44-24 68-24 88 0 38 26 49 51 49 16 0 30-6 42-18-5 20-11 42-27 64-11 14-27 26-46 26-6 0-25-1-32-17 7 0 12 0 18-6 4-3 8-8 8-17 0-13-11-14-16-14-9 0-24 6-24 28 0 20 20 36 46 36 43 0 86-39 98-84 14-55 28-109 41-162z"><text:p/></draw:path></draw:g></draw:g><text:s/>Gezeigt.</text:p>
      <text:p text:style-name="P11"><draw:g text:anchor-type="as-char" svg:y="-0.288cm" draw:z-index="27" draw:style-name="gr1"><svg:title>TexMaths</svg:title><svg:desc>12§display§\square§svg§600§FALSE§</svg:desc><draw:g draw:style-name="gr2"><draw:path draw:style-name="gr141" draw:text-style-name="P21" svg:width="0.259cm" svg:height="0.244cm" svg:x="0.001cm" svg:y="0.023cm" svg:viewBox="0 0 260 245" svg:d="M131 245c-44 0-88 0-131 0 0-82 0-163 0-245 87 0 173 0 260 0 0 82 0 163 0 245-43 0-87 0-129 0z"><text:p/></draw:path><draw:path draw:style-name="gr142" draw:text-style-name="P22" svg:width="0.278cm" svg:height="0.287cm" svg:x="0.003cm" svg:y="0.001cm" svg:viewBox="0 0 279 288" svg:d="M279 14c0-12-1-14-14-14-83 0-167 0-251 0-13 0-14 1-14 14 0 87 0 172 0 258 0 13 1 16 14 16 84 0 167 0 250 0 14 0 15-2 15-15 0-86 0-172 0-259zM17 17c82 0 164 0 246 0 0 85 0 169 0 254-82 0-164 0-246 0 0-85 0-169 0-254z"><text:p/></draw:path></draw:g></draw:g></text:p>
      <text:p text:style-name="P13"/>
      <text:p text:style-name="P15">A2</text:p>
      <text:p text:style-name="P16">z.z: <draw:g text:anchor-type="as-char" svg:y="-0.314cm" draw:z-index="28" draw:style-name="gr1"><svg:title>TexMaths</svg:title><svg:desc>12§display§\forall a,b \in \mathbb R: a &lt; b \Rightarrow \exists x \in \mathbb R \setminus \mathbb Q: a &lt; x &lt; b§svg§600§FALSE§</svg:desc><draw:g draw:style-name="gr2"><draw:path draw:style-name="gr117" draw:text-style-name="P21" svg:width="7.709cm" svg:height="0.376cm" svg:x="0.022cm" svg:y="0.023cm" svg:viewBox="0 0 7710 377" svg:d="M3856 377c-1286 0-2571 0-3856 0 0-126 0-251 0-377 2570 0 5140 0 7710 0 0 126 0 251 0 377-1285 0-2570 0-3854 0z"><text:p/></draw:path><draw:path draw:style-name="gr118" draw:text-style-name="P22" svg:width="0.234cm" svg:height="0.3cm" svg:x="0.001cm" svg:y="0.025cm" svg:viewBox="0 0 235 301" svg:d="M233 16c2-5 2-5 2-8 0-4-3-8-8-8-6 0-9 5-11 10-12 31-23 61-35 92-42 0-85 0-127 0-12-31-24-61-36-92-1-6-4-10-10-10-3 0-8 4-8 8 0 2 0 2 2 8 35 91 71 184 106 275 2 6 4 10 10 10s7-5 9-9c35-91 71-184 106-276zM60 119c38 0 77 0 115 0-19 49-38 100-57 149-20-49-39-100-58-149z"><text:p/></draw:path><draw:path draw:style-name="gr119" draw:text-style-name="P22" svg:width="0.191cm" svg:height="0.19cm" svg:x="0.253cm" svg:y="0.131cm" svg:viewBox="0 0 192 191" svg:d="M140 28c-8-16-20-28-39-28-49 0-101 63-101 124 0 39 23 67 55 67 9 0 30-1 55-31 4 17 18 31 39 31 14 0 24-9 31-23 7-15 12-41 12-42 0-3-4-3-5-3-3 0-5 1-6 7-7 27-14 52-31 52-12 0-13-11-13-20s1-12 6-31c3-18 5-22 8-37 5-19 11-40 16-59 2-12 2-13 2-15 0-7-5-12-12-12-9 0-15 10-17 20zM113 136c-3 8-3 8-9 15-19 24-36 31-48 31-21 0-27-23-27-40 0-21 14-72 24-92 13-25 31-40 49-40 26 0 32 34 32 37 0 2 0 5-1 7-7 27-13 54-20 82z"><text:p/></draw:path><draw:path draw:style-name="gr120" draw:text-style-name="P22" svg:width="0.049cm" svg:height="0.125cm" svg:x="0.494cm" svg:y="0.271cm" svg:viewBox="0 0 50 126" svg:d="M50 44c0-27-10-44-27-44-15 0-23 11-23 23 0 11 8 21 23 21 5 0 11-1 14-4 1-2 1-2 3-2 0 3 1 0 1 6 0 32-16 57-29 70-5 5-5 6-5 7 0 3 3 5 5 5 4 0 38-32 38-82z"><text:p/></draw:path><draw:path draw:style-name="gr121" draw:text-style-name="P22" svg:width="0.154cm" svg:height="0.295cm" svg:x="0.666cm" svg:y="0.025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122" draw:text-style-name="P22" svg:width="0.21cm" svg:height="0.242cm" svg:x="0.979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123" draw:text-style-name="P22" svg:width="0.289cm" svg:height="0.286cm" svg:x="1.348cm" svg:y="0.029cm" svg:viewBox="0 0 290 287" svg:d="M107 156c5 0 9 0 14 0 22 33 42 65 64 96 5 8 14 24 19 30 2 5 5 5 14 5 20 0 39 0 58 0 7 0 14 0 14-7 0-4-2-6-7-7-15-4-36-31-45-45-4-3-24-31-53-77 37-6 74-22 74-72 0-59-62-79-111-79-45 0-89 0-134 0-7 0-14 0-14 7s8 7 12 7c24 0 26 4 26 24 0 70 0 141 0 211 0 20-2 24-26 24-4 0-12 0-12 7s7 7 14 7c39 0 78 0 117 0 7 0 13 0 13-7s-7-7-12-7c-24 0-25-4-25-24 0-30 0-61 0-93zM188 136c11-16 14-39 14-57 0-20-4-43-17-60 18 4 59 17 59 60 0 27-12 48-56 57zM107 37c0-8 0-23 26-23 35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draw:path draw:style-name="gr124" draw:text-style-name="P22" svg:width="0.045cm" svg:height="0.181cm" svg:x="1.799cm" svg:y="0.135cm" svg:viewBox="0 0 46 182" svg:d="M46 23c0-13-11-23-23-23s-23 10-23 23c0 12 11 21 23 21s23-9 23-21zM46 160c0-13-11-23-23-23s-23 10-23 23c0 12 11 22 23 22s23-10 23-22z"><text:p/></draw:path><draw:path draw:style-name="gr125" draw:text-style-name="P22" svg:width="0.192cm" svg:height="0.19cm" svg:x="2.014cm" svg:y="0.131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4 136c-2 8-2 8-10 15-18 24-34 31-46 31-22 0-28-23-28-40 0-21 14-72 24-92 13-25 31-40 48-40 28 0 34 34 34 37 0 2-2 5-2 7-7 27-13 54-20 82z"><text:p/></draw:path><draw:path draw:style-name="gr126" draw:text-style-name="P22" svg:width="0.257cm" svg:height="0.242cm" svg:x="2.373cm" svg:y="0.09cm" svg:viewBox="0 0 258 243" svg:d="M250 18c4-4 8-5 8-10 0-4-5-8-10-8-1 0-1 0-7 2-78 38-156 74-234 111-3 2-7 2-7 8 0 5 4 8 7 10 78 36 156 73 234 109 6 3 6 3 7 3 5 0 10-4 10-9 0-4-4-6-8-8-75-35-148-70-222-105 74-34 147-68 222-103z"><text:p/></draw:path><draw:path draw:style-name="gr127" draw:text-style-name="P22" svg:width="0.154cm" svg:height="0.295cm" svg:x="2.802cm" svg:y="0.025cm" svg:viewBox="0 0 155 296" svg:d="M82 5c0-1 0-5-6-5-10 0-41 4-52 4-4 1-8 1-8 8 0 6 4 6 10 6 21 0 21 2 21 7 0 3-4 17-5 25-12 46-23 92-35 139-6 20-7 27-7 41 0 39 23 66 54 66 49 0 101-63 101-123 0-38-22-67-55-67-21 0-38 12-50 25 11-42 21-84 32-126zM42 163c2-8 2-9 6-14 20-28 40-34 50-34 16 0 27 12 27 40 0 25-15 72-22 88-13 29-33 43-49 43-14 0-29-11-29-42 0-8 0-16 7-42 4-13 6-27 10-39z"><text:p/></draw:path><draw:path draw:style-name="gr128" draw:text-style-name="P22" svg:width="0.373cm" svg:height="0.23cm" svg:x="3.104cm" svg:y="0.096cm" svg:viewBox="0 0 374 231" svg:d="M283 84c18 15 40 25 53 31-14 8-36 18-53 33-89 0-179 0-267 0-8 0-16 0-16 9s8 9 16 9c82 0 165 0 248 0-20 19-42 56-42 61 0 4 6 4 8 4 4 0 6 0 8-4 9-14 21-37 49-61 29-27 56-37 79-43 7-3 7-4 8-4 0-1 0-2 0-4 0-1 0-1 0-2h-1c-1-1-1-1-9-4-57-16-99-55-123-101-5-8-5-8-11-8-2 0-8 0-8 5s22 42 42 61c-83 0-166 0-248 0-8 0-16-1-16 9 0 8 8 9 16 9 88 0 178 0 267 0z"><text:p/></draw:path><draw:path draw:style-name="gr129" draw:text-style-name="P22" svg:width="0.187cm" svg:height="0.29cm" svg:x="3.642cm" svg:y="0.025cm" svg:viewBox="0 0 188 291" svg:d="M188 14c0-13-1-14-15-14-53 0-105 0-157 0-8 0-16 0-16 8 0 9 8 9 16 9 51 0 104 0 156 0 0 39 0 79 0 120-51 0-100 0-150 0-8 0-16-1-16 8s8 10 16 10c50 0 99 0 150 0 0 40 0 79 0 119-52 0-105 0-156 0-8 0-16 0-16 8 0 9 8 9 16 9 52 0 104 0 157 0 14 0 15-1 15-15 0-86 0-174 0-262z"><text:p/></draw:path><draw:path draw:style-name="gr130" draw:text-style-name="P22" svg:width="0.209cm" svg:height="0.19cm" svg:x="3.866cm" svg:y="0.131cm" svg:viewBox="0 0 210 191" svg:d="M130 59c2-11 12-49 40-49 3 0 14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131" draw:text-style-name="P22" svg:width="0.21cm" svg:height="0.242cm" svg:x="4.246cm" svg:y="0.09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132" draw:text-style-name="P22" svg:width="0.289cm" svg:height="0.286cm" svg:x="4.615cm" svg:y="0.029cm" svg:viewBox="0 0 290 287" svg:d="M107 156c5 0 9 0 14 0 22 33 42 65 64 96 5 8 14 24 19 30 2 5 4 5 13 5 19 0 40 0 59 0 7 0 14 0 14-7 0-4-3-6-7-7-15-4-36-31-45-45-4-3-24-31-53-77 37-6 74-22 74-72 0-59-62-79-113-79-44 0-87 0-132 0-7 0-14 0-14 7s8 7 12 7c24 0 25 4 25 24 0 70 0 141 0 211 0 20-1 24-25 24-4 0-12 0-12 7s7 7 14 7c39 0 77 0 116 0 8 0 14 0 14-7s-7-7-12-7c-24 0-25-4-25-24 0-30 0-61 0-93zM188 136c11-16 12-39 12-57 0-20-2-43-15-60 17 4 59 17 59 60 0 27-12 48-56 57zM107 37c0-8 0-23 25-23 36 0 54 16 54 65 0 54-13 63-79 63 0-35 0-70 0-105zM49 273c4-7 4-19 4-23 0-70 0-141 0-212 0-4 0-15-4-24 16 0 33 0 48 0-6 8-6 16-6 22 0 71 0 143 0 214 0 4 0 16 4 23-16 0-30 0-46 0zM139 156c3 0 5-1 7-1 8 0 16 0 23-1 6 9 52 84 87 119-14 0-28 0-41 0-25-39-51-78-76-117z"><text:p/></draw:path><draw:path draw:style-name="gr133" draw:text-style-name="P22" svg:width="0.162cm" svg:height="0.42cm" svg:x="5.031cm" svg:y="0.001cm" svg:viewBox="0 0 163 421" svg:d="M145 410c3 6 5 11 10 11s8-4 8-9c0-1 0-2-1-7-48-131-97-263-145-394-3-7-4-11-9-11-4 0-8 4-8 8 0 2 0 3 1 8 48 131 96 263 144 394z"><text:p/></draw:path><draw:path draw:style-name="gr134" draw:text-style-name="P22" svg:width="0.299cm" svg:height="0.37cm" svg:x="5.326cm" svg:y="0.02cm" svg:viewBox="0 0 300 371" svg:d="M187 299c60-12 113-59 113-146 0-106-74-153-150-153-77 0-150 49-150 153 0 89 54 132 103 145 19 43 61 73 113 73 22 0 44-4 67-13 7-2 11-3 11-9 0-5-4-8-7-8-1 2-1 0-4 2-12 2-17 2-23 2-39 0-63-24-73-46zM91 26c-25 30-32 80-32 127 0 41 6 92 33 125-30-11-78-45-78-125 0-86 53-117 77-127zM209 26c27 11 77 45 77 127 0 84-53 115-78 125 26-30 32-78 32-125 0-41-5-94-32-127zM150 290c-68 0-76-89-76-137 0-51 9-137 76-137 68 0 76 89 76 137 0 50-9 137-76 137zM122 302c12 2 18 2 28 2 2 0 11 0 23-1 11 26 31 42 51 50 5 3 4 3 5 3 0 1-7 1-13 1-35 0-72-17-94-55z"><text:p/></draw:path><draw:path draw:style-name="gr135" draw:text-style-name="P22" svg:width="0.045cm" svg:height="0.181cm" svg:x="5.792cm" svg:y="0.135cm" svg:viewBox="0 0 46 182" svg:d="M46 23c0-13-11-23-23-23s-23 10-23 23c0 12 11 21 23 21s23-9 23-21zM46 160c0-13-11-23-23-23s-23 10-23 23c0 12 11 22 23 22s23-10 23-22z"><text:p/></draw:path><draw:path draw:style-name="gr136" draw:text-style-name="P22" svg:width="0.192cm" svg:height="0.19cm" svg:x="6.007cm" svg:y="0.131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4 136c-2 8-2 8-8 15-20 24-36 31-48 31-22 0-28-23-28-40 0-21 14-72 24-92 13-25 31-40 48-40 28 0 34 34 34 37 0 2-2 5-2 7-7 27-13 54-20 82z"><text:p/></draw:path><draw:path draw:style-name="gr137" draw:text-style-name="P22" svg:width="0.257cm" svg:height="0.242cm" svg:x="6.366cm" svg:y="0.09cm" svg:viewBox="0 0 258 243" svg:d="M250 18c4-4 8-5 8-10 0-4-5-8-8-8s-3 0-9 2c-78 38-155 74-233 111-4 2-8 2-8 8 0 5 4 8 8 10 78 36 155 73 233 109 6 3 6 3 9 3s8-4 8-9c0-4-4-6-8-8-75-35-148-70-222-105 74-34 147-68 222-103z"><text:p/></draw:path><draw:path draw:style-name="gr138" draw:text-style-name="P22" svg:width="0.209cm" svg:height="0.19cm" svg:x="6.788cm" svg:y="0.131cm" svg:viewBox="0 0 210 191" svg:d="M128 59c3-11 12-49 42-49 2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139" draw:text-style-name="P22" svg:width="0.257cm" svg:height="0.242cm" svg:x="7.169cm" svg:y="0.09cm" svg:viewBox="0 0 258 243" svg:d="M250 18c4-4 8-5 8-10 0-4-4-8-8-8-2 0-3 0-8 2-78 38-156 74-234 111-4 2-8 2-8 8 0 5 4 8 8 10 78 36 156 73 234 109 5 3 6 3 8 3 4 0 8-4 8-9 0-4-4-6-8-8-74-35-148-70-221-105 73-34 147-68 221-103z"><text:p/></draw:path><draw:path draw:style-name="gr140" draw:text-style-name="P22" svg:width="0.155cm" svg:height="0.295cm" svg:x="7.598cm" svg:y="0.025cm" svg:viewBox="0 0 156 296" svg:d="M82 5c0-1 0-5-6-5-10 0-40 4-52 4-2 1-7 1-7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/draw:g></draw:g>.</text:p>
      <text:p text:style-name="P17">Beweis mittels direktem Beweis</text:p>
      <text:p text:style-name="P17"/>
      <text:p text:style-name="P18">Sei für alle <draw:g text:anchor-type="as-char" svg:y="-0.291cm" draw:z-index="30" draw:style-name="gr1"><svg:title>TexMaths</svg:title><svg:desc>12§display§a,b \in \mathbb R§svg§600§FALSE§</svg:desc><draw:g draw:style-name="gr2"><draw:path draw:style-name="gr107" draw:text-style-name="P21" svg:width="1.359cm" svg:height="0.329cm" svg:x="0.006cm" svg:y="0.022cm" svg:viewBox="0 0 1360 330" svg:d="M679 330c-226 0-452 0-679 0 0-111 0-220 0-330 454 0 906 0 1360 0 0 110 0 219 0 330-227 0-454 0-681 0z"><text:p/></draw:path><draw:path draw:style-name="gr108" draw:text-style-name="P22" svg:width="0.192cm" svg:height="0.19cm" svg:x="0.001cm" svg:y="0.105cm" svg:viewBox="0 0 193 191" svg:d="M140 28c-7-16-19-28-38-28-49 0-102 62-102 123 0 40 24 68 56 68 9 0 30-2 56-32 2 18 18 32 38 32 14 0 24-10 31-23 7-16 12-41 12-42 0-4-3-4-5-4-4 0-4 1-6 7-7 28-14 52-32 52-11 0-12-11-12-19 0-9 0-12 5-31 5-17 6-22 9-37 5-20 11-40 16-59 2-12 2-13 2-15 0-7-4-12-12-12-9 0-16 10-18 20zM113 137c-1 7-1 8-9 15-18 23-34 29-46 29-22 0-28-23-28-40 0-20 13-71 24-91 12-25 31-40 48-40 28 0 34 34 34 37 0 2-2 5-2 7-7 28-14 55-21 83z"><text:p/></draw:path><draw:path draw:style-name="gr109" draw:text-style-name="P22" svg:width="0.048cm" svg:height="0.125cm" svg:x="0.243cm" svg:y="0.247cm" svg:viewBox="0 0 49 126" svg:d="M49 44c0-27-11-44-26-44s-23 11-23 23c0 11 8 21 23 21 5 0 9-1 14-4 1-2 1-2 3-2 0 3 0 0 0 6 0 32-15 57-28 70-5 5-5 6-5 7 0 2 1 5 4 5 5 0 38-32 38-82z"><text:p/></draw:path><draw:path draw:style-name="gr110" draw:text-style-name="P22" svg:width="0.155cm" svg:height="0.295cm" svg:x="0.414cm" svg:y="0cm" svg:viewBox="0 0 156 296" svg:d="M82 5c-3-1 0-5-6-5-10 0-40 4-52 5-2 0-7 0-7 8 0 5 3 5 9 5 21 0 22 2 22 7 0 3-4 17-6 27-12 45-23 91-35 136-5 21-7 28-7 42 0 40 23 66 54 66 49 0 102-62 102-123 0-38-23-68-56-68-20 0-38 14-50 26 11-42 21-84 32-126zM42 163c2-8 2-10 6-14 20-28 40-34 50-34 16 0 27 13 27 40 0 25-13 73-22 88-13 29-32 44-49 44-14 0-28-11-28-42 0-9 0-16 6-42 4-14 6-27 10-40z"><text:p/></draw:path><draw:path draw:style-name="gr111" draw:text-style-name="P22" svg:width="0.21cm" svg:height="0.242cm" svg:x="0.727cm" svg:y="0.065cm" svg:viewBox="0 0 211 243" svg:d="M197 131c7 0 14 0 14-9 0-8-7-8-14-8-60 0-119 0-179 0 5-56 53-97 113-97 21 0 44 0 66 0 7 0 14 0 14-9 0-8-7-8-14-8-23 0-45 0-67 0-72 0-130 55-130 122s58 121 130 121c22 0 44 0 67 0 7 0 14 0 14-8s-7-8-14-8c-22 0-45 0-66 0-60 0-108-40-113-96 60 0 119 0 179 0z"><text:p/></draw:path><draw:path draw:style-name="gr112" draw:text-style-name="P22" svg:width="0.288cm" svg:height="0.287cm" svg:x="1.098cm" svg:y="0.005cm" svg:viewBox="0 0 289 288" svg:d="M106 156c4 0 10 0 15 0 21 32 42 66 63 98 4 6 14 23 19 29 3 5 5 5 14 5 19 0 39 0 58 0 8 0 14 0 14-7 0-4-2-6-6-8-15-3-37-31-47-44-3-5-24-32-52-78 38-6 74-23 74-72 0-59-62-79-112-79-44 0-88 0-133 0-7 0-13 0-13 8s7 8 11 8c24 0 26 2 26 24 0 69 0 140 0 209 0 22-2 24-26 24-4 0-11 0-11 8 0 7 6 7 13 7 39 0 78 0 117 0 7 0 13 0 13-7 0-8-7-8-12-8-24 0-25-3-25-24 0-31 0-62 0-93zM187 135c12-15 13-37 13-56 0-20-2-42-16-60 18 5 60 17 60 60 0 28-14 48-57 56zM106 38c0-9 0-22 26-22 36 0 53 14 53 63 0 54-12 62-79 62 0-34 0-68 0-103zM48 273c4-7 4-19 4-22 0-71 0-142 0-213 0-4 0-15-4-22 16 0 32 0 48 0-5 6-5 14-5 20 0 72 0 143 0 215 0 3 0 15 4 22-16 0-31 0-47 0zM138 156c4 0 5 0 8 0 6 0 16-1 22-3 6 11 52 86 86 120-13 0-27 0-40 0-26-39-51-78-76-117z"><text:p/></draw:path></draw:g></draw:g>, <draw:g text:anchor-type="as-char" svg:y="-0.291cm" draw:z-index="29" draw:style-name="gr1"><svg:title>TexMaths</svg:title><svg:desc>12§display§a &lt; b§svg§600§FALSE§</svg:desc><draw:g draw:style-name="gr2"><draw:path draw:style-name="gr113" draw:text-style-name="P21" svg:width="0.915cm" svg:height="0.263cm" svg:x="0.006cm" svg:y="0.022cm" svg:viewBox="0 0 916 264" svg:d="M458 264c-153 0-306 0-458 0 0-88 0-176 0-264 305 0 611 0 916 0 0 88 0 176 0 264-153 0-305 0-458 0z"><text:p/></draw:path><draw:path draw:style-name="gr114" draw:text-style-name="P22" svg:width="0.192cm" svg:height="0.189cm" svg:x="0.001cm" svg:y="0.106cm" svg:viewBox="0 0 193 190" svg:d="M140 28c-7-16-19-28-38-28-49 0-102 62-102 124 0 39 24 66 56 66 9 0 30-3 56-32 2 17 18 32 38 32 14 0 24-10 31-23 7-15 12-40 12-41 0-5-3-5-5-5-4 0-4 3-6 9-7 26-14 50-32 50-11 0-12-10-12-18 0-10 0-13 5-31s6-22 9-37c5-21 11-40 16-59 2-12 2-13 2-15 0-7-4-12-12-12-9 0-16 10-18 20zM113 136c-1 8-1 8-9 15-18 22-34 29-46 29-22 0-28-22-28-38 0-21 13-72 24-92 12-25 31-40 48-40 28 0 34 34 34 37 0 2-2 5-2 7-7 26-14 54-21 82z"><text:p/></draw:path><draw:path draw:style-name="gr115" draw:text-style-name="P22" svg:width="0.256cm" svg:height="0.241cm" svg:x="0.36cm" svg:y="0.066cm" svg:viewBox="0 0 257 242" svg:d="M248 18c6-2 9-5 9-10 0-4-4-8-9-8-1 0-2 0-7 2-78 38-156 74-234 111-5 1-7 2-7 8 0 5 2 7 7 10 78 36 156 72 234 108 5 3 6 3 7 3 5 0 9-3 9-8s-3-7-9-10c-74-34-147-68-220-103 73-35 146-68 220-103z"><text:p/></draw:path><draw:path draw:style-name="gr116" draw:text-style-name="P22" svg:width="0.154cm" svg:height="0.294cm" svg:x="0.788cm" svg:y="0.001cm" svg:viewBox="0 0 155 295" svg:d="M80 5c-2-1 0-5-6-5-9 0-39 4-50 5-4 0-8 0-8 8 0 5 3 5 9 5 21 0 22 2 22 7 0 3-4 17-6 25-12 46-23 92-35 136-5 22-6 29-6 43 0 40 22 66 53 66 50 0 102-62 102-123 0-38-23-66-57-66-19 0-36 12-49 25 11-42 21-84 31-126zM41 163c2-9 2-9 6-14 20-28 39-34 50-34 16 0 27 12 27 40 0 23-14 72-21 87-14 28-33 44-50 44-15 0-28-11-28-42 0-9 0-17 6-44 4-12 6-25 10-37z"><text:p/></draw:path></draw:g></draw:g><text:s/>angenommen. <text:span text:style-name="T10">Aus </text:span><text:span text:style-name="T10"><draw:g text:anchor-type="as-char" svg:y="-0.291cm" draw:z-index="31" draw:style-name="gr1"><svg:title>TexMaths</svg:title><svg:desc>12§display§a,b \in \mathbb R§svg§600§FALSE§</svg:desc><draw:g draw:style-name="gr2"><draw:path draw:style-name="gr101" draw:text-style-name="P21" svg:width="1.359cm" svg:height="0.329cm" svg:x="0.006cm" svg:y="0.022cm" svg:viewBox="0 0 1360 330" svg:d="M679 330c-226 0-452 0-679 0 0-111 0-220 0-330 454 0 906 0 1360 0 0 110 0 219 0 330-227 0-454 0-681 0z"><text:p/></draw:path><draw:path draw:style-name="gr102" draw:text-style-name="P22" svg:width="0.192cm" svg:height="0.19cm" svg:x="0.001cm" svg:y="0.105cm" svg:viewBox="0 0 193 191" svg:d="M140 28c-7-16-19-28-38-28-49 0-102 62-102 123 0 40 24 68 56 68 9 0 30-2 56-32 2 18 18 32 38 32 14 0 24-10 31-23 7-16 12-41 12-42 0-4-3-4-5-4-4 0-4 1-6 7-7 28-14 52-32 52-11 0-12-11-12-19 0-9 0-12 5-31 5-17 6-22 9-37 5-20 11-40 16-59 2-12 2-13 2-15 0-7-4-12-12-12-9 0-16 10-18 20zM113 137c-1 7-1 8-9 15-18 23-34 29-46 29-22 0-28-23-28-40 0-20 13-71 24-91 12-25 31-40 48-40 28 0 34 34 34 37 0 2-2 5-2 7-7 28-14 55-21 83z"><text:p/></draw:path><draw:path draw:style-name="gr103" draw:text-style-name="P22" svg:width="0.048cm" svg:height="0.125cm" svg:x="0.243cm" svg:y="0.247cm" svg:viewBox="0 0 49 126" svg:d="M49 44c0-27-11-44-26-44s-23 11-23 23c0 11 8 21 23 21 5 0 9-1 14-4 1-2 1-2 3-2 0 3 0 0 0 6 0 32-15 57-28 70-5 5-5 6-5 7 0 2 1 5 4 5 5 0 38-32 38-82z"><text:p/></draw:path><draw:path draw:style-name="gr104" draw:text-style-name="P22" svg:width="0.155cm" svg:height="0.295cm" svg:x="0.414cm" svg:y="0cm" svg:viewBox="0 0 156 296" svg:d="M82 5c-3-1 0-5-6-5-10 0-40 4-52 5-2 0-7 0-7 8 0 5 3 5 9 5 21 0 22 2 22 7 0 3-4 17-6 27-12 45-23 91-35 136-5 21-7 28-7 42 0 40 23 66 54 66 49 0 102-62 102-123 0-38-23-68-56-68-20 0-38 14-50 26 11-42 21-84 32-126zM42 163c2-8 2-10 6-14 20-28 40-34 50-34 16 0 27 13 27 40 0 25-13 73-22 88-13 29-32 44-49 44-14 0-28-11-28-42 0-9 0-16 6-42 4-14 6-27 10-40z"><text:p/></draw:path><draw:path draw:style-name="gr105" draw:text-style-name="P22" svg:width="0.21cm" svg:height="0.242cm" svg:x="0.727cm" svg:y="0.065cm" svg:viewBox="0 0 211 243" svg:d="M197 131c7 0 14 0 14-9 0-8-7-8-14-8-60 0-119 0-179 0 5-56 53-97 113-97 21 0 44 0 66 0 7 0 14 0 14-9 0-8-7-8-14-8-23 0-45 0-67 0-72 0-130 55-130 122s58 121 130 121c22 0 44 0 67 0 7 0 14 0 14-8s-7-8-14-8c-22 0-45 0-66 0-60 0-108-40-113-96 60 0 119 0 179 0z"><text:p/></draw:path><draw:path draw:style-name="gr106" draw:text-style-name="P22" svg:width="0.288cm" svg:height="0.287cm" svg:x="1.098cm" svg:y="0.005cm" svg:viewBox="0 0 289 288" svg:d="M106 156c4 0 10 0 15 0 21 32 42 66 63 98 4 6 14 23 19 29 3 5 5 5 14 5 19 0 39 0 58 0 8 0 14 0 14-7 0-4-2-6-6-8-15-3-37-31-47-44-3-5-24-32-52-78 38-6 74-23 74-72 0-59-62-79-112-79-44 0-88 0-133 0-7 0-13 0-13 8s7 8 11 8c24 0 26 2 26 24 0 69 0 140 0 209 0 22-2 24-26 24-4 0-11 0-11 8 0 7 6 7 13 7 39 0 78 0 117 0 7 0 13 0 13-7 0-8-7-8-12-8-24 0-25-3-25-24 0-31 0-62 0-93zM187 135c12-15 13-37 13-56 0-20-2-42-16-60 18 5 60 17 60 60 0 28-14 48-57 56zM106 38c0-9 0-22 26-22 36 0 53 14 53 63 0 54-12 62-79 62 0-34 0-68 0-103zM48 273c4-7 4-19 4-22 0-71 0-142 0-213 0-4 0-15-4-22 16 0 32 0 48 0-5 6-5 14-5 20 0 72 0 143 0 215 0 3 0 15 4 22-16 0-31 0-47 0zM138 156c4 0 5 0 8 0 6 0 16-1 22-3 6 11 52 86 86 120-13 0-27 0-40 0-26-39-51-78-76-117z"><text:p/></draw:path></draw:g></draw:g></text:span><text:span text:style-name="T10"><text:s/>folgt, dass es immer eine Zahl </text:span><text:span text:style-name="T10"><draw:g text:anchor-type="as-char" svg:y="-0.189cm" draw:z-index="35" draw:style-name="gr1"><svg:title>TexMaths</svg:title><svg:desc>12§display§z§svg§600§FALSE§</svg:desc><draw:g draw:style-name="gr2"><draw:path draw:style-name="gr93" draw:text-style-name="P21" svg:width="0.149cm" svg:height="0.144cm" svg:x="0.004cm" svg:y="0.022cm" svg:viewBox="0 0 150 145" svg:d="M0 0c50 0 100 0 150 0 0 48 0 97 0 145-50 0-100 0-150 0 0-48 0-97 0-145z"><text:p/></draw:path><draw:path draw:style-name="gr94" draw:text-style-name="P22" svg:width="0.174cm" svg:height="0.188cm" svg:x="0.001cm" svg:y="0cm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</text:span><text:span text:style-name="T10"><text:s/>gibt, die zwischen </text:span><text:span text:style-name="T10"><draw:g text:anchor-type="as-char" svg:y="-0.189cm" draw:z-index="33" draw:style-name="gr1"><svg:title>TexMaths</svg:title><svg:desc>12§display§a§svg§600§FALSE§</svg:desc><draw:g draw:style-name="gr2"><draw:path draw:style-name="gr97" draw:text-style-name="P21" svg:width="0.163cm" svg:height="0.144cm" svg:x="0.006cm" svg:y="0.022cm" svg:viewBox="0 0 164 145" svg:d="M0 0c55 0 109 0 164 0 0 48 0 97 0 145-55 0-109 0-164 0 0-48 0-97 0-145z"><text:p/></draw:path><draw:path draw:style-name="gr98" draw:text-style-name="P22" svg:width="0.19cm" svg:height="0.188cm" svg:x="0.001cm" svg:y="0cm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10"><text:s/>und </text:span><text:span text:style-name="T10"><draw:g text:anchor-type="as-char" svg:y="-0.295cm" draw:z-index="34" draw:style-name="gr1"><svg:title>TexMaths</svg:title><svg:desc>12§display§b§svg§600§FALSE§</svg:desc><draw:g draw:style-name="gr2"><draw:path draw:style-name="gr95" draw:text-style-name="P21" svg:width="0.128cm" svg:height="0.251cm" svg:x="0.003cm" svg:y="0.021cm" svg:viewBox="0 0 129 252" svg:d="M0 0c43 0 86 0 129 0 0 84 0 168 0 252-43 0-86 0-129 0 0-84 0-168 0-252z"><text:p/></draw:path><draw:path draw:style-name="gr96" draw:text-style-name="P22" svg:width="0.152cm" svg:height="0.295cm" svg:x="0.001cm" svg:y="0cm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10"><text:s/>ist, da </text:span><text:span text:style-name="T10"><draw:g text:anchor-type="as-char" svg:y="-0.286cm" draw:z-index="32" draw:style-name="gr1"><svg:title>TexMaths</svg:title><svg:desc>12§display§\mathbb R§svg§600§FALSE§</svg:desc><draw:g draw:style-name="gr2"><draw:path draw:style-name="gr99" draw:text-style-name="P21" svg:width="0.25cm" svg:height="0.243cm" svg:x="0.015cm" svg:y="0.022cm" svg:viewBox="0 0 251 244" svg:d="M0 0c84 0 167 0 251 0 0 82 0 162 0 244-84 0-167 0-251 0 0-82 0-162 0-244z"><text:p/></draw:path><draw:path draw:style-name="gr100" draw:text-style-name="P22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span><text:span text:style-name="T10"><text:s/>überabzählbar unendlich und kontinuierlich ist.</text:span></text:p>
      <text:p text:style-name="P19">Setzen wir <draw:g text:anchor-type="as-char" svg:y="-0.385cm" draw:z-index="36" draw:style-name="gr1"><svg:title>TexMaths</svg:title><svg:desc>12§display§x := z + \alpha \sqrt{2}§svg§600§FALSE§</svg:desc><draw:g draw:style-name="gr2"><draw:path draw:style-name="gr83" draw:text-style-name="P21" svg:width="2.438cm" svg:height="0.376cm" svg:x="0.01cm" svg:y="0.023cm" svg:viewBox="0 0 2439 377" svg:d="M1220 377c-407 0-813 0-1220 0 0-126 0-251 0-377 813 0 1626 0 2439 0 0 126 0 251 0 377-407 0-813 0-1219 0z"><text:p/></draw:path><draw:path draw:style-name="gr84" draw:text-style-name="P22" svg:width="0.209cm" svg:height="0.19cm" svg:x="0.001cm" svg:y="0.2cm" svg:viewBox="0 0 210 191" svg:d="M130 59c2-11 12-49 40-49 3 0 14 0 22 6-12 1-20 12-20 22 0 6 4 15 15 15 10 0 23-7 23-24 0-23-24-29-38-29-26 0-40 23-45 32-11-27-33-32-45-32-45 0-69 55-69 65 0 5 5 5 6 5 3 0 4-1 5-5 14-45 42-55 56-55 9 0 23 3 23 28 0 12-7 41-23 100-6 27-21 45-39 45-3 0-12 0-22-6 11-3 21-11 21-23 0-11-10-15-16-15-13 0-24 11-24 24 0 20 22 28 40 28 28 0 43-29 44-31 6 15 20 31 46 31 43 0 67-54 67-65 0-3-4-3-5-3-4 0-5 1-5 4-14 45-43 56-56 56-17 0-23-15-23-29 0-9 2-18 7-36 5-21 10-40 15-59z"><text:p/></draw:path><draw:path draw:style-name="gr85" draw:text-style-name="P22" svg:width="0.043cm" svg:height="0.181cm" svg:x="0.384cm" svg:y="0.206cm" svg:viewBox="0 0 44 182" svg:d="M44 23c0-12-10-23-22-23-14 0-22 11-22 23s8 21 22 21c12 0 22-9 22-21zM44 160c0-12-10-23-22-23-14 0-22 11-22 23s8 22 22 22c12 0 22-10 22-22z"><text:p/></draw:path><draw:path draw:style-name="gr86" draw:text-style-name="P22" svg:width="0.28cm" svg:height="0.098cm" svg:x="0.488cm" svg:y="0.231cm" svg:viewBox="0 0 281 99" svg:d="M266 17c6 0 15 0 15-9 0-8-9-8-15-8-84 0-169 0-253 0-5 0-13 0-13 8 0 9 8 9 14 9 84 0 168 0 252 0zM266 99c6 0 15 0 15-9 0-8-9-8-15-8-84 0-168 0-252 0-6 0-14 0-14 8 0 9 8 9 13 9 84 0 169 0 253 0z"><text:p/></draw:path><draw:path draw:style-name="gr87" draw:text-style-name="P22" svg:width="0.178cm" svg:height="0.19cm" svg:x="0.927cm" svg:y="0.2cm" svg:viewBox="0 0 179 191" svg:d="M38 151c23-24 35-34 51-48 13-13 25-22 41-37 39-40 49-60 49-61 0-5-4-5-5-5-2 0-4 1-6 5-13 20-22 27-31 27-11 0-16-7-22-14-8-10-15-18-30-18-31 0-50 40-50 48 0 2 1 5 5 5 3 0 4-3 6-5 7-19 32-19 36-19 8 0 16 2 26 6 17 6 22 6 32 6-15 18-50 49-58 55-14 12-26 24-39 36-29 28-43 52-43 56 0 3 4 2 5 3 3 0 5 0 7-5 10-15 23-26 36-26 10 0 13 3 24 15 7 10 16 16 28 16 40 0 66-53 66-65 0-2-3-3-5-3-5 0-5 2-6 4-10 28-37 36-51 36-8 0-16-2-25-6-14-4-20-7-30-7-3 0-7 0-11 1z"><text:p/></draw:path><draw:path draw:style-name="gr88" draw:text-style-name="P22" svg:width="0.279cm" svg:height="0.278cm" svg:x="1.24cm" svg:y="0.141cm" svg:viewBox="0 0 280 279" svg:d="M149 149c39 0 78 0 117 0 6 0 14 0 14-8 0-9-8-9-14-9-39 0-78 0-117 0 0-39 0-78 0-118 0-6 0-14-9-14-8 0-8 8-8 14 0 40 0 79 0 118-40 0-79 0-119 0-6 0-13 0-13 9 0 8 7 8 13 8 40 0 79 0 119 0 0 39 0 78 0 117 0 6 0 13 8 13 9 0 9-7 9-13 0-39 0-78 0-117z"><text:p/></draw:path><draw:path draw:style-name="gr89" draw:text-style-name="P22" svg:width="0.235cm" svg:height="0.19cm" svg:x="1.655cm" svg:y="0.2cm" svg:viewBox="0 0 236 191" svg:d="M184 88c0-66-40-88-71-88-58 0-113 61-113 120 0 40 25 71 68 71 27 0 57-9 89-35 5 22 19 35 39 35 21 0 34-23 34-30 0-2-2-4-4-4-3 0-5 2-6 4-8 22-16 14-23 22-13 0-13-34-13-44 0-9 0-9 3-15 40-49 33-66 49-99 0-1-1-3-4-3-5 0-5 1-8 8-7 26-21 59-40 83 0-8 0-17 0-25zM155 145c-37 33-70 38-87 38-25 0-37-20-37-47 0-21 11-66 24-88 21-30 43-38 58-38 42 0 42 55 42 87 0 16 0 41 0 48z"><text:p/></draw:path><draw:path draw:style-name="gr90" draw:text-style-name="P22" svg:width="0.328cm" svg:height="0.42cm" svg:x="1.939cm" svg:y="0.001cm" svg:viewBox="0 0 329 421" svg:d="M133 376c-25-54-49-108-74-162-3-7-5-7-6-7-3 1-3 0-7 3-14 10-27 20-40 29-6 5-6 6-6 7 0 2 1 5 4 5s10-6 14-9 10-8 14-11c28 61 56 122 83 182 3 8 5 8 9 8 7 0 8-3 10-9 64-132 129-263 192-395 3-6 3-7 3-9 0-3-4-8-9-8-3 0-6 2-9 10-59 122-119 244-178 366z"><text:p/></draw:path><draw:path draw:style-name="gr91" draw:text-style-name="P22" svg:width="0.21cm" svg:height="0.016cm" svg:x="2.26cm" svg:y="0.001cm" svg:viewBox="0 0 211 17" svg:d="M106 17c-35 0-71 0-106 0 0-6 0-11 0-17 71 0 140 0 211 0 0 6 0 11 0 17-35 0-71 0-105 0z"><text:p/></draw:path><draw:path draw:style-name="gr92" draw:text-style-name="P22" svg:width="0.167cm" svg:height="0.278cm" svg:x="2.281cm" svg:y="0.107cm" svg:viewBox="0 0 168 279" svg:d="M32 246c15-14 30-27 45-42 66-57 91-80 91-122 0-48-38-82-90-82-47 0-78 38-78 76 0 24 20 24 22 24 7 0 22-5 22-23 0-11-8-22-22-22-4 0-5 0-6 0 9-26 32-42 57-42 39 0 57 34 57 69 0 33-22 67-45 92-26 30-54 59-80 89-5 5-5 6-5 16 52 0 104 0 156 0 4-24 8-48 12-72-4 0-7 0-11 0-2 13-5 30-9 37-3 2-30 2-40 2-25 0-50 0-76 0z"><text:p/></draw:path></draw:g></draw:g>, wobei <draw:g text:anchor-type="as-char" svg:y="-0.314cm" draw:z-index="39" draw:style-name="gr1"><svg:title>TexMaths</svg:title><svg:desc>12§display§\alpha \in (0,1)§svg§600§FALSE§</svg:desc><draw:g draw:style-name="gr2"><draw:path draw:style-name="gr69" draw:text-style-name="P21" svg:width="1.636cm" svg:height="0.376cm" svg:x="0.004cm" svg:y="0.023cm" svg:viewBox="0 0 1637 377" svg:d="M820 377c-274 0-546 0-820 0 0-126 0-251 0-377 546 0 1091 0 1637 0 0 126 0 251 0 377-273 0-545 0-817 0z"><text:p/></draw:path><draw:path draw:style-name="gr70" draw:text-style-name="P22" svg:width="0.235cm" svg:height="0.19cm" svg:x="0.001cm" svg:y="0.131cm" svg:viewBox="0 0 236 191" svg:d="M184 87c0-67-40-87-71-87-58 0-113 60-113 120 0 39 25 71 68 71 27 0 57-9 89-35 5 22 19 35 39 35 21 0 34-23 34-30 0-2-2-4-4-4-4 0-5 2-6 4-8 21-16 13-23 21-13 0-13-33-13-43 0-9 0-10 3-15 40-49 33-66 49-99 0-1-1-5-6-5-3 0-3 2-6 10-7 26-21 58-40 83 0-10 0-18 0-26zM155 144c-37 33-70 38-87 38-25 0-37-19-37-46 0-21 11-66 24-88 19-30 42-38 58-38 42 0 42 55 42 87 0 16 0 40 0 47z"><text:p/></draw:path><draw:path draw:style-name="gr71" draw:text-style-name="P22" svg:width="0.209cm" svg:height="0.242cm" svg:x="0.406cm" svg:y="0.09cm" svg:viewBox="0 0 210 243" svg:d="M196 131c7 0 14-1 14-10s-7-8-14-8c-60 0-119 0-179 0 5-55 54-96 113-96 21 0 44 0 66 0 7 0 14 0 14-9 0-8-7-8-14-8-22 0-45 0-66 0-72 0-130 53-130 121s58 122 130 122c21 0 44 0 66 0 7 0 14 0 14-9 0-7-7-7-14-7-22 0-45 0-66 0-59 0-108-41-113-96 60 0 119 0 179 0z"><text:p/></draw:path><draw:path draw:style-name="gr72" draw:text-style-name="P22" svg:width="0.097cm" svg:height="0.42cm" svg:x="0.811cm" svg:y="0.001cm" svg:viewBox="0 0 98 421" svg:d="M98 416c0-1 0-1-7-9-53-54-66-133-66-197 0-73 16-146 67-198 6-6 6-6 6-7 0-4-2-5-4-5-4 0-42 29-68 83-21 46-26 92-26 127 0 33 5 83 28 131 25 52 62 80 66 80 2 0 4-1 4-5z"><text:p/></draw:path><draw:path draw:style-name="gr73" draw:text-style-name="P22" svg:width="0.177cm" svg:height="0.287cm" svg:x="0.949cm" svg:y="0.037cm" svg:viewBox="0 0 178 288" svg:d="M178 145c0-33-3-67-17-98-21-41-54-47-72-47-25 0-57 11-73 49-15 30-16 63-16 96 0 32 1 70 18 100 19 35 49 43 70 43 22 0 55-8 74-49 13-27 16-60 16-94zM88 279c-16 0-41-11-48-51-5-24-5-63-5-87 0-28 0-56 3-78 8-50 40-55 50-55 14 0 42 9 50 50 4 24 4 56 4 83 0 31 0 60-4 86-7 40-31 52-50 52z"><text:p/></draw:path><draw:path draw:style-name="gr74" draw:text-style-name="P22" svg:width="0.048cm" svg:height="0.125cm" svg:x="1.179cm" svg:y="0.271cm" svg:viewBox="0 0 49 126" svg:d="M49 44c0-27-11-44-27-44-14 0-22 11-22 23 0 11 8 21 22 21 6 0 10-1 15-4 1-2 1-2 1-2 2 0 2 0 2 6 0 32-15 57-29 70-5 5-5 6-5 7 0 3 2 5 5 5 5 0 38-32 38-82z"><text:p/></draw:path><draw:path draw:style-name="gr75" draw:text-style-name="P22" svg:width="0.138cm" svg:height="0.278cm" svg:x="1.368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76" draw:text-style-name="P22" svg:width="0.097cm" svg:height="0.42cm" svg:x="1.564cm" svg:y="0.001cm" svg:viewBox="0 0 98 421" svg:d="M98 210c0-32-4-83-27-131-25-51-63-79-66-79s-5 2-5 5c0 1 0 1 8 9 41 41 65 109 65 196 0 71-15 146-67 199-6 6-6 6-6 7 0 2 2 5 5 5s42-29 67-83c22-46 26-93 26-128z"><text:p/></draw:path></draw:g></draw:g>.<text:line-break/><text:span text:style-name="T11">Aus MatheA ist bekannt, dass </text:span><text:span text:style-name="T11"><draw:g text:anchor-type="as-char" svg:y="-0.385cm" draw:z-index="37" draw:style-name="gr1"><svg:title>TexMaths</svg:title><svg:desc>12§display§\sqrt 2§svg§600§FALSE§</svg:desc><draw:g draw:style-name="gr2"><draw:path draw:style-name="gr79" draw:text-style-name="P21" svg:width="0.517cm" svg:height="0.376cm" svg:x="0.001cm" svg:y="0.023cm" svg:viewBox="0 0 518 377" svg:d="M259 377c-86 0-173 0-259 0 0-126 0-251 0-377 173 0 345 0 518 0 0 126 0 251 0 377-87 0-173 0-259 0z"><text:p/></draw:path><draw:path draw:style-name="gr80" draw:text-style-name="P22" svg:width="0.326cm" svg:height="0.42cm" svg:x="0.01cm" svg:y="0.001cm" svg:viewBox="0 0 327 421" svg:d="M133 376c-25-54-49-108-74-162-4-7-5-7-6-7s-3 0-7 3c-14 10-28 20-41 29-5 5-5 6-5 7 0 2 1 5 4 5 2 0 9-6 14-9 2-3 10-8 13-11 28 61 57 122 84 182 3 8 5 8 9 8 6 0 7-3 10-9 64-132 128-263 190-395 3-6 3-7 3-9 0-3-3-8-9-8-2 0-6 2-9 10-58 122-117 244-176 366z"><text:p/></draw:path><draw:path draw:style-name="gr81" draw:text-style-name="P22" svg:width="0.21cm" svg:height="0.016cm" svg:x="0.329cm" svg:y="0.001cm" svg:viewBox="0 0 211 17" svg:d="M106 17c-35 0-71 0-106 0 0-6 0-11 0-17 71 0 140 0 211 0 0 6 0 11 0 17-36 0-71 0-105 0z"><text:p/></draw:path><draw:path draw:style-name="gr82" draw:text-style-name="P22" svg:width="0.167cm" svg:height="0.278cm" svg:x="0.35cm" svg:y="0.107cm" svg:viewBox="0 0 168 279" svg:d="M32 246c15-14 30-27 45-42 66-57 91-80 91-122 0-48-38-82-89-82-48 0-79 38-79 76 0 24 22 24 23 24 7 0 21-5 21-23 0-11-8-22-22-22-4 0-4 0-5 0 9-26 32-42 56-42 39 0 57 34 57 69 0 33-22 67-45 92-26 30-54 59-80 89-5 5-5 6-5 16 52 0 103 0 156 0 4-24 7-48 12-72-3 0-7 0-11 0-2 13-4 30-9 37-3 2-30 2-40 2-25 0-50 0-76 0z"><text:p/></draw:path></draw:g></draw:g></text:span><text:span text:style-name="T11"><text:s/>eine irrationale Zahl ist, somit ist auch </text:span><text:span text:style-name="T11"><draw:g text:anchor-type="as-char" svg:y="-0.189cm" draw:z-index="38" draw:style-name="gr1"><svg:title>TexMaths</svg:title><svg:desc>12§display§x§svg§600§FALSE§</svg:desc><draw:g draw:style-name="gr2"><draw:path draw:style-name="gr77" draw:text-style-name="P21" svg:width="0.176cm" svg:height="0.144cm" svg:x="0.01cm" svg:y="0.022cm" svg:viewBox="0 0 177 145" svg:d="M0 0c59 0 118 0 177 0 0 48 0 97 0 145-59 0-118 0-177 0 0-48 0-97 0-145z"><text:p/></draw:path><draw:path draw:style-name="gr78" draw:text-style-name="P2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11"><text:s/>irrational.</text:span></text:p>
      <text:p text:style-name="P20">Aus Satz 1.5 (22) des Skripts folgt, dass <draw:g text:anchor-type="as-char" svg:y="-0.385cm" draw:z-index="40" draw:style-name="gr1"><svg:title>TexMaths</svg:title><svg:desc>12§display§\alpha \sqrt 2 &lt; \sqrt 2§svg§600§FALSE§</svg:desc><draw:g draw:style-name="gr2"><draw:path draw:style-name="gr60" draw:text-style-name="P21" svg:width="1.912cm" svg:height="0.376cm" svg:x="0.004cm" svg:y="0.023cm" svg:viewBox="0 0 1913 377" svg:d="M956 377c-319 0-637 0-956 0 0-126 0-251 0-377 637 0 1276 0 1913 0 0 126 0 251 0 377-319 0-639 0-957 0z"><text:p/></draw:path><draw:path draw:style-name="gr61" draw:text-style-name="P22" svg:width="0.235cm" svg:height="0.19cm" svg:x="0.001cm" svg:y="0.2cm" svg:viewBox="0 0 236 191" svg:d="M184 88c0-66-40-88-71-88-58 0-113 61-113 120 0 40 25 71 68 71 27 0 57-9 89-35 5 22 19 35 39 35 21 0 34-23 34-30 0-2-2-4-4-4-4 0-5 2-6 4-8 22-16 14-23 22-13 0-13-34-13-44 0-9 0-9 3-15 40-49 33-66 49-99 0-1-1-3-6-3-3 0-3 1-6 8-7 26-21 59-40 83 0-8 0-17 0-25zM155 145c-37 33-70 38-87 38-25 0-37-20-37-47 0-21 11-66 24-88 19-30 42-38 58-38 41 0 41 55 41 87 0 16 0 41 1 48z"><text:p/></draw:path><draw:path draw:style-name="gr62" draw:text-style-name="P22" svg:width="0.328cm" svg:height="0.42cm" svg:x="0.285cm" svg:y="0.001cm" svg:viewBox="0 0 329 421" svg:d="M133 376c-25-54-49-108-74-162-4-7-5-7-6-7s-3 0-7 3c-14 10-28 20-41 29-5 5-5 6-5 7 0 2 1 5 4 5 2 0 9-6 14-9 2-3 10-8 13-11 28 61 57 122 84 182 3 8 5 8 9 8 6 0 7-3 10-9 64-132 128-263 191-395 4-6 4-7 4-9 0-3-4-8-9-8-3 0-7 2-9 10-59 122-119 244-178 366z"><text:p/></draw:path><draw:path draw:style-name="gr63" draw:text-style-name="P22" svg:width="0.209cm" svg:height="0.016cm" svg:x="0.606cm" svg:y="0.001cm" svg:viewBox="0 0 210 17" svg:d="M106 17c-35 0-71 0-106 0 0-6 0-11 0-17 70 0 140 0 210 0 0 6 0 11 0 17-35 0-70 0-104 0z"><text:p/></draw:path><draw:path draw:style-name="gr64" draw:text-style-name="P22" svg:width="0.167cm" svg:height="0.278cm" svg:x="0.626cm" svg:y="0.107cm" svg:viewBox="0 0 168 279" svg:d="M32 246c16-14 30-27 46-42 65-57 90-80 90-122 0-48-37-82-89-82-48 0-79 38-79 76 0 24 22 24 23 24 7 0 21-5 21-23 0-11-7-22-21-22-4 0-5 0-6 0 9-26 32-42 56-42 39 0 58 34 58 69 0 33-22 67-45 92-27 30-54 59-81 89-5 5-5 6-5 16 53 0 104 0 157 0 4-24 7-48 11-72-4 0-6 0-10 0-2 13-6 30-9 37-4 2-31 2-40 2-25 0-51 0-77 0z"><text:p/></draw:path><draw:path draw:style-name="gr65" draw:text-style-name="P22" svg:width="0.257cm" svg:height="0.242cm" svg:x="0.967cm" svg:y="0.16cm" svg:viewBox="0 0 258 243" svg:d="M250 18c4-2 8-5 8-10 0-4-5-8-8-8-2 0-3 0-9 2-78 38-155 74-233 111-4 2-8 5-8 10 0 4 4 7 8 8 78 36 155 73 233 109 6 3 7 3 9 3 3 0 8-4 8-9 0-3-4-6-8-7-74-35-148-70-221-104 73-35 147-70 221-105z"><text:p/></draw:path><draw:path draw:style-name="gr66" draw:text-style-name="P22" svg:width="0.328cm" svg:height="0.42cm" svg:x="1.407cm" svg:y="0.001cm" svg:viewBox="0 0 329 421" svg:d="M133 376c-25-54-49-108-74-162-3-7-5-7-6-7-3 1-3 0-7 3-14 10-27 20-40 29-6 5-6 6-6 7 0 2 1 5 5 5 2 0 9-6 14-9 3-3 9-8 13-11 28 61 56 122 83 182 4 8 5 8 9 8 7 0 8-3 10-9 64-132 129-263 192-395 3-6 3-7 3-9 0-3-4-8-9-8-3 0-6 2-9 10-59 122-119 244-178 366z"><text:p/></draw:path><draw:path draw:style-name="gr67" draw:text-style-name="P22" svg:width="0.21cm" svg:height="0.016cm" svg:x="1.728cm" svg:y="0.001cm" svg:viewBox="0 0 211 17" svg:d="M106 17c-35 0-71 0-106 0 0-6 0-11 0-17 71 0 140 0 211 0 0 6 0 11 0 17-35 0-71 0-105 0z"><text:p/></draw:path><draw:path draw:style-name="gr68" draw:text-style-name="P22" svg:width="0.167cm" svg:height="0.278cm" svg:x="1.749cm" svg:y="0.107cm" svg:viewBox="0 0 168 279" svg:d="M32 246c15-14 30-27 45-42 66-57 91-80 91-122 0-48-38-82-90-82-47 0-78 38-78 76 0 24 20 24 22 24 7 0 22-5 22-23 0-11-8-22-22-22-4 0-4 0-6 0 10-26 32-42 57-42 39 0 57 34 57 69 0 33-22 67-45 92-26 30-54 59-80 89-5 5-5 6-5 16 52 0 104 0 156 0 4-24 8-48 12-72-4 0-7 0-11 0-2 13-5 30-9 37-3 2-30 2-40 2-25 0-50 0-76 0z"><text:p/></draw:path></draw:g></draw:g><text:span text:style-name="T12"><text:s/>gilt. </text:span><text:span text:style-name="T13">Hierzu können wir </text:span><text:span text:style-name="T13"><draw:g text:anchor-type="as-char" svg:y="-0.189cm" draw:z-index="41" draw:style-name="gr1"><svg:title>TexMaths</svg:title><svg:desc>12§display§\alpha§svg§600§FALSE§</svg:desc><draw:g draw:style-name="gr2"><draw:path draw:style-name="gr58" draw:text-style-name="P21" svg:width="0.207cm" svg:height="0.144cm" svg:x="0.006cm" svg:y="0.022cm" svg:viewBox="0 0 208 145" svg:d="M0 0c69 0 139 0 208 0 0 48 0 97 0 145-69 0-139 0-208 0 0-48 0-97 0-145z"><text:p/></draw:path><draw:path draw:style-name="gr59" draw:text-style-name="P22" svg:width="0.234cm" svg:height="0.188cm" svg:x="0.001cm" svg:y="0cm" svg:viewBox="0 0 235 189" svg:d="M182 87c0-67-38-87-68-87-58 0-114 60-114 118 0 38 25 71 68 71 27 0 57-10 88-35 6 22 19 35 38 35 23 0 35-23 35-30 0-3-3-4-5-4s-4 1-5 4c-8 20-22 20-24 20-13 0-13-32-13-42s0-10 5-14c39-50 32-65 48-98 0-1 0-5-5-5s-5 2-6 9c-8 26-22 59-42 82 0-9 0-16 0-24zM155 143c-36 31-69 36-86 36-25 0-38-18-38-46 0-20 11-63 25-85 19-31 42-38 57-38 40 0 40 54 40 86 0 15 0 40 2 47z"><text:p/></draw:path></draw:g></draw:g></text:span><text:span text:style-name="T13"><text:s/>sogar so wählen, dass </text:span><text:span text:style-name="T13"><draw:g text:anchor-type="as-char" svg:y="-0.385cm" draw:z-index="42" draw:style-name="gr1"><svg:title>TexMaths</svg:title><svg:desc>12§display§\alpha \sqrt 2 &lt; b - z§svg§600§FALSE§</svg:desc><draw:g draw:style-name="gr2"><draw:path draw:style-name="gr49" draw:text-style-name="P21" svg:width="2.242cm" svg:height="0.376cm" svg:x="0.004cm" svg:y="0.023cm" svg:viewBox="0 0 2243 377" svg:d="M1123 377c-374 0-749 0-1123 0 0-126 0-251 0-377 747 0 1496 0 2243 0 0 126 0 251 0 377-373 0-747 0-1120 0z"><text:p/></draw:path><draw:path draw:style-name="gr50" draw:text-style-name="P22" svg:width="0.235cm" svg:height="0.19cm" svg:x="0.001cm" svg:y="0.2cm" svg:viewBox="0 0 236 191" svg:d="M184 88c0-66-40-88-71-88-58 0-113 61-113 120 0 40 25 71 68 71 27 0 57-9 89-35 5 22 19 35 39 35 21 0 34-23 34-30 0-2-2-4-4-4-4 0-5 2-6 4-8 22-16 14-23 22-13 0-13-34-13-44 0-9 0-9 3-15 40-49 33-66 49-99 0-1-1-3-6-3-3 0-3 1-6 8-7 26-21 59-40 83 0-8 0-17 0-25zM155 145c-37 33-70 38-87 38-25 0-37-20-37-47 0-21 11-66 24-88 19-30 42-38 58-38 42 0 42 55 42 87 0 16 0 41 0 48z"><text:p/></draw:path><draw:path draw:style-name="gr51" draw:text-style-name="P22" svg:width="0.328cm" svg:height="0.42cm" svg:x="0.285cm" svg:y="0.001cm" svg:viewBox="0 0 329 421" svg:d="M133 376c-25-54-49-108-74-162-3-7-5-7-6-7s-3 0-7 3c-14 10-28 20-41 29-5 5-5 6-5 7 0 2 1 5 4 5 2 0 9-6 14-9 2-3 10-8 14-11 28 61 56 122 83 182 3 8 5 8 9 8 6 0 7-3 10-9 64-132 128-263 191-395 4-6 4-7 4-9 0-3-4-8-9-8-3 0-7 2-9 10-59 122-119 244-178 366z"><text:p/></draw:path><draw:path draw:style-name="gr52" draw:text-style-name="P22" svg:width="0.209cm" svg:height="0.016cm" svg:x="0.605cm" svg:y="0.001cm" svg:viewBox="0 0 210 17" svg:d="M106 17c-35 0-71 0-106 0 0-6 0-11 0-17 70 0 140 0 210 0 0 6 0 11 0 17-35 0-70 0-104 0z"><text:p/></draw:path><draw:path draw:style-name="gr53" draw:text-style-name="P22" svg:width="0.168cm" svg:height="0.278cm" svg:x="0.626cm" svg:y="0.107cm" svg:viewBox="0 0 169 279" svg:d="M32 246c16-14 30-27 46-42 65-57 91-80 91-122 0-48-38-82-90-82-48 0-79 38-79 76 0 24 22 24 23 24 7 0 21-5 21-23 0-11-7-22-21-22-4 0-5 0-6 0 9-26 32-42 57-42 39 0 57 34 57 69 0 33-22 67-45 92-27 30-54 59-81 89-5 5-5 6-5 16 53 0 104 0 157 0 4-24 9-48 12-72-3 0-7 0-11 0-2 13-4 30-9 37-3 2-31 2-40 2-25 0-51 0-77 0z"><text:p/></draw:path><draw:path draw:style-name="gr54" draw:text-style-name="P22" svg:width="0.257cm" svg:height="0.242cm" svg:x="0.968cm" svg:y="0.16cm" svg:viewBox="0 0 258 243" svg:d="M250 18c4-2 8-5 8-10 0-4-4-8-8-8-2 0-3 0-9 2-78 38-155 74-233 111-4 2-8 5-8 10 0 4 4 7 8 8 78 36 155 73 233 109 6 3 7 3 9 3 4 0 8-4 8-9 0-3-4-6-8-7-74-35-148-70-221-104 73-35 147-70 221-105z"><text:p/></draw:path><draw:path draw:style-name="gr55" draw:text-style-name="P22" svg:width="0.155cm" svg:height="0.295cm" svg:x="1.396cm" svg:y="0.094cm" svg:viewBox="0 0 156 296" svg:d="M82 5c-3-1 0-5-6-5-10 0-41 4-52 5-4 0-7 0-7 8 0 5 3 5 9 5 21 0 22 2 22 7 0 3-5 17-6 25-12 46-23 92-35 139-5 20-7 27-7 41 0 39 23 66 54 66 49 0 102-63 102-123 0-37-23-67-56-67-20 0-38 13-50 25 11-42 21-84 32-126zM42 163c2-8 2-9 6-14 20-28 40-34 50-34 16 0 27 14 27 40 0 25-13 72-22 88-13 29-32 44-49 44-14 0-29-12-29-43 0-8 0-16 7-41 4-13 6-26 10-40z"><text:p/></draw:path><draw:path draw:style-name="gr56" draw:text-style-name="P22" svg:width="0.256cm" svg:height="0.016cm" svg:x="1.686cm" svg:y="0.273cm" svg:viewBox="0 0 257 17" svg:d="M242 17c8 0 15 0 15-9 0-8-7-8-15-8-75 0-152 0-228 0-7 0-14 0-14 8 0 9 7 9 14 9 76 0 153 0 228 0z"><text:p/></draw:path><draw:path draw:style-name="gr57" draw:text-style-name="P22" svg:width="0.178cm" svg:height="0.19cm" svg:x="2.091cm" svg:y="0.2cm" svg:viewBox="0 0 179 191" svg:d="M37 151c23-24 36-34 51-48 14-13 26-22 42-37 39-40 49-60 49-61 0-5-4-5-5-5-4 0-5 1-6 5-13 20-23 27-32 27-11 0-15-7-22-14-7-10-14-18-29-18-31 0-50 40-50 48 0 2 1 5 5 5 3 0 4-3 4-5 9-19 33-19 36-19 10 0 17 2 27 6 17 6 21 6 32 6-14 18-50 49-57 55-14 12-26 24-39 36-29 28-43 52-43 56 0 3 4 3 5 3 3 0 5 0 7-5 10-15 22-26 36-26 10 0 13 3 24 15 7 10 14 16 26 16 42 0 68-53 68-65 0-2-3-3-6-3-4 0-5 2-6 4-10 28-36 36-51 36-8 0-15-2-24-6-14-4-21-7-30-7-1 0-7 0-12 1z"><text:p/></draw:path></draw:g></draw:g></text:span><text:span text:style-name="T13"><text:s/>gilt. </text:span><text:span text:style-name="T14">Damit liegt </text:span><text:span text:style-name="T14"><draw:g text:anchor-type="as-char" svg:y="-0.189cm" draw:z-index="43" draw:style-name="gr1"><svg:title>TexMaths</svg:title><svg:desc>12§display§x§svg§600§FALSE§</svg:desc><draw:g draw:style-name="gr2"><draw:path draw:style-name="gr47" draw:text-style-name="P21" svg:width="0.176cm" svg:height="0.144cm" svg:x="0.01cm" svg:y="0.022cm" svg:viewBox="0 0 177 145" svg:d="M0 0c59 0 118 0 177 0 0 48 0 97 0 145-59 0-118 0-177 0 0-48 0-97 0-145z"><text:p/></draw:path><draw:path draw:style-name="gr48" draw:text-style-name="P22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14"><text:s/>zwischen </text:span><text:span text:style-name="T14"><draw:g text:anchor-type="as-char" svg:y="-0.189cm" draw:z-index="44" draw:style-name="gr1"><svg:title>TexMaths</svg:title><svg:desc>12§display§z§svg§600§FALSE§</svg:desc><draw:g draw:style-name="gr2"><draw:path draw:style-name="gr45" draw:text-style-name="P21" svg:width="0.149cm" svg:height="0.144cm" svg:x="0.004cm" svg:y="0.022cm" svg:viewBox="0 0 150 145" svg:d="M0 0c50 0 100 0 150 0 0 48 0 97 0 145-50 0-100 0-150 0 0-48 0-97 0-145z"><text:p/></draw:path><draw:path draw:style-name="gr46" draw:text-style-name="P22" svg:width="0.174cm" svg:height="0.188cm" svg:x="0.001cm" svg:y="0cm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</text:span><text:span text:style-name="T14"><text:s/>und </text:span><text:span text:style-name="T14"><draw:g text:anchor-type="as-char" svg:y="-0.295cm" draw:z-index="45" draw:style-name="gr1"><svg:title>TexMaths</svg:title><svg:desc>12§display§b§svg§600§FALSE§</svg:desc><draw:g draw:style-name="gr2"><draw:path draw:style-name="gr43" draw:text-style-name="P21" svg:width="0.128cm" svg:height="0.251cm" svg:x="0.003cm" svg:y="0.021cm" svg:viewBox="0 0 129 252" svg:d="M0 0c43 0 86 0 129 0 0 84 0 168 0 252-43 0-86 0-129 0 0-84 0-168 0-252z"><text:p/></draw:path><draw:path draw:style-name="gr44" draw:text-style-name="P22" svg:width="0.152cm" svg:height="0.295cm" svg:x="0.001cm" svg:y="0cm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14"><text:s/>und ist irrational, also es gilt </text:span><text:span text:style-name="T14"><draw:g text:anchor-type="as-char" svg:y="-0.314cm" draw:z-index="46" draw:style-name="gr1"><svg:title>TexMaths</svg:title><svg:desc>12§display§x \in \mathbb R \setminus \mathbb Q§svg§600§FALSE§</svg:desc><draw:g draw:style-name="gr2"><draw:path draw:style-name="gr37" draw:text-style-name="P21" svg:width="1.727cm" svg:height="0.376cm" svg:x="0.01cm" svg:y="0.023cm" svg:viewBox="0 0 1728 377" svg:d="M865 377c-289 0-577 0-865 0 0-126 0-251 0-377 576 0 1152 0 1728 0 0 126 0 251 0 377-288 0-576 0-863 0z"><text:p/></draw:path><draw:path draw:style-name="gr38" draw:text-style-name="P22" svg:width="0.209cm" svg:height="0.19cm" svg:x="0.001cm" svg:y="0.131cm" svg:viewBox="0 0 210 191" svg:d="M128 59c4-11 14-49 42-49 3 0 12 0 22 4-12 3-20 14-20 23 0 7 4 16 15 16 10 0 23-9 23-25 0-22-24-28-38-28-26 0-40 23-45 32-11-27-33-32-45-32-45 0-69 54-69 65 0 5 4 4 5 5 4 0 5-1 6-5 14-45 42-55 56-55 9 0 23 3 23 27 0 13-7 42-23 101-7 27-21 44-39 44-3 0-12 0-22-5 11-3 21-11 21-23s-10-15-16-15c-13 0-24 11-24 24 0 20 22 28 40 28 28 0 43-30 44-32 5 15 20 32 46 32 43 0 67-54 67-65 0-3-4-3-5-3-4 0-5 1-5 3-14 46-43 56-56 56-17 0-23-14-23-28 0-10 2-18 7-37 5-20 9-39 13-58z"><text:p/></draw:path><draw:path draw:style-name="gr39" draw:text-style-name="P22" svg:width="0.209cm" svg:height="0.242cm" svg:x="0.382cm" svg:y="0.09cm" svg:viewBox="0 0 210 243" svg:d="M196 131c7 0 14 0 14-8 0-10-7-10-14-10-60 0-119 0-179 0 5-55 54-96 113-96 21 0 44 0 66 0 7 0 14 0 14-9 0-8-7-8-14-8-23 0-45 0-68 0-72 0-128 54-128 123 0 67 56 120 128 120 23 0 45 0 68 0 7 0 14 0 14-9 0-7-7-7-14-7-22 0-45 0-66 0-59 0-108-41-113-96 60 0 119 0 179 0z"><text:p/></draw:path><draw:path draw:style-name="gr40" draw:text-style-name="P22" svg:width="0.288cm" svg:height="0.286cm" svg:x="0.752cm" svg:y="0.029cm" svg:viewBox="0 0 289 287" svg:d="M106 156c4 0 10 0 15 0 21 33 42 65 63 96 4 8 14 24 19 30 3 5 5 5 14 5 19 0 39 0 58 0 8 0 14 0 14-7 0-4-2-6-6-7-15-4-37-31-47-45-2-3-24-31-52-77 38-6 74-22 74-72 0-59-62-79-112-79-44 0-87 0-132 0-8 0-14 0-14 7s7 7 11 7c24 0 26 4 26 24 0 70 0 141 0 211 0 20-2 24-26 24-4 0-11 0-11 7s6 7 14 7c39 0 77 0 116 0 7 0 13 0 13-7s-7-7-11-7c-24 0-26-4-26-24 0-30 0-61 0-93zM187 136c12-16 13-39 13-57 0-20-2-43-16-60 18 4 60 17 60 60 0 27-14 48-57 57zM106 37c0-8 0-23 26-23 36 0 53 16 53 65 0 54-12 63-79 63 0-35 0-70 0-105zM48 273c4-7 4-19 4-23 0-70 0-141 0-212 0-4 0-15-4-24 16 0 32 0 48 0-5 8-5 16-5 22 0 71 0 143 0 214 0 4 0 16 4 23-16 0-31 0-47 0zM138 156c4 0 5-1 8-1 6 0 16 0 22-1 6 9 52 84 86 119-13 0-27 0-40 0-26-39-51-78-76-117z"><text:p/></draw:path><draw:path draw:style-name="gr41" draw:text-style-name="P22" svg:width="0.163cm" svg:height="0.42cm" svg:x="1.165cm" svg:y="0.001cm" svg:viewBox="0 0 164 421" svg:d="M145 410c3 6 5 11 10 11s9-4 9-9c0-1 0-2-2-7-48-131-96-263-144-394-2-7-4-11-10-11-4 0-8 4-8 8 0 2 0 3 2 8 48 131 95 263 143 394z"><text:p/></draw:path><draw:path draw:style-name="gr42" draw:text-style-name="P22" svg:width="0.299cm" svg:height="0.37cm" svg:x="1.46cm" svg:y="0.02cm" svg:viewBox="0 0 300 371" svg:d="M187 299c60-12 113-59 113-146 0-106-74-153-150-153-77 0-150 49-150 153 0 89 54 132 103 145 19 43 61 73 113 73 22 0 44-4 66-13 8-2 12-3 12-9 0-5-4-8-7-8-1 2-1 0-4 2-12 2-17 2-24 2-38 0-62-24-72-46zM91 26c-25 30-32 80-32 127 0 41 6 92 33 125-30-11-78-45-78-125 0-86 53-117 77-127zM209 26c27 11 75 45 75 127 0 84-51 115-76 125 26-30 32-78 32-125 0-41-5-94-32-127zM150 290c-68 0-76-89-76-137 0-51 9-137 76-137 68 0 76 89 76 137 0 50-9 137-76 137zM122 302c11 2 27 2 28 2 2 0 11 0 23-1 11 26 31 42 51 50 5 3 4 3 5 3 0 1-7 1-13 1-36 0-72-17-94-55z"><text:p/></draw:path></draw:g></draw:g></text:span><text:span text:style-name="T14">. </text:span><text:span text:style-name="T15">Nach der Definition von </text:span><text:span text:style-name="T15"><draw:g text:anchor-type="as-char" svg:y="-0.189cm" draw:z-index="48" draw:style-name="gr1"><svg:title>TexMaths</svg:title><svg:desc>12§display§z§svg§600§FALSE§</svg:desc><draw:g draw:style-name="gr2"><draw:path draw:style-name="gr29" draw:text-style-name="P21" svg:width="0.149cm" svg:height="0.144cm" svg:x="0.004cm" svg:y="0.022cm" svg:viewBox="0 0 150 145" svg:d="M0 0c50 0 100 0 150 0 0 48 0 97 0 145-50 0-100 0-150 0 0-48 0-97 0-145z"><text:p/></draw:path><draw:path draw:style-name="gr30" draw:text-style-name="P22" svg:width="0.174cm" svg:height="0.188cm" svg:x="0.001cm" svg:y="0cm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</text:span><text:span text:style-name="T15"><text:s/>wissen wir auch, dass </text:span><text:span text:style-name="T15"><draw:g text:anchor-type="as-char" svg:y="-0.226cm" draw:z-index="47" draw:style-name="gr1"><svg:title>TexMaths</svg:title><svg:desc>12§display§a &lt; z &lt; x§svg§600§FALSE§</svg:desc><draw:g draw:style-name="gr2"><draw:path draw:style-name="gr31" draw:text-style-name="P21" svg:width="1.739cm" svg:height="0.198cm" svg:x="0.006cm" svg:y="0.023cm" svg:viewBox="0 0 1740 199" svg:d="M870 199c-290 0-580 0-870 0 0-66 0-133 0-199 580 0 1161 0 1740 0 0 66 0 133 0 199-290 0-581 0-870 0z"><text:p/></draw:path><draw:path draw:style-name="gr32" draw:text-style-name="P22" svg:width="0.192cm" svg:height="0.189cm" svg:x="0.001cm" svg:y="0.041cm" svg:viewBox="0 0 193 190" svg:d="M140 28c-7-16-19-28-38-28-49 0-102 62-102 124 0 38 24 66 56 66 9 0 30-3 56-31 2 16 18 31 38 31 14 0 24-10 31-24 7-15 12-39 12-40 0-5-3-5-5-5-4 0-4 3-6 9-7 25-14 50-32 50-11 0-12-11-12-19 0-10 1-13 5-30 5-18 6-22 9-37 5-21 11-40 16-59 2-12 2-13 2-15 0-7-4-12-12-12-9 0-16 10-18 20zM113 136c-1 7-1 7-9 14-18 23-34 30-46 30-22 0-28-23-28-39 0-20 13-71 24-91 12-25 31-40 48-40 28 0 34 34 34 37 0 2-2 5-2 7-7 27-14 54-21 82z"><text:p/></draw:path><draw:path draw:style-name="gr33" draw:text-style-name="P22" svg:width="0.256cm" svg:height="0.242cm" svg:x="0.36cm" svg:y="0.001cm" svg:viewBox="0 0 257 243" svg:d="M250 18c4-2 7-5 7-10 0-4-4-8-9-8-1 0-1 0-7 4-78 36-156 72-234 109-5 2-7 4-7 10 0 4 2 6 7 8 78 36 156 72 234 108 6 4 6 4 7 4 5 0 9-4 9-9 0-4-3-7-7-9-75-34-148-69-222-102 74-35 147-70 222-105z"><text:p/></draw:path><draw:path draw:style-name="gr34" draw:text-style-name="P22" svg:width="0.178cm" svg:height="0.189cm" svg:x="0.787cm" svg:y="0.041cm" svg:viewBox="0 0 179 190" svg:d="M38 150c23-23 35-33 51-47 13-13 26-22 41-37 40-40 49-60 49-61 0-5-3-4-4-5-3 0-5 1-7 5-12 20-22 27-31 27-10 0-16-7-22-14-8-10-15-18-29-18-32 0-51 40-51 48 0 2 0 5 5 5 3 0 4-3 6-5 8-19 32-19 36-19 8 0 16 2 26 6 17 6 22 6 32 6-15 18-50 48-58 55-12 11-26 23-38 35-28 28-44 52-44 54 0 5 5 5 6 5 2 0 4-1 6-6 10-15 23-25 36-25 10 0 14 3 25 15 7 9 15 16 27 16 42 0 66-53 66-64 0-2-2-5-5-5-4 0-5 3-6 6-10 27-37 34-51 34-8 0-15-2-25-5-14-6-20-7-29-7-1 0-8 0-12 1z"><text:p/></draw:path><draw:path draw:style-name="gr35" draw:text-style-name="P22" svg:width="0.257cm" svg:height="0.242cm" svg:x="1.135cm" svg:y="0.001cm" svg:viewBox="0 0 258 243" svg:d="M250 18c4-2 8-5 8-10 0-4-5-8-8-8-2 0-3 0-9 4-78 36-155 72-233 109-4 2-8 4-8 10 0 4 4 6 8 8 78 36 155 72 233 108 6 4 7 4 9 4 3 0 8-4 8-9 0-4-4-7-8-9-75-34-148-69-222-102 74-35 147-70 222-105z"><text:p/></draw:path><draw:path draw:style-name="gr36" draw:text-style-name="P22" svg:width="0.209cm" svg:height="0.189cm" svg:x="1.558cm" svg:y="0.041cm" svg:viewBox="0 0 210 190" svg:d="M128 59c3-11 12-49 42-49 3 0 12 0 21 6-12 1-21 12-21 22 0 6 5 15 17 15 10 0 23-9 23-25 0-22-25-28-40-28-24 0-39 23-44 32-11-27-34-32-46-32-43 0-67 54-67 65 0 5 4 5 5 5 4 0 5-1 5-5 14-45 43-55 57-55 8 0 23 3 23 28 0 12-7 41-23 100-7 24-21 42-40 42-3 0-12 0-21-6 10-1 19-11 19-21 0-12-9-15-15-15-12 0-23 10-23 24 0 19 20 28 40 28 27 0 43-30 44-33 5 16 20 33 46 33 43 0 67-53 67-64 0-5-4-5-5-5-4 0-5 3-6 5-13 45-42 54-56 54-16 0-23-13-23-27 0-10 2-17 7-36 5-20 10-39 14-58z"><text:p/></draw:path></draw:g></draw:g></text:span><text:span text:style-name="T15"><text:s/>gilt.<text:line-break/></text:span><text:span text:style-name="T16">Somit gilt insgesamt </text:span><text:span text:style-name="T16"><draw:g text:anchor-type="as-char" svg:y="-0.314cm" draw:z-index="49" draw:style-name="gr1"><svg:title>TexMaths</svg:title><svg:desc>12§display§\forall a,b \in \mathbb R: a &lt; b \Rightarrow \exists x \in \mathbb R \setminus \mathbb Q: a &lt; x &lt; b§svg§600§FALSE§</svg:desc><draw:g draw:style-name="gr2"><draw:path draw:style-name="gr5" draw:text-style-name="P21" svg:width="7.709cm" svg:height="0.376cm" svg:x="0.022cm" svg:y="0.023cm" svg:viewBox="0 0 7710 377" svg:d="M3856 377c-1286 0-2571 0-3856 0 0-126 0-251 0-377 2570 0 5140 0 7710 0 0 126 0 251 0 377-1285 0-2570 0-3854 0z"><text:p/></draw:path><draw:path draw:style-name="gr6" draw:text-style-name="P22" svg:width="0.234cm" svg:height="0.3cm" svg:x="0.001cm" svg:y="0.025cm" svg:viewBox="0 0 235 301" svg:d="M233 16c2-5 2-5 2-8 0-4-3-8-8-8-6 0-9 5-11 10-12 31-23 61-35 92-42 0-85 0-127 0-12-31-24-61-36-92-1-6-4-10-10-10-3 0-8 4-8 8 0 2 0 2 2 8 35 91 71 184 106 275 2 6 4 10 10 10s7-5 9-9c35-91 71-184 106-276zM60 119c38 0 77 0 115 0-19 49-38 100-57 149-20-49-39-100-58-149z"><text:p/></draw:path><draw:path draw:style-name="gr7" draw:text-style-name="P22" svg:width="0.191cm" svg:height="0.19cm" svg:x="0.253cm" svg:y="0.131cm" svg:viewBox="0 0 192 191" svg:d="M140 28c-8-16-20-28-39-28-49 0-101 63-101 124 0 39 23 67 55 67 9 0 30-1 55-31 4 17 18 31 39 31 14 0 24-9 31-23 7-15 12-41 12-42 0-3-4-3-5-3-3 0-5 1-6 7-7 27-14 52-31 52-12 0-13-11-13-20s1-12 6-31c3-18 5-22 8-37 5-19 11-40 16-59 2-12 2-13 2-15 0-7-5-12-12-12-9 0-15 10-17 20zM113 136c-3 8-3 8-9 15-19 24-36 31-48 31-21 0-27-23-27-40 0-21 14-72 24-92 13-25 31-40 49-40 26 0 32 34 32 37 0 2 0 5-1 7-7 27-13 54-20 82z"><text:p/></draw:path><draw:path draw:style-name="gr8" draw:text-style-name="P22" svg:width="0.049cm" svg:height="0.125cm" svg:x="0.494cm" svg:y="0.271cm" svg:viewBox="0 0 50 126" svg:d="M50 44c0-27-10-44-27-44-15 0-23 11-23 23 0 11 8 21 23 21 5 0 11-1 14-4 1-2 1-2 3-2 0 3 1 0 1 6 0 32-16 57-29 70-5 5-5 6-5 7 0 3 3 5 5 5 4 0 38-32 38-82z"><text:p/></draw:path><draw:path draw:style-name="gr9" draw:text-style-name="P22" svg:width="0.154cm" svg:height="0.295cm" svg:x="0.666cm" svg:y="0.025cm" svg:viewBox="0 0 155 296" svg:d="M80 5c0-1 0-5-4-5-10 0-41 4-52 4-4 1-8 1-8 8 0 6 3 6 10 6 21 0 21 2 21 7 0 3-4 17-6 25-11 46-23 92-34 139-6 20-7 27-7 41 0 39 23 66 54 66 49 0 101-63 101-123 0-38-22-67-57-67-19 0-36 12-49 25 11-42 21-84 31-126zM41 163c2-8 2-9 7-14 20-28 40-34 50-34 15 0 27 12 27 40 0 25-15 72-22 88-14 29-33 43-49 43-14 0-29-11-29-42 0-8 0-16 7-42 3-13 6-27 9-39z"><text:p/></draw:path><draw:path draw:style-name="gr10" draw:text-style-name="P22" svg:width="0.21cm" svg:height="0.242cm" svg:x="0.979cm" svg:y="0.09cm" svg:viewBox="0 0 211 243" svg:d="M196 131c7 0 15-1 15-10s-8-8-15-8c-60 0-119 0-179 0 6-55 54-96 114-96 21 0 43 0 65 0 7 0 15 0 15-9 0-8-8-8-15-8-22 0-45 0-66 0-72 0-130 53-130 121s58 122 130 122c21 0 44 0 66 0 7 0 15 0 15-9 0-7-8-7-15-7-22 0-44 0-65 0-60 0-108-41-114-96 60 0 119 0 179 0z"><text:p/></draw:path><draw:path draw:style-name="gr11" draw:text-style-name="P22" svg:width="0.289cm" svg:height="0.286cm" svg:x="1.348cm" svg:y="0.029cm" svg:viewBox="0 0 290 287" svg:d="M107 156c5 0 9 0 14 0 22 33 42 65 64 96 5 8 14 24 19 30 2 5 5 5 14 5 20 0 39 0 58 0 7 0 14 0 14-7 0-4-2-6-7-7-15-4-36-31-45-45-4-3-24-31-53-77 37-6 74-22 74-72 0-59-62-79-111-79-45 0-89 0-134 0-7 0-14 0-14 7s8 7 12 7c24 0 26 4 26 24 0 70 0 141 0 211 0 20-2 24-26 24-4 0-12 0-12 7s7 7 14 7c39 0 78 0 117 0 7 0 13 0 13-7s-7-7-12-7c-24 0-25-4-25-24 0-30 0-61 0-93zM188 136c11-16 14-39 14-57 0-20-4-43-17-60 18 4 59 17 59 60 0 27-12 48-56 57zM107 37c0-8 0-23 26-23 35 0 53 16 53 65 0 54-13 63-79 63 0-35 0-70 0-105zM49 273c4-7 4-19 4-23 0-70 0-141 0-212 0-4 0-15-4-24 16 0 33 0 48 0-5 8-5 16-5 22 0 71 0 143 0 214 0 4 0 16 3 23-16 0-30 0-46 0zM139 156c3 0 5-1 9-1 6 0 15 0 21-1 6 9 52 84 87 119-14 0-28 0-41 0-25-39-51-78-76-117z"><text:p/></draw:path><draw:path draw:style-name="gr12" draw:text-style-name="P22" svg:width="0.045cm" svg:height="0.181cm" svg:x="1.799cm" svg:y="0.135cm" svg:viewBox="0 0 46 182" svg:d="M46 23c0-13-11-23-23-23s-23 10-23 23c0 12 11 21 23 21s23-9 23-21zM46 160c0-13-11-23-23-23s-23 10-23 23c0 12 11 22 23 22s23-10 23-22z"><text:p/></draw:path><draw:path draw:style-name="gr13" draw:text-style-name="P22" svg:width="0.192cm" svg:height="0.19cm" svg:x="2.014cm" svg:y="0.131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4 136c-2 8-2 8-10 15-18 24-34 31-46 31-22 0-28-23-28-40 0-21 14-72 24-92 13-25 31-40 48-40 28 0 34 34 34 37 0 2-2 5-2 7-7 27-13 54-20 82z"><text:p/></draw:path><draw:path draw:style-name="gr14" draw:text-style-name="P22" svg:width="0.257cm" svg:height="0.242cm" svg:x="2.373cm" svg:y="0.09cm" svg:viewBox="0 0 258 243" svg:d="M250 18c4-4 8-5 8-10 0-4-5-8-10-8-1 0-1 0-7 2-78 38-156 74-234 111-3 2-7 2-7 8 0 5 4 8 7 10 78 36 156 73 234 109 6 3 6 3 7 3 5 0 10-4 10-9 0-4-4-6-8-8-75-35-148-70-222-105 74-34 147-68 222-103z"><text:p/></draw:path><draw:path draw:style-name="gr15" draw:text-style-name="P22" svg:width="0.154cm" svg:height="0.295cm" svg:x="2.802cm" svg:y="0.025cm" svg:viewBox="0 0 155 296" svg:d="M82 5c0-1 0-5-6-5-10 0-41 4-52 4-4 1-8 1-8 8 0 6 4 6 10 6 21 0 21 2 21 7 0 3-4 17-5 25-12 46-23 92-35 139-6 20-7 27-7 41 0 39 23 66 54 66 49 0 101-63 101-123 0-38-22-67-55-67-21 0-38 12-50 25 11-42 21-84 32-126zM42 163c2-8 2-9 6-14 20-28 40-34 50-34 16 0 27 12 27 40 0 25-15 72-22 88-13 29-33 43-49 43-14 0-29-11-29-42 0-8 0-16 7-42 4-13 6-27 10-39z"><text:p/></draw:path><draw:path draw:style-name="gr16" draw:text-style-name="P22" svg:width="0.373cm" svg:height="0.23cm" svg:x="3.104cm" svg:y="0.096cm" svg:viewBox="0 0 374 231" svg:d="M283 84c18 15 40 25 53 31-14 8-36 18-53 33-89 0-179 0-267 0-8 0-16 0-16 9s8 9 16 9c82 0 165 0 248 0-20 19-42 56-42 61 0 4 6 4 8 4 4 0 6 0 8-4 9-14 21-37 49-61 29-27 56-37 79-43 7-3 7-4 8-4 0-1 0-2 0-4 0-1 0-1 0-2h-1c-1-1-1-1-9-4-57-16-99-55-123-101-5-8-5-8-11-8-2 0-8 0-8 5s22 42 42 61c-83 0-166 0-248 0-8 0-16-1-16 9 0 8 8 9 16 9 88 0 178 0 267 0z"><text:p/></draw:path><draw:path draw:style-name="gr17" draw:text-style-name="P22" svg:width="0.187cm" svg:height="0.29cm" svg:x="3.642cm" svg:y="0.025cm" svg:viewBox="0 0 188 291" svg:d="M188 14c0-13-1-14-15-14-53 0-105 0-157 0-8 0-16 0-16 8 0 9 8 9 16 9 51 0 104 0 156 0 0 39 0 79 0 120-51 0-100 0-150 0-8 0-16-1-16 8s8 10 16 10c50 0 99 0 150 0 0 40 0 79 0 119-52 0-105 0-156 0-8 0-16 0-16 8 0 9 8 9 16 9 52 0 104 0 157 0 14 0 15-1 15-15 0-86 0-174 0-262z"><text:p/></draw:path><draw:path draw:style-name="gr18" draw:text-style-name="P22" svg:width="0.209cm" svg:height="0.19cm" svg:x="3.866cm" svg:y="0.131cm" svg:viewBox="0 0 210 191" svg:d="M130 59c2-11 12-49 40-49 3 0 14 0 22 4-12 3-20 14-20 23 0 7 4 16 15 16 10 0 23-9 23-25 0-22-24-28-38-28-26 0-40 23-45 32-11-27-33-32-45-32-45 0-69 54-69 65 0 5 4 4 5 5 4 0 5-1 6-5 14-45 42-55 56-55 9 0 23 3 23 27 0 13-7 42-23 101-6 27-21 44-39 44-3 0-12 0-22-5 11-3 21-11 21-23s-10-15-16-15c-13 0-24 11-24 24 0 20 22 28 40 28 28 0 43-30 44-32 6 15 20 32 46 32 43 0 67-54 67-65 0-3-4-3-5-3-4 0-5 1-5 3-14 46-43 56-56 56-17 0-23-14-23-28 0-10 2-18 7-37 5-20 10-39 15-58z"><text:p/></draw:path><draw:path draw:style-name="gr19" draw:text-style-name="P22" svg:width="0.21cm" svg:height="0.242cm" svg:x="4.246cm" svg:y="0.09cm" svg:viewBox="0 0 211 243" svg:d="M196 131c7 0 15-1 15-10s-8-8-15-8c-60 0-119 0-179 0 5-55 54-96 113-96 21 0 44 0 66 0 7 0 15 0 15-9 0-8-8-8-15-8-22 0-45 0-66 0-72 0-130 53-130 121s58 122 130 122c21 0 44 0 66 0 7 0 15 0 15-9 0-7-8-7-15-7-22 0-45 0-66 0-59 0-108-41-113-96 60 0 119 0 179 0z"><text:p/></draw:path><draw:path draw:style-name="gr20" draw:text-style-name="P22" svg:width="0.289cm" svg:height="0.286cm" svg:x="4.615cm" svg:y="0.029cm" svg:viewBox="0 0 290 287" svg:d="M107 156c5 0 9 0 14 0 22 33 42 65 64 96 5 8 14 24 19 30 2 5 4 5 13 5 19 0 40 0 59 0 7 0 14 0 14-7 0-4-3-6-7-7-15-4-36-31-45-45-4-3-24-31-53-77 37-6 74-22 74-72 0-59-62-79-113-79-44 0-87 0-132 0-7 0-14 0-14 7s8 7 12 7c24 0 25 4 25 24 0 70 0 141 0 211 0 20-1 24-25 24-4 0-12 0-12 7s7 7 14 7c39 0 77 0 116 0 8 0 14 0 14-7s-7-7-12-7c-24 0-25-4-25-24 0-30 0-61 0-93zM188 136c11-16 12-39 12-57 0-20-2-43-15-60 17 4 59 17 59 60 0 27-12 48-56 57zM107 37c0-8 0-23 25-23 36 0 54 16 54 65 0 54-13 63-79 63 0-35 0-70 0-105zM49 273c4-7 4-19 4-23 0-70 0-141 0-212 0-4 0-15-4-24 16 0 33 0 48 0-6 8-6 16-6 22 0 71 0 143 0 214 0 4 0 16 4 23-16 0-30 0-46 0zM139 156c3 0 5-1 7-1 8 0 16 0 23-1 6 9 52 84 87 119-14 0-28 0-41 0-25-39-51-78-76-117z"><text:p/></draw:path><draw:path draw:style-name="gr21" draw:text-style-name="P22" svg:width="0.162cm" svg:height="0.42cm" svg:x="5.031cm" svg:y="0.001cm" svg:viewBox="0 0 163 421" svg:d="M145 410c3 6 5 11 10 11s8-4 8-9c0-1 0-2-1-7-48-131-97-263-145-394-3-7-4-11-9-11-4 0-8 4-8 8 0 2 0 3 1 8 48 131 96 263 144 394z"><text:p/></draw:path><draw:path draw:style-name="gr22" draw:text-style-name="P22" svg:width="0.299cm" svg:height="0.37cm" svg:x="5.326cm" svg:y="0.02cm" svg:viewBox="0 0 300 371" svg:d="M187 299c60-12 113-59 113-146 0-106-74-153-150-153-77 0-150 49-150 153 0 89 54 132 103 145 19 43 61 73 113 73 22 0 44-4 67-13 7-2 11-3 11-9 0-5-4-8-7-8-1 2-1 0-4 2-12 2-17 2-23 2-39 0-63-24-73-46zM91 26c-25 30-32 80-32 127 0 41 6 92 33 125-30-11-78-45-78-125 0-86 53-117 77-127zM209 26c27 11 77 45 77 127 0 84-53 115-78 125 26-30 32-78 32-125 0-41-5-94-32-127zM150 290c-68 0-76-89-76-137 0-51 9-137 76-137 68 0 76 89 76 137 0 50-9 137-76 137zM122 302c12 2 18 2 28 2 2 0 11 0 23-1 11 26 31 42 51 50 5 3 4 3 5 3 0 1-7 1-13 1-35 0-72-17-94-55z"><text:p/></draw:path><draw:path draw:style-name="gr23" draw:text-style-name="P22" svg:width="0.045cm" svg:height="0.181cm" svg:x="5.792cm" svg:y="0.135cm" svg:viewBox="0 0 46 182" svg:d="M46 23c0-13-11-23-23-23s-23 10-23 23c0 12 11 21 23 21s23-9 23-21zM46 160c0-13-11-23-23-23s-23 10-23 23c0 12 11 22 23 22s23-10 23-22z"><text:p/></draw:path><draw:path draw:style-name="gr24" draw:text-style-name="P22" svg:width="0.192cm" svg:height="0.19cm" svg:x="6.007cm" svg:y="0.131cm" svg:viewBox="0 0 193 191" svg:d="M140 28c-7-16-19-28-38-28-49 0-102 63-102 124 0 39 24 67 56 67 9 0 30-1 56-31 3 17 18 31 38 31 14 0 24-9 31-23 7-15 12-41 12-42 0-3-3-3-5-3-3 0-4 1-6 7-7 27-14 52-32 52-11 0-12-11-12-20s1-12 5-31c5-18 6-22 9-37 5-19 11-40 16-59 2-12 2-13 2-15 0-7-4-12-12-12-9 0-16 10-18 20zM114 136c-2 8-2 8-8 15-20 24-36 31-48 31-22 0-28-23-28-40 0-21 14-72 24-92 13-25 31-40 48-40 28 0 34 34 34 37 0 2-2 5-2 7-7 27-13 54-20 82z"><text:p/></draw:path><draw:path draw:style-name="gr25" draw:text-style-name="P22" svg:width="0.257cm" svg:height="0.242cm" svg:x="6.366cm" svg:y="0.09cm" svg:viewBox="0 0 258 243" svg:d="M250 18c4-4 8-5 8-10 0-4-5-8-8-8s-3 0-9 2c-78 38-155 74-233 111-4 2-8 2-8 8 0 5 4 8 8 10 78 36 155 73 233 109 6 3 6 3 9 3s8-4 8-9c0-4-4-6-8-8-75-35-148-70-222-105 74-34 147-68 222-103z"><text:p/></draw:path><draw:path draw:style-name="gr26" draw:text-style-name="P22" svg:width="0.209cm" svg:height="0.19cm" svg:x="6.788cm" svg:y="0.131cm" svg:viewBox="0 0 210 191" svg:d="M128 59c3-11 12-49 42-49 2 0 12 0 21 4-12 3-21 14-21 23 0 7 5 16 17 16 10 0 23-9 23-25 0-22-25-28-40-28-24 0-39 23-44 32-11-27-34-32-46-32-43 0-67 54-67 65 0 5 4 5 5 5 4 0 5-1 5-5 14-45 43-55 57-55 8 0 23 3 23 27 0 13-7 42-23 101-7 27-21 44-40 44-3 0-12 0-21-5 10-3 19-11 19-23s-9-15-15-15c-12 0-23 11-23 24 0 20 20 28 40 28 27 0 43-30 44-32 5 15 20 32 46 32 43 0 67-54 67-65 0-3-4-3-5-3-5 0-5 1-6 3-14 46-42 56-56 56-16 0-23-14-23-28 0-10 2-18 7-37 5-20 10-39 14-58z"><text:p/></draw:path><draw:path draw:style-name="gr27" draw:text-style-name="P22" svg:width="0.257cm" svg:height="0.242cm" svg:x="7.169cm" svg:y="0.09cm" svg:viewBox="0 0 258 243" svg:d="M250 18c4-4 8-5 8-10 0-4-4-8-8-8-2 0-3 0-8 2-78 38-156 74-234 111-4 2-8 2-8 8 0 5 4 8 8 10 78 36 156 73 234 109 5 3 6 3 8 3 4 0 8-4 8-9 0-4-4-6-8-8-74-35-148-70-221-105 73-34 147-68 221-103z"><text:p/></draw:path><draw:path draw:style-name="gr28" draw:text-style-name="P22" svg:width="0.155cm" svg:height="0.295cm" svg:x="7.598cm" svg:y="0.025cm" svg:viewBox="0 0 156 296" svg:d="M82 5c0-1 0-5-6-5-10 0-40 4-52 4-2 1-7 1-7 8 0 6 3 6 9 6 21 0 22 2 22 7 0 3-4 17-6 25-12 46-23 92-35 139-5 20-7 27-7 41 0 39 23 66 54 66 50 0 102-63 102-123 0-38-23-67-56-67-20 0-38 12-50 25 11-42 21-84 32-126zM42 163c2-8 2-9 6-14 20-28 40-34 50-34 16 0 27 12 27 40 0 25-13 72-21 88-14 29-33 43-50 43-14 0-28-11-28-42 0-8 0-16 6-42 4-13 6-27 10-39z"><text:p/></draw:path></draw:g></draw:g></text:span><text:span text:style-name="T16">.</text:span></text:p>
      <text:p text:style-name="P12"><draw:g text:anchor-type="as-char" svg:y="-0.288cm" draw:z-index="50" draw:style-name="gr1"><svg:title>TexMaths</svg:title><svg:desc>12§display§\square§svg§600§FALSE§</svg:desc><draw:g draw:style-name="gr2"><draw:path draw:style-name="gr3" draw:text-style-name="P21" svg:width="0.259cm" svg:height="0.244cm" svg:x="0.001cm" svg:y="0.023cm" svg:viewBox="0 0 260 245" svg:d="M131 245c-44 0-88 0-131 0 0-82 0-163 0-245 87 0 173 0 260 0 0 82 0 163 0 245-43 0-87 0-129 0z"><text:p/></draw:path><draw:path draw:style-name="gr4" draw:text-style-name="P22" svg:width="0.278cm" svg:height="0.287cm" svg:x="0.003cm" svg:y="0.001cm" svg:viewBox="0 0 279 288" svg:d="M279 14c0-12-1-14-14-14-83 0-167 0-251 0-13 0-14 1-14 14 0 87 0 172 0 258 0 13 1 16 14 16 84 0 167 0 250 0 14 0 15-2 15-15 0-86 0-172 0-259zM17 17c82 0 164 0 246 0 0 85 0 169 0 254-82 0-164 0-246 0 0-85 0-169 0-254z"><text:p/></draw:path></draw:g></draw:g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14:45:12.420000000</meta:creation-date>
    <dc:date>2023-04-10T15:57:23.016000000</dc:date>
    <meta:editing-duration>PT1H11M16S</meta:editing-duration>
    <meta:editing-cycles>40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1" meta:word-count="213" meta:character-count="1293" meta:non-whitespace-character-count="1060"/>
  </office:meta>
</office:document-meta>
</file>